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7mm" fo:break-before="auto" style:use-optimal-row-height="false"/>
    </style:style>
    <style:style style:name="ro2" style:family="table-row">
      <style:table-row-properties style:row-height="5.84mm" fo:break-before="auto" style:use-optimal-row-height="false"/>
    </style:style>
    <style:style style:name="ro3" style:family="table-row">
      <style:table-row-properties style:row-height="5.77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table:formula="of:=[.B5]+[.B30]" office:value-type="float" office:value="7576211" calcext:value-type="float">
            <text:p>7,576,211</text:p>
          </table:table-cell>
          <table:table-cell table:style-name="ce17" table:formula="of:=[.C5]+[.C30]" office:value-type="float" office:value="22994262" calcext:value-type="float">
            <text:p>22,994,262</text:p>
          </table:table-cell>
          <table:table-cell table:style-name="ce17" table:formula="of:=[.D5]+[.D30]" office:value-type="float" office:value="11615910" calcext:value-type="float">
            <text:p>11,615,910</text:p>
          </table:table-cell>
          <table:table-cell table:style-name="ce17" table:formula="of:=[.E5]+[.E30]" office:value-type="float" office:value="11378352" calcext:value-type="float">
            <text:p>11,378,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table:formula="of:=[.B6]+[.B28]+[.B29]" office:value-type="float" office:value="7544629" calcext:value-type="float">
            <text:p>7,544,629</text:p>
          </table:table-cell>
          <table:table-cell table:style-name="ce17" table:formula="of:=[.C6]+[.C28]+[.C29]" office:value-type="float" office:value="22901096" calcext:value-type="float">
            <text:p>22,901,096</text:p>
          </table:table-cell>
          <table:table-cell table:style-name="ce17" table:formula="of:=[.D6]+[.D28]+[.D29]" office:value-type="float" office:value="11565856" calcext:value-type="float">
            <text:p>11,565,856</text:p>
          </table:table-cell>
          <table:table-cell table:style-name="ce17" table:formula="of:=[.E6]+[.E28]+[.E29]" office:value-type="float" office:value="11335240" calcext:value-type="float">
            <text:p>11,335,2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table:formula="of:=SUM([.B7:.B27])" office:value-type="float" office:value="6026782" calcext:value-type="float">
            <text:p>6,026,782</text:p>
          </table:table-cell>
          <table:table-cell table:style-name="ce17" table:formula="of:=SUM([.C7:.C27])" office:value-type="float" office:value="18747588" calcext:value-type="float">
            <text:p>18,747,588</text:p>
          </table:table-cell>
          <table:table-cell table:style-name="ce17" table:formula="of:=SUM([.D7:.D27])" office:value-type="float" office:value="9532603" calcext:value-type="float">
            <text:p>9,532,603</text:p>
          </table:table-cell>
          <table:table-cell table:style-name="ce17" table:formula="of:=SUM([.E7:.E27])" office:value-type="float" office:value="9214985" calcext:value-type="float">
            <text:p>9,214,98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22485" calcext:value-type="float">
            <text:p>1,322,485</text:p>
          </table:table-cell>
          <table:table-cell table:style-name="ce17" table:formula="of:=[$臺北縣.C4]" office:value-type="float" office:value="3811043" calcext:value-type="float">
            <text:p>3,811,043</text:p>
          </table:table-cell>
          <table:table-cell table:style-name="ce17" table:formula="of:=[$臺北縣.D4]" office:value-type="float" office:value="1903837" calcext:value-type="float">
            <text:p>1,903,837</text:p>
          </table:table-cell>
          <table:table-cell table:style-name="ce17" table:formula="of:=[$臺北縣.E4]" office:value-type="float" office:value="1907206" calcext:value-type="float">
            <text:p>1,907,20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8278" calcext:value-type="float">
            <text:p>148,278</text:p>
          </table:table-cell>
          <table:table-cell table:style-name="ce17" table:formula="of:=[$宜蘭縣.C4]" office:value-type="float" office:value="461082" calcext:value-type="float">
            <text:p>461,082</text:p>
          </table:table-cell>
          <table:table-cell table:style-name="ce17" table:formula="of:=[$宜蘭縣.D4]" office:value-type="float" office:value="235968" calcext:value-type="float">
            <text:p>235,968</text:p>
          </table:table-cell>
          <table:table-cell table:style-name="ce17" table:formula="of:=[$宜蘭縣.E4]" office:value-type="float" office:value="225114" calcext:value-type="float">
            <text:p>225,11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27325" calcext:value-type="float">
            <text:p>627,325</text:p>
          </table:table-cell>
          <table:table-cell table:style-name="ce17" table:formula="of:=[$桃園縣.C4]" office:value-type="float" office:value="1945581" calcext:value-type="float">
            <text:p>1,945,581</text:p>
          </table:table-cell>
          <table:table-cell table:style-name="ce17" table:formula="of:=[$桃園縣.D4]" office:value-type="float" office:value="985976" calcext:value-type="float">
            <text:p>985,976</text:p>
          </table:table-cell>
          <table:table-cell table:style-name="ce17" table:formula="of:=[$桃園縣.E4]" office:value-type="float" office:value="959605" calcext:value-type="float">
            <text:p>959,60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49993" calcext:value-type="float">
            <text:p>149,993</text:p>
          </table:table-cell>
          <table:table-cell table:style-name="ce17" table:formula="of:=[$新竹縣.C4]" office:value-type="float" office:value="499372" calcext:value-type="float">
            <text:p>499,372</text:p>
          </table:table-cell>
          <table:table-cell table:style-name="ce17" table:formula="of:=[$新竹縣.D4]" office:value-type="float" office:value="258209" calcext:value-type="float">
            <text:p>258,209</text:p>
          </table:table-cell>
          <table:table-cell table:style-name="ce17" table:formula="of:=[$新竹縣.E4]" office:value-type="float" office:value="241163" calcext:value-type="float">
            <text:p>241,16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4705" calcext:value-type="float">
            <text:p>164,705</text:p>
          </table:table-cell>
          <table:table-cell table:style-name="ce17" table:formula="of:=[$苗栗縣.C4]" office:value-type="float" office:value="559851" calcext:value-type="float">
            <text:p>559,851</text:p>
          </table:table-cell>
          <table:table-cell table:style-name="ce17" table:formula="of:=[$苗栗縣.D4]" office:value-type="float" office:value="292214" calcext:value-type="float">
            <text:p>292,214</text:p>
          </table:table-cell>
          <table:table-cell table:style-name="ce17" table:formula="of:=[$苗栗縣.E4]" office:value-type="float" office:value="267637" calcext:value-type="float">
            <text:p>267,63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46510" calcext:value-type="float">
            <text:p>446,510</text:p>
          </table:table-cell>
          <table:table-cell table:style-name="ce17" table:formula="of:=[$臺中縣.C4]" office:value-type="float" office:value="1553446" calcext:value-type="float">
            <text:p>1,553,446</text:p>
          </table:table-cell>
          <table:table-cell table:style-name="ce17" table:formula="of:=[$臺中縣.D4]" office:value-type="float" office:value="789992" calcext:value-type="float">
            <text:p>789,992</text:p>
          </table:table-cell>
          <table:table-cell table:style-name="ce17" table:formula="of:=[$臺中縣.E4]" office:value-type="float" office:value="763454" calcext:value-type="float">
            <text:p>763,45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50439" calcext:value-type="float">
            <text:p>350,439</text:p>
          </table:table-cell>
          <table:table-cell table:style-name="ce17" table:formula="of:=[$彰化縣.C4]" office:value-type="float" office:value="1313003" calcext:value-type="float">
            <text:p>1,313,003</text:p>
          </table:table-cell>
          <table:table-cell table:style-name="ce17" table:formula="of:=[$彰化縣.D4]" office:value-type="float" office:value="676731" calcext:value-type="float">
            <text:p>676,731</text:p>
          </table:table-cell>
          <table:table-cell table:style-name="ce17" table:formula="of:=[$彰化縣.E4]" office:value-type="float" office:value="636272" calcext:value-type="float">
            <text:p>636,27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5444" calcext:value-type="float">
            <text:p>165,444</text:p>
          </table:table-cell>
          <table:table-cell table:style-name="ce17" table:formula="of:=[$南投縣.C4]" office:value-type="float" office:value="532762" calcext:value-type="float">
            <text:p>532,762</text:p>
          </table:table-cell>
          <table:table-cell table:style-name="ce17" table:formula="of:=[$南投縣.D4]" office:value-type="float" office:value="275588" calcext:value-type="float">
            <text:p>275,588</text:p>
          </table:table-cell>
          <table:table-cell table:style-name="ce17" table:formula="of:=[$南投縣.E4]" office:value-type="float" office:value="257174" calcext:value-type="float">
            <text:p>257,17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20904" calcext:value-type="float">
            <text:p>220,904</text:p>
          </table:table-cell>
          <table:table-cell table:style-name="ce17" table:formula="of:=[$雲林縣.C4]" office:value-type="float" office:value="725237" calcext:value-type="float">
            <text:p>725,237</text:p>
          </table:table-cell>
          <table:table-cell table:style-name="ce17" table:formula="of:=[$雲林縣.D4]" office:value-type="float" office:value="380590" calcext:value-type="float">
            <text:p>380,590</text:p>
          </table:table-cell>
          <table:table-cell table:style-name="ce17" table:formula="of:=[$雲林縣.E4]" office:value-type="float" office:value="344647" calcext:value-type="float">
            <text:p>344,64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70184" calcext:value-type="float">
            <text:p>170,184</text:p>
          </table:table-cell>
          <table:table-cell table:style-name="ce17" table:formula="of:=[$嘉義縣.C4]" office:value-type="float" office:value="549265" calcext:value-type="float">
            <text:p>549,265</text:p>
          </table:table-cell>
          <table:table-cell table:style-name="ce17" table:formula="of:=[$嘉義縣.D4]" office:value-type="float" office:value="287888" calcext:value-type="float">
            <text:p>287,888</text:p>
          </table:table-cell>
          <table:table-cell table:style-name="ce17" table:formula="of:=[$嘉義縣.E4]" office:value-type="float" office:value="261377" calcext:value-type="float">
            <text:p>261,377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5793" calcext:value-type="float">
            <text:p>355,793</text:p>
          </table:table-cell>
          <table:table-cell table:style-name="ce17" table:formula="of:=[$臺南縣.C4]" office:value-type="float" office:value="1104491" calcext:value-type="float">
            <text:p>1,104,491</text:p>
          </table:table-cell>
          <table:table-cell table:style-name="ce17" table:formula="of:=[$臺南縣.D4]" office:value-type="float" office:value="566439" calcext:value-type="float">
            <text:p>566,439</text:p>
          </table:table-cell>
          <table:table-cell table:style-name="ce17" table:formula="of:=[$臺南縣.E4]" office:value-type="float" office:value="538052" calcext:value-type="float">
            <text:p>538,05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17235" calcext:value-type="float">
            <text:p>417,235</text:p>
          </table:table-cell>
          <table:table-cell table:style-name="ce17" table:formula="of:=[$高雄縣.C4]" office:value-type="float" office:value="1243026" calcext:value-type="float">
            <text:p>1,243,026</text:p>
          </table:table-cell>
          <table:table-cell table:style-name="ce17" table:formula="of:=[$高雄縣.D4]" office:value-type="float" office:value="639696" calcext:value-type="float">
            <text:p>639,696</text:p>
          </table:table-cell>
          <table:table-cell table:style-name="ce17" table:formula="of:=[$高雄縣.E4]" office:value-type="float" office:value="603330" calcext:value-type="float">
            <text:p>603,33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68267" calcext:value-type="float">
            <text:p>268,267</text:p>
          </table:table-cell>
          <table:table-cell table:style-name="ce17" table:formula="of:=[$屏東縣.C4]" office:value-type="float" office:value="886786" calcext:value-type="float">
            <text:p>886,786</text:p>
          </table:table-cell>
          <table:table-cell table:style-name="ce17" table:formula="of:=[$屏東縣.D4]" office:value-type="float" office:value="458163" calcext:value-type="float">
            <text:p>458,163</text:p>
          </table:table-cell>
          <table:table-cell table:style-name="ce17" table:formula="of:=[$屏東縣.E4]" office:value-type="float" office:value="428623" calcext:value-type="float">
            <text:p>428,62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8195" calcext:value-type="float">
            <text:p>78,195</text:p>
          </table:table-cell>
          <table:table-cell table:style-name="ce18" table:formula="of:=[$臺東縣.C4]" office:value-type="float" office:value="232663" calcext:value-type="float">
            <text:p>232,663</text:p>
          </table:table-cell>
          <table:table-cell table:style-name="ce17" table:formula="of:=[$臺東縣.D4]" office:value-type="float" office:value="122583" calcext:value-type="float">
            <text:p>122,583</text:p>
          </table:table-cell>
          <table:table-cell table:style-name="ce17" table:formula="of:=[$臺東縣.E4]" office:value-type="float" office:value="110080" calcext:value-type="float">
            <text:p>110,08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7707" calcext:value-type="float">
            <text:p>117,707</text:p>
          </table:table-cell>
          <table:table-cell table:style-name="ce17" table:formula="of:=[$花蓮縣.C4]" office:value-type="float" office:value="342516" calcext:value-type="float">
            <text:p>342,516</text:p>
          </table:table-cell>
          <table:table-cell table:style-name="ce17" table:formula="of:=[$花蓮縣.D4]" office:value-type="float" office:value="177715" calcext:value-type="float">
            <text:p>177,715</text:p>
          </table:table-cell>
          <table:table-cell table:style-name="ce17" table:formula="of:=[$花蓮縣.E4]" office:value-type="float" office:value="164801" calcext:value-type="float">
            <text:p>164,80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0854" calcext:value-type="float">
            <text:p>30,854</text:p>
          </table:table-cell>
          <table:table-cell table:style-name="ce17" table:formula="of:=[$澎湖縣.C4]" office:value-type="float" office:value="92602" calcext:value-type="float">
            <text:p>92,602</text:p>
          </table:table-cell>
          <table:table-cell table:style-name="ce17" table:formula="of:=[$澎湖縣.D4]" office:value-type="float" office:value="47793" calcext:value-type="float">
            <text:p>47,793</text:p>
          </table:table-cell>
          <table:table-cell table:style-name="ce17" table:formula="of:=[$澎湖縣.E4]" office:value-type="float" office:value="44809" calcext:value-type="float">
            <text:p>44,809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3150" calcext:value-type="float">
            <text:p>143,150</text:p>
          </table:table-cell>
          <table:table-cell table:style-name="ce17" table:formula="of:=[$基隆市.C4]" office:value-type="float" office:value="389443" calcext:value-type="float">
            <text:p>389,443</text:p>
          </table:table-cell>
          <table:table-cell table:style-name="ce17" table:formula="of:=[$基隆市.D4]" office:value-type="float" office:value="197159" calcext:value-type="float">
            <text:p>197,159</text:p>
          </table:table-cell>
          <table:table-cell table:style-name="ce17" table:formula="of:=[$基隆市.E4]" office:value-type="float" office:value="192284" calcext:value-type="float">
            <text:p>192,2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1931" calcext:value-type="float">
            <text:p>131,931</text:p>
          </table:table-cell>
          <table:table-cell table:style-name="ce17" table:formula="of:=[$新竹市.C4]" office:value-type="float" office:value="402368" calcext:value-type="float">
            <text:p>402,368</text:p>
          </table:table-cell>
          <table:table-cell table:style-name="ce17" table:formula="of:=[$新竹市.D4]" office:value-type="float" office:value="201015" calcext:value-type="float">
            <text:p>201,015</text:p>
          </table:table-cell>
          <table:table-cell table:style-name="ce17" table:formula="of:=[$新竹市.E4]" office:value-type="float" office:value="201353" calcext:value-type="float">
            <text:p>201,35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65884" calcext:value-type="float">
            <text:p>365,884</text:p>
          </table:table-cell>
          <table:table-cell table:style-name="ce17" table:formula="of:=[$臺中市.C4]" office:value-type="float" office:value="1062244" calcext:value-type="float">
            <text:p>1,062,244</text:p>
          </table:table-cell>
          <table:table-cell table:style-name="ce17" table:formula="of:=[$臺中市.D4]" office:value-type="float" office:value="518601" calcext:value-type="float">
            <text:p>518,601</text:p>
          </table:table-cell>
          <table:table-cell table:style-name="ce17" table:formula="of:=[$臺中市.E4]" office:value-type="float" office:value="543643" calcext:value-type="float">
            <text:p>543,64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2124" calcext:value-type="float">
            <text:p>92,124</text:p>
          </table:table-cell>
          <table:table-cell table:style-name="ce17" table:formula="of:=[$嘉義市.C4]" office:value-type="float" office:value="273789" calcext:value-type="float">
            <text:p>273,789</text:p>
          </table:table-cell>
          <table:table-cell table:style-name="ce17" table:formula="of:=[$嘉義市.D4]" office:value-type="float" office:value="135297" calcext:value-type="float">
            <text:p>135,297</text:p>
          </table:table-cell>
          <table:table-cell table:style-name="ce17" table:formula="of:=[$嘉義市.E4]" office:value-type="float" office:value="138492" calcext:value-type="float">
            <text:p>138,49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59375" calcext:value-type="float">
            <text:p>259,375</text:p>
          </table:table-cell>
          <table:table-cell table:style-name="ce17" table:formula="of:=[$臺南市.C4]" office:value-type="float" office:value="767018" calcext:value-type="float">
            <text:p>767,018</text:p>
          </table:table-cell>
          <table:table-cell table:style-name="ce17" table:formula="of:=[$臺南市.D4]" office:value-type="float" office:value="381149" calcext:value-type="float">
            <text:p>381,149</text:p>
          </table:table-cell>
          <table:table-cell table:style-name="ce17" table:formula="of:=[$臺南市.E4]" office:value-type="float" office:value="385869" calcext:value-type="float">
            <text:p>385,86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table:formula="of:=[$臺北市.B4]" office:value-type="float" office:value="951823" calcext:value-type="float">
            <text:p>951,823</text:p>
          </table:table-cell>
          <table:table-cell table:style-name="ce17" table:formula="of:=[$臺北市.C4]" office:value-type="float" office:value="2630191" calcext:value-type="float">
            <text:p>2,630,191</text:p>
          </table:table-cell>
          <table:table-cell table:style-name="ce17" table:formula="of:=[$臺北市.D4]" office:value-type="float" office:value="1276120" calcext:value-type="float">
            <text:p>1,276,120</text:p>
          </table:table-cell>
          <table:table-cell table:style-name="ce17" table:formula="of:=[$臺北市.E4]" office:value-type="float" office:value="1354071" calcext:value-type="float">
            <text:p>1,354,07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table:formula="of:=[$高雄市.B4]" office:value-type="float" office:value="566024" calcext:value-type="float">
            <text:p>566,024</text:p>
          </table:table-cell>
          <table:table-cell table:style-name="ce17" table:formula="of:=[$高雄市.C4]" office:value-type="float" office:value="1523317" calcext:value-type="float">
            <text:p>1,523,317</text:p>
          </table:table-cell>
          <table:table-cell table:style-name="ce17" table:formula="of:=[$高雄市.D4]" office:value-type="float" office:value="757133" calcext:value-type="float">
            <text:p>757,133</text:p>
          </table:table-cell>
          <table:table-cell table:style-name="ce17" table:formula="of:=[$高雄市.E4]" office:value-type="float" office:value="766184" calcext:value-type="float">
            <text:p>766,18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table:formula="of:=[.B31]+[.B32]" office:value-type="float" office:value="31582" calcext:value-type="float">
            <text:p>31,582</text:p>
          </table:table-cell>
          <table:table-cell table:style-name="ce17" table:formula="of:=[.C31]+[.C32]" office:value-type="float" office:value="93166" calcext:value-type="float">
            <text:p>93,166</text:p>
          </table:table-cell>
          <table:table-cell table:style-name="ce17" table:formula="of:=[.D31]+[.D32]" office:value-type="float" office:value="50054" calcext:value-type="float">
            <text:p>50,054</text:p>
          </table:table-cell>
          <table:table-cell table:style-name="ce17" table:formula="of:=[.E31]+[.E32]" office:value-type="float" office:value="43112" calcext:value-type="float">
            <text:p>43,11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29646" calcext:value-type="float">
            <text:p>29,646</text:p>
          </table:table-cell>
          <table:table-cell table:style-name="ce17" table:formula="of:=[$金門縣.C4]" office:value-type="float" office:value="83225" calcext:value-type="float">
            <text:p>83,225</text:p>
          </table:table-cell>
          <table:table-cell table:style-name="ce17" table:formula="of:=[$金門縣.D4]" office:value-type="float" office:value="44243" calcext:value-type="float">
            <text:p>44,243</text:p>
          </table:table-cell>
          <table:table-cell table:style-name="ce17" table:formula="of:=[$金門縣.E4]" office:value-type="float" office:value="38982" calcext:value-type="float">
            <text:p>38,982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1936" calcext:value-type="float">
            <text:p>1,936</text:p>
          </table:table-cell>
          <table:table-cell table:style-name="ce19" table:formula="of:=[$連江縣.C4]" office:value-type="float" office:value="9941" calcext:value-type="float">
            <text:p>9,941</text:p>
          </table:table-cell>
          <table:table-cell table:style-name="ce19" table:formula="of:=[$連江縣.D4]" office:value-type="float" office:value="5811" calcext:value-type="float">
            <text:p>5,811</text:p>
          </table:table-cell>
          <table:table-cell table:style-name="ce19" table:formula="of:=[$連江縣.E4]" office:value-type="float" office:value="4130" calcext:value-type="float">
            <text:p>4,130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7年7月8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22485" calcext:value-type="float">
            <text:p>1,322,485</text:p>
          </table:table-cell>
          <table:table-cell table:style-name="ce37" table:formula="of:=SUM([.C5:.C33])" office:value-type="float" office:value="3811043" calcext:value-type="float">
            <text:p>3,811,043</text:p>
          </table:table-cell>
          <table:table-cell table:style-name="ce38" table:formula="of:=SUM([.D5:.D33])" office:value-type="float" office:value="1903837" calcext:value-type="float">
            <text:p>1,903,837</text:p>
          </table:table-cell>
          <table:table-cell table:style-name="ce44" table:formula="of:=SUM([.E5:.E33])" office:value-type="float" office:value="1907206" calcext:value-type="float">
            <text:p>1,907,2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4966" calcext:value-type="float">
            <text:p>184,966</text:p>
          </table:table-cell>
          <table:table-cell table:style-name="ce37" table:formula="of:=SUM([.D5:.E5])" office:value-type="float" office:value="549620" calcext:value-type="float">
            <text:p>549,620</text:p>
          </table:table-cell>
          <table:table-cell table:style-name="ce38" office:value-type="float" office:value="273586" calcext:value-type="float">
            <text:p>273,586</text:p>
          </table:table-cell>
          <table:table-cell table:style-name="ce45" office:value-type="float" office:value="276034" calcext:value-type="float">
            <text:p>276,0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1737" calcext:value-type="float">
            <text:p>131,737</text:p>
          </table:table-cell>
          <table:table-cell table:style-name="ce37" table:formula="of:=SUM([.D6:.E6])" office:value-type="float" office:value="383277" calcext:value-type="float">
            <text:p>383,277</text:p>
          </table:table-cell>
          <table:table-cell table:style-name="ce38" office:value-type="float" office:value="192160" calcext:value-type="float">
            <text:p>192,160</text:p>
          </table:table-cell>
          <table:table-cell table:style-name="ce45" office:value-type="float" office:value="191117" calcext:value-type="float">
            <text:p>191,1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241" calcext:value-type="float">
            <text:p>88,241</text:p>
          </table:table-cell>
          <table:table-cell table:style-name="ce37" table:formula="of:=SUM([.D7:.E7])" office:value-type="float" office:value="236996" calcext:value-type="float">
            <text:p>236,996</text:p>
          </table:table-cell>
          <table:table-cell table:style-name="ce38" office:value-type="float" office:value="114244" calcext:value-type="float">
            <text:p>114,244</text:p>
          </table:table-cell>
          <table:table-cell table:style-name="ce45" office:value-type="float" office:value="122752" calcext:value-type="float">
            <text:p>122,7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47122" calcext:value-type="float">
            <text:p>147,122</text:p>
          </table:table-cell>
          <table:table-cell table:style-name="ce37" table:formula="of:=SUM([.D8:.E8])" office:value-type="float" office:value="409175" calcext:value-type="float">
            <text:p>409,175</text:p>
          </table:table-cell>
          <table:table-cell table:style-name="ce38" office:value-type="float" office:value="203497" calcext:value-type="float">
            <text:p>203,497</text:p>
          </table:table-cell>
          <table:table-cell table:style-name="ce45" office:value-type="float" office:value="205678" calcext:value-type="float">
            <text:p>205,6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0309" calcext:value-type="float">
            <text:p>130,309</text:p>
          </table:table-cell>
          <table:table-cell table:style-name="ce37" table:formula="of:=SUM([.D9:.E9])" office:value-type="float" office:value="397025" calcext:value-type="float">
            <text:p>397,025</text:p>
          </table:table-cell>
          <table:table-cell table:style-name="ce38" office:value-type="float" office:value="197089" calcext:value-type="float">
            <text:p>197,089</text:p>
          </table:table-cell>
          <table:table-cell table:style-name="ce45" office:value-type="float" office:value="199936" calcext:value-type="float">
            <text:p>199,9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1089" calcext:value-type="float">
            <text:p>111,089</text:p>
          </table:table-cell>
          <table:table-cell table:style-name="ce37" table:formula="of:=SUM([.D10:.E10])" office:value-type="float" office:value="290911" calcext:value-type="float">
            <text:p>290,911</text:p>
          </table:table-cell>
          <table:table-cell table:style-name="ce38" office:value-type="float" office:value="143460" calcext:value-type="float">
            <text:p>143,460</text:p>
          </table:table-cell>
          <table:table-cell table:style-name="ce45" office:value-type="float" office:value="147451" calcext:value-type="float">
            <text:p>147,4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8804" calcext:value-type="float">
            <text:p>78,804</text:p>
          </table:table-cell>
          <table:table-cell table:style-name="ce37" table:formula="of:=SUM([.D11:.E11])" office:value-type="float" office:value="237578" calcext:value-type="float">
            <text:p>237,578</text:p>
          </table:table-cell>
          <table:table-cell table:style-name="ce38" office:value-type="float" office:value="119306" calcext:value-type="float">
            <text:p>119,306</text:p>
          </table:table-cell>
          <table:table-cell table:style-name="ce45" office:value-type="float" office:value="118272" calcext:value-type="float">
            <text:p>118,2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1950" calcext:value-type="float">
            <text:p>61,950</text:p>
          </table:table-cell>
          <table:table-cell table:style-name="ce37" table:formula="of:=SUM([.D12:.E12])" office:value-type="float" office:value="193213" calcext:value-type="float">
            <text:p>193,213</text:p>
          </table:table-cell>
          <table:table-cell table:style-name="ce38" office:value-type="float" office:value="96093" calcext:value-type="float">
            <text:p>96,093</text:p>
          </table:table-cell>
          <table:table-cell table:style-name="ce45" office:value-type="float" office:value="97120" calcext:value-type="float">
            <text:p>97,1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4406" calcext:value-type="float">
            <text:p>74,406</text:p>
          </table:table-cell>
          <table:table-cell table:style-name="ce37" table:formula="of:=SUM([.D13:.E13])" office:value-type="float" office:value="181543" calcext:value-type="float">
            <text:p>181,543</text:p>
          </table:table-cell>
          <table:table-cell table:style-name="ce41" office:value-type="float" office:value="90781" calcext:value-type="float">
            <text:p>90,781</text:p>
          </table:table-cell>
          <table:table-cell table:style-name="ce45" office:value-type="float" office:value="90762" calcext:value-type="float">
            <text:p>90,7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3444" calcext:value-type="float">
            <text:p>53,444</text:p>
          </table:table-cell>
          <table:table-cell table:style-name="ce37" table:formula="of:=SUM([.D14:.E14])" office:value-type="float" office:value="166736" calcext:value-type="float">
            <text:p>166,736</text:p>
          </table:table-cell>
          <table:table-cell table:style-name="ce38" office:value-type="float" office:value="84443" calcext:value-type="float">
            <text:p>84,443</text:p>
          </table:table-cell>
          <table:table-cell table:style-name="ce45" office:value-type="float" office:value="82293" calcext:value-type="float">
            <text:p>82,2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6031" calcext:value-type="float">
            <text:p>26,031</text:p>
          </table:table-cell>
          <table:table-cell table:style-name="ce37" table:formula="of:=SUM([.D15:.E15])" office:value-type="float" office:value="86113" calcext:value-type="float">
            <text:p>86,113</text:p>
          </table:table-cell>
          <table:table-cell table:style-name="ce38" office:value-type="float" office:value="43868" calcext:value-type="float">
            <text:p>43,868</text:p>
          </table:table-cell>
          <table:table-cell table:style-name="ce37" office:value-type="float" office:value="42245" calcext:value-type="float">
            <text:p>42,2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1438" calcext:value-type="float">
            <text:p>31,438</text:p>
          </table:table-cell>
          <table:table-cell table:style-name="ce37" table:formula="of:=SUM([.D16:.E16])" office:value-type="float" office:value="96488" calcext:value-type="float">
            <text:p>96,488</text:p>
          </table:table-cell>
          <table:table-cell table:style-name="ce38" office:value-type="float" office:value="49714" calcext:value-type="float">
            <text:p>49,714</text:p>
          </table:table-cell>
          <table:table-cell table:style-name="ce45" office:value-type="float" office:value="46774" calcext:value-type="float">
            <text:p>46,7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0489" calcext:value-type="float">
            <text:p>50,489</text:p>
          </table:table-cell>
          <table:table-cell table:style-name="ce37" table:formula="of:=SUM([.D17:.E17])" office:value-type="float" office:value="133474" calcext:value-type="float">
            <text:p>133,474</text:p>
          </table:table-cell>
          <table:table-cell table:style-name="ce38" office:value-type="float" office:value="65593" calcext:value-type="float">
            <text:p>65,593</text:p>
          </table:table-cell>
          <table:table-cell table:style-name="ce45" office:value-type="float" office:value="67881" calcext:value-type="float">
            <text:p>67,8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519" calcext:value-type="float">
            <text:p>15,519</text:p>
          </table:table-cell>
          <table:table-cell table:style-name="ce37" table:formula="of:=SUM([.D18:.E18])" office:value-type="float" office:value="43246" calcext:value-type="float">
            <text:p>43,246</text:p>
          </table:table-cell>
          <table:table-cell table:style-name="ce38" office:value-type="float" office:value="22169" calcext:value-type="float">
            <text:p>22,169</text:p>
          </table:table-cell>
          <table:table-cell table:style-name="ce45" office:value-type="float" office:value="21077" calcext:value-type="float">
            <text:p>21,0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726" calcext:value-type="float">
            <text:p>25,726</text:p>
          </table:table-cell>
          <table:table-cell table:style-name="ce37" table:formula="of:=SUM([.D19:.E19])" office:value-type="float" office:value="77567" calcext:value-type="float">
            <text:p>77,567</text:p>
          </table:table-cell>
          <table:table-cell table:style-name="ce38" office:value-type="float" office:value="39498" calcext:value-type="float">
            <text:p>39,498</text:p>
          </table:table-cell>
          <table:table-cell table:style-name="ce45" office:value-type="float" office:value="38069" calcext:value-type="float">
            <text:p>38,0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4896" calcext:value-type="float">
            <text:p>24,896</text:p>
          </table:table-cell>
          <table:table-cell table:style-name="ce38" table:formula="of:=SUM([.D20:.E20])" office:value-type="float" office:value="75093" calcext:value-type="float">
            <text:p>75,093</text:p>
          </table:table-cell>
          <table:table-cell table:style-name="ce42" office:value-type="float" office:value="37981" calcext:value-type="float">
            <text:p>37,981</text:p>
          </table:table-cell>
          <table:table-cell table:style-name="ce45" office:value-type="float" office:value="37112" calcext:value-type="float">
            <text:p>37,1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3779" calcext:value-type="float">
            <text:p>23,779</text:p>
          </table:table-cell>
          <table:table-cell table:style-name="ce37" table:formula="of:=SUM([.D21:.E21])" office:value-type="float" office:value="69977" calcext:value-type="float">
            <text:p>69,977</text:p>
          </table:table-cell>
          <table:table-cell table:style-name="ce38" office:value-type="float" office:value="34872" calcext:value-type="float">
            <text:p>34,872</text:p>
          </table:table-cell>
          <table:table-cell table:style-name="ce45" office:value-type="float" office:value="35105" calcext:value-type="float">
            <text:p>35,1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295" calcext:value-type="float">
            <text:p>8,295</text:p>
          </table:table-cell>
          <table:table-cell table:style-name="ce37" table:formula="of:=SUM([.D22:.E22])" office:value-type="float" office:value="22623" calcext:value-type="float">
            <text:p>22,623</text:p>
          </table:table-cell>
          <table:table-cell table:style-name="ce38" office:value-type="float" office:value="11509" calcext:value-type="float">
            <text:p>11,509</text:p>
          </table:table-cell>
          <table:table-cell table:style-name="ce45" office:value-type="float" office:value="11114" calcext:value-type="float">
            <text:p>11,1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169" calcext:value-type="float">
            <text:p>3,169</text:p>
          </table:table-cell>
          <table:table-cell table:style-name="ce37" table:formula="of:=SUM([.D23:.E23])" office:value-type="float" office:value="7851" calcext:value-type="float">
            <text:p>7,851</text:p>
          </table:table-cell>
          <table:table-cell table:style-name="ce38" office:value-type="float" office:value="4358" calcext:value-type="float">
            <text:p>4,358</text:p>
          </table:table-cell>
          <table:table-cell table:style-name="ce45" office:value-type="float" office:value="3493" calcext:value-type="float">
            <text:p>3,4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75" calcext:value-type="float">
            <text:p>2,375</text:p>
          </table:table-cell>
          <table:table-cell table:style-name="ce37" table:formula="of:=SUM([.D24:.E24])" office:value-type="float" office:value="6529" calcext:value-type="float">
            <text:p>6,529</text:p>
          </table:table-cell>
          <table:table-cell table:style-name="ce38" office:value-type="float" office:value="3670" calcext:value-type="float">
            <text:p>3,670</text:p>
          </table:table-cell>
          <table:table-cell table:style-name="ce45" office:value-type="float" office:value="2859" calcext:value-type="float">
            <text:p>2,8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595" calcext:value-type="float">
            <text:p>8,595</text:p>
          </table:table-cell>
          <table:table-cell table:style-name="ce37" table:formula="of:=SUM([.D25:.E25])" office:value-type="float" office:value="23566" calcext:value-type="float">
            <text:p>23,566</text:p>
          </table:table-cell>
          <table:table-cell table:style-name="ce38" office:value-type="float" office:value="12264" calcext:value-type="float">
            <text:p>12,264</text:p>
          </table:table-cell>
          <table:table-cell table:style-name="ce45" office:value-type="float" office:value="11302" calcext:value-type="float">
            <text:p>11,3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693" calcext:value-type="float">
            <text:p>3,693</text:p>
          </table:table-cell>
          <table:table-cell table:style-name="ce37" table:formula="of:=SUM([.D26:.E26])" office:value-type="float" office:value="11833" calcext:value-type="float">
            <text:p>11,833</text:p>
          </table:table-cell>
          <table:table-cell table:style-name="ce38" office:value-type="float" office:value="6294" calcext:value-type="float">
            <text:p>6,294</text:p>
          </table:table-cell>
          <table:table-cell table:style-name="ce45" office:value-type="float" office:value="5539" calcext:value-type="float">
            <text:p>5,5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203" calcext:value-type="float">
            <text:p>11,203</text:p>
          </table:table-cell>
          <table:table-cell table:style-name="ce37" table:formula="of:=SUM([.D27:.E27])" office:value-type="float" office:value="32845" calcext:value-type="float">
            <text:p>32,845</text:p>
          </table:table-cell>
          <table:table-cell table:style-name="ce38" office:value-type="float" office:value="16860" calcext:value-type="float">
            <text:p>16,860</text:p>
          </table:table-cell>
          <table:table-cell table:style-name="ce45" office:value-type="float" office:value="15985" calcext:value-type="float">
            <text:p>15,9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33" calcext:value-type="float">
            <text:p>2,333</text:p>
          </table:table-cell>
          <table:table-cell table:style-name="ce37" table:formula="of:=SUM([.D28:.E28])" office:value-type="float" office:value="5551" calcext:value-type="float">
            <text:p>5,551</text:p>
          </table:table-cell>
          <table:table-cell table:style-name="ce38" office:value-type="float" office:value="3109" calcext:value-type="float">
            <text:p>3,109</text:p>
          </table:table-cell>
          <table:table-cell table:style-name="ce45" office:value-type="float" office:value="2442" calcext:value-type="float">
            <text:p>2,4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797" calcext:value-type="float">
            <text:p>3,797</text:p>
          </table:table-cell>
          <table:table-cell table:style-name="ce37" table:formula="of:=SUM([.D29:.E29])" office:value-type="float" office:value="9923" calcext:value-type="float">
            <text:p>9,923</text:p>
          </table:table-cell>
          <table:table-cell table:style-name="ce38" office:value-type="float" office:value="5368" calcext:value-type="float">
            <text:p>5,368</text:p>
          </table:table-cell>
          <table:table-cell table:style-name="ce45" office:value-type="float" office:value="4555" calcext:value-type="float">
            <text:p>4,5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17" calcext:value-type="float">
            <text:p>4,317</text:p>
          </table:table-cell>
          <table:table-cell table:style-name="ce37" table:formula="of:=SUM([.D30:.E30])" office:value-type="float" office:value="13897" calcext:value-type="float">
            <text:p>13,897</text:p>
          </table:table-cell>
          <table:table-cell table:style-name="ce38" office:value-type="float" office:value="7229" calcext:value-type="float">
            <text:p>7,229</text:p>
          </table:table-cell>
          <table:table-cell table:style-name="ce45" office:value-type="float" office:value="6668" calcext:value-type="float">
            <text:p>6,6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476" calcext:value-type="float">
            <text:p>6,476</text:p>
          </table:table-cell>
          <table:table-cell table:style-name="ce37" table:formula="of:=SUM([.D31:.E31])" office:value-type="float" office:value="22202" calcext:value-type="float">
            <text:p>22,202</text:p>
          </table:table-cell>
          <table:table-cell table:style-name="ce38" office:value-type="float" office:value="11323" calcext:value-type="float">
            <text:p>11,323</text:p>
          </table:table-cell>
          <table:table-cell table:style-name="ce45" office:value-type="float" office:value="10879" calcext:value-type="float">
            <text:p>10,8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633" calcext:value-type="float">
            <text:p>6,633</text:p>
          </table:table-cell>
          <table:table-cell table:style-name="ce37" table:formula="of:=SUM([.D32:.E32])" office:value-type="float" office:value="20758" calcext:value-type="float">
            <text:p>20,758</text:p>
          </table:table-cell>
          <table:table-cell table:style-name="ce38" office:value-type="float" office:value="10706" calcext:value-type="float">
            <text:p>10,706</text:p>
          </table:table-cell>
          <table:table-cell table:style-name="ce37" office:value-type="float" office:value="10052" calcext:value-type="float">
            <text:p>10,05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9" table:formula="of:=SUM([.D33:.E33])" office:value-type="float" office:value="5433" calcext:value-type="float">
            <text:p>5,433</text:p>
          </table:table-cell>
          <table:table-cell table:style-name="ce43" office:value-type="float" office:value="2793" calcext:value-type="float">
            <text:p>2793</text:p>
          </table:table-cell>
          <table:table-cell table:style-name="ce46" office:value-type="float" office:value="2640" calcext:value-type="float">
            <text:p>264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8278" calcext:value-type="float">
            <text:p>148,278</text:p>
          </table:table-cell>
          <table:table-cell table:style-name="ce51" table:formula="of:=SUM([.C5:.C16])" office:value-type="float" office:value="461082" calcext:value-type="float">
            <text:p>461,082</text:p>
          </table:table-cell>
          <table:table-cell table:style-name="ce38" table:formula="of:=SUM([.D5:.D16])" office:value-type="float" office:value="235968" calcext:value-type="float">
            <text:p>235,968</text:p>
          </table:table-cell>
          <table:table-cell table:style-name="ce45" table:formula="of:=SUM([.E5:.E16])" office:value-type="float" office:value="225114" calcext:value-type="float">
            <text:p>225,1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152" calcext:value-type="float">
            <text:p>32,152</text:p>
          </table:table-cell>
          <table:table-cell table:style-name="ce38" table:formula="of:=SUM([.D5:.E5])" office:value-type="float" office:value="96123" calcext:value-type="float">
            <text:p>96,123</text:p>
          </table:table-cell>
          <table:table-cell table:style-name="ce38" office:value-type="float" office:value="47550" calcext:value-type="float">
            <text:p>47,550</text:p>
          </table:table-cell>
          <table:table-cell table:style-name="ce45" office:value-type="float" office:value="48573" calcext:value-type="float">
            <text:p>48,5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268" calcext:value-type="float">
            <text:p>24,268</text:p>
          </table:table-cell>
          <table:table-cell table:style-name="ce38" table:formula="of:=SUM([.D6:.E6])" office:value-type="float" office:value="74069" calcext:value-type="float">
            <text:p>74,069</text:p>
          </table:table-cell>
          <table:table-cell table:style-name="ce38" office:value-type="float" office:value="35649" calcext:value-type="float">
            <text:p>35,649</text:p>
          </table:table-cell>
          <table:table-cell table:style-name="ce45" office:value-type="float" office:value="38420" calcext:value-type="float">
            <text:p>38,4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231" calcext:value-type="float">
            <text:p>13,231</text:p>
          </table:table-cell>
          <table:table-cell table:style-name="ce38" table:formula="of:=SUM([.D7:.E7])" office:value-type="float" office:value="43678" calcext:value-type="float">
            <text:p>43,678</text:p>
          </table:table-cell>
          <table:table-cell table:style-name="ce38" office:value-type="float" office:value="22542" calcext:value-type="float">
            <text:p>22,542</text:p>
          </table:table-cell>
          <table:table-cell table:style-name="ce45" office:value-type="float" office:value="21136" calcext:value-type="float">
            <text:p>21,1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353" calcext:value-type="float">
            <text:p>9,353</text:p>
          </table:table-cell>
          <table:table-cell table:style-name="ce38" table:formula="of:=SUM([.D8:.E8])" office:value-type="float" office:value="31468" calcext:value-type="float">
            <text:p>31,468</text:p>
          </table:table-cell>
          <table:table-cell table:style-name="ce38" office:value-type="float" office:value="16339" calcext:value-type="float">
            <text:p>16,339</text:p>
          </table:table-cell>
          <table:table-cell table:style-name="ce45" office:value-type="float" office:value="15129" calcext:value-type="float">
            <text:p>15,1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1857" calcext:value-type="float">
            <text:p>11,857</text:p>
          </table:table-cell>
          <table:table-cell table:style-name="ce38" table:formula="of:=SUM([.D9:.E9])" office:value-type="float" office:value="35925" calcext:value-type="float">
            <text:p>35,925</text:p>
          </table:table-cell>
          <table:table-cell table:style-name="ce38" office:value-type="float" office:value="18892" calcext:value-type="float">
            <text:p>18,892</text:p>
          </table:table-cell>
          <table:table-cell table:style-name="ce45" office:value-type="float" office:value="17033" calcext:value-type="float">
            <text:p>17,0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796" calcext:value-type="float">
            <text:p>7,796</text:p>
          </table:table-cell>
          <table:table-cell table:style-name="ce38" table:formula="of:=SUM([.D10:.E10])" office:value-type="float" office:value="25085" calcext:value-type="float">
            <text:p>25,085</text:p>
          </table:table-cell>
          <table:table-cell table:style-name="ce38" office:value-type="float" office:value="13276" calcext:value-type="float">
            <text:p>13,276</text:p>
          </table:table-cell>
          <table:table-cell table:style-name="ce45" office:value-type="float" office:value="11809" calcext:value-type="float">
            <text:p>11,8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336" calcext:value-type="float">
            <text:p>10,336</text:p>
          </table:table-cell>
          <table:table-cell table:style-name="ce38" table:formula="of:=SUM([.D11:.E11])" office:value-type="float" office:value="32335" calcext:value-type="float">
            <text:p>32,335</text:p>
          </table:table-cell>
          <table:table-cell table:style-name="ce38" office:value-type="float" office:value="17380" calcext:value-type="float">
            <text:p>17,380</text:p>
          </table:table-cell>
          <table:table-cell table:style-name="ce45" office:value-type="float" office:value="14955" calcext:value-type="float">
            <text:p>14,9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422" calcext:value-type="float">
            <text:p>16,422</text:p>
          </table:table-cell>
          <table:table-cell table:style-name="ce38" table:formula="of:=SUM([.D12:.E12])" office:value-type="float" office:value="51456" calcext:value-type="float">
            <text:p>51,456</text:p>
          </table:table-cell>
          <table:table-cell table:style-name="ce38" office:value-type="float" office:value="26625" calcext:value-type="float">
            <text:p>26,625</text:p>
          </table:table-cell>
          <table:table-cell table:style-name="ce45" office:value-type="float" office:value="24831" calcext:value-type="float">
            <text:p>24,8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293" calcext:value-type="float">
            <text:p>12,293</text:p>
          </table:table-cell>
          <table:table-cell table:style-name="ce38" table:formula="of:=SUM([.D13:.E13])" office:value-type="float" office:value="38118" calcext:value-type="float">
            <text:p>38,118</text:p>
          </table:table-cell>
          <table:table-cell table:style-name="ce38" office:value-type="float" office:value="19893" calcext:value-type="float">
            <text:p>19,893</text:p>
          </table:table-cell>
          <table:table-cell table:style-name="ce45" office:value-type="float" office:value="18225" calcext:value-type="float">
            <text:p>18,2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069" calcext:value-type="float">
            <text:p>7,069</text:p>
          </table:table-cell>
          <table:table-cell table:style-name="ce38" table:formula="of:=SUM([.D14:.E14])" office:value-type="float" office:value="21202" calcext:value-type="float">
            <text:p>21,202</text:p>
          </table:table-cell>
          <table:table-cell table:style-name="ce38" office:value-type="float" office:value="11504" calcext:value-type="float">
            <text:p>11,504</text:p>
          </table:table-cell>
          <table:table-cell table:style-name="ce45" office:value-type="float" office:value="9698" calcext:value-type="float">
            <text:p>9,6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8" table:formula="of:=SUM([.D15:.E15])" office:value-type="float" office:value="5811" calcext:value-type="float">
            <text:p>5,811</text:p>
          </table:table-cell>
          <table:table-cell table:style-name="ce38" office:value-type="float" office:value="3210" calcext:value-type="float">
            <text:p>3,210</text:p>
          </table:table-cell>
          <table:table-cell table:style-name="ce45" office:value-type="float" office:value="2601" calcext:value-type="float">
            <text:p>2,60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14" calcext:value-type="float">
            <text:p>1,714</text:p>
          </table:table-cell>
          <table:table-cell table:style-name="ce39" table:formula="of:=SUM([.D16:.E16])" office:value-type="float" office:value="5812" calcext:value-type="float">
            <text:p>5,812</text:p>
          </table:table-cell>
          <table:table-cell table:style-name="ce39" office:value-type="float" office:value="3108" calcext:value-type="float">
            <text:p>3,108</text:p>
          </table:table-cell>
          <table:table-cell table:style-name="ce52" office:value-type="float" office:value="2704" calcext:value-type="float">
            <text:p>2,704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27325" calcext:value-type="float">
            <text:p>627,325</text:p>
          </table:table-cell>
          <table:table-cell table:style-name="ce44" table:formula="of:=SUM([.C5:.C17])" office:value-type="float" office:value="1945581" calcext:value-type="float">
            <text:p>1,945,581</text:p>
          </table:table-cell>
          <table:table-cell table:style-name="ce38" table:formula="of:=SUM([.D5:.D17])" office:value-type="float" office:value="985976" calcext:value-type="float">
            <text:p>985,976</text:p>
          </table:table-cell>
          <table:table-cell table:style-name="ce45" table:formula="of:=SUM([.E5:.E17])" office:value-type="float" office:value="959605" calcext:value-type="float">
            <text:p>959,6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4710" calcext:value-type="float">
            <text:p>134,710</text:p>
          </table:table-cell>
          <table:table-cell table:style-name="ce38" table:formula="of:=SUM([.D5:.E5])" office:value-type="float" office:value="394613" calcext:value-type="float">
            <text:p>394,613</text:p>
          </table:table-cell>
          <table:table-cell table:style-name="ce38" office:value-type="float" office:value="193967" calcext:value-type="float">
            <text:p>193,967</text:p>
          </table:table-cell>
          <table:table-cell table:style-name="ce45" office:value-type="float" office:value="200646" calcext:value-type="float">
            <text:p>200,6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18189" calcext:value-type="float">
            <text:p>118,189</text:p>
          </table:table-cell>
          <table:table-cell table:style-name="ce38" table:formula="of:=SUM([.D6:.E6])" office:value-type="float" office:value="360126" calcext:value-type="float">
            <text:p>360,126</text:p>
          </table:table-cell>
          <table:table-cell table:style-name="ce38" office:value-type="float" office:value="180834" calcext:value-type="float">
            <text:p>180,834</text:p>
          </table:table-cell>
          <table:table-cell table:style-name="ce45" office:value-type="float" office:value="179292" calcext:value-type="float">
            <text:p>179,2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2441" calcext:value-type="float">
            <text:p>62,441</text:p>
          </table:table-cell>
          <table:table-cell table:style-name="ce38" table:formula="of:=SUM([.D7:.E7])" office:value-type="float" office:value="204303" calcext:value-type="float">
            <text:p>204,303</text:p>
          </table:table-cell>
          <table:table-cell table:style-name="ce38" office:value-type="float" office:value="103326" calcext:value-type="float">
            <text:p>103,326</text:p>
          </table:table-cell>
          <table:table-cell table:style-name="ce45" office:value-type="float" office:value="100977" calcext:value-type="float">
            <text:p>100,9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3760" calcext:value-type="float">
            <text:p>53,760</text:p>
          </table:table-cell>
          <table:table-cell table:style-name="ce38" table:formula="of:=SUM([.D8:.E8])" office:value-type="float" office:value="172397" calcext:value-type="float">
            <text:p>172,397</text:p>
          </table:table-cell>
          <table:table-cell table:style-name="ce38" office:value-type="float" office:value="88414" calcext:value-type="float">
            <text:p>88,414</text:p>
          </table:table-cell>
          <table:table-cell table:style-name="ce45" office:value-type="float" office:value="83983" calcext:value-type="float">
            <text:p>83,9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7805" calcext:value-type="float">
            <text:p>27,805</text:p>
          </table:table-cell>
          <table:table-cell table:style-name="ce38" table:formula="of:=SUM([.D9:.E9])" office:value-type="float" office:value="90718" calcext:value-type="float">
            <text:p>90,718</text:p>
          </table:table-cell>
          <table:table-cell table:style-name="ce38" office:value-type="float" office:value="46881" calcext:value-type="float">
            <text:p>46,881</text:p>
          </table:table-cell>
          <table:table-cell table:style-name="ce45" office:value-type="float" office:value="43837" calcext:value-type="float">
            <text:p>43,8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4728" calcext:value-type="float">
            <text:p>44,728</text:p>
          </table:table-cell>
          <table:table-cell table:style-name="ce38" table:formula="of:=SUM([.D10:.E10])" office:value-type="float" office:value="143997" calcext:value-type="float">
            <text:p>143,997</text:p>
          </table:table-cell>
          <table:table-cell table:style-name="ce38" office:value-type="float" office:value="73698" calcext:value-type="float">
            <text:p>73,698</text:p>
          </table:table-cell>
          <table:table-cell table:style-name="ce45" office:value-type="float" office:value="70299" calcext:value-type="float">
            <text:p>70,2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3913" calcext:value-type="float">
            <text:p>43,913</text:p>
          </table:table-cell>
          <table:table-cell table:style-name="ce38" table:formula="of:=SUM([.D11:.E11])" office:value-type="float" office:value="133857" calcext:value-type="float">
            <text:p>133,857</text:p>
          </table:table-cell>
          <table:table-cell table:style-name="ce38" office:value-type="float" office:value="67535" calcext:value-type="float">
            <text:p>67,535</text:p>
          </table:table-cell>
          <table:table-cell table:style-name="ce45" office:value-type="float" office:value="66322" calcext:value-type="float">
            <text:p>66,3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3946" calcext:value-type="float">
            <text:p>23,946</text:p>
          </table:table-cell>
          <table:table-cell table:style-name="ce38" table:formula="of:=SUM([.D12:.E12])" office:value-type="float" office:value="79737" calcext:value-type="float">
            <text:p>79,737</text:p>
          </table:table-cell>
          <table:table-cell table:style-name="ce38" office:value-type="float" office:value="41587" calcext:value-type="float">
            <text:p>41,587</text:p>
          </table:table-cell>
          <table:table-cell table:style-name="ce45" office:value-type="float" office:value="38150" calcext:value-type="float">
            <text:p>38,1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6615" calcext:value-type="float">
            <text:p>46,615</text:p>
          </table:table-cell>
          <table:table-cell table:style-name="ce38" table:formula="of:=SUM([.D13:.E13])" office:value-type="float" office:value="132579" calcext:value-type="float">
            <text:p>132,579</text:p>
          </table:table-cell>
          <table:table-cell table:style-name="ce38" office:value-type="float" office:value="67723" calcext:value-type="float">
            <text:p>67,723</text:p>
          </table:table-cell>
          <table:table-cell table:style-name="ce45" office:value-type="float" office:value="64856" calcext:value-type="float">
            <text:p>64,8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4947" calcext:value-type="float">
            <text:p>34,947</text:p>
          </table:table-cell>
          <table:table-cell table:style-name="ce38" table:formula="of:=SUM([.D14:.E14])" office:value-type="float" office:value="113177" calcext:value-type="float">
            <text:p>113,177</text:p>
          </table:table-cell>
          <table:table-cell table:style-name="ce38" office:value-type="float" office:value="57813" calcext:value-type="float">
            <text:p>57,813</text:p>
          </table:table-cell>
          <table:table-cell table:style-name="ce45" office:value-type="float" office:value="55364" calcext:value-type="float">
            <text:p>55,3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496" calcext:value-type="float">
            <text:p>14,496</text:p>
          </table:table-cell>
          <table:table-cell table:style-name="ce38" table:formula="of:=SUM([.D15:.E15])" office:value-type="float" office:value="49740" calcext:value-type="float">
            <text:p>49,740</text:p>
          </table:table-cell>
          <table:table-cell table:style-name="ce38" office:value-type="float" office:value="26566" calcext:value-type="float">
            <text:p>26,566</text:p>
          </table:table-cell>
          <table:table-cell table:style-name="ce45" office:value-type="float" office:value="23174" calcext:value-type="float">
            <text:p>23,1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190" calcext:value-type="float">
            <text:p>18,190</text:p>
          </table:table-cell>
          <table:table-cell table:style-name="ce38" table:formula="of:=SUM([.D16:.E16])" office:value-type="float" office:value="59896" calcext:value-type="float">
            <text:p>59,896</text:p>
          </table:table-cell>
          <table:table-cell table:style-name="ce38" office:value-type="float" office:value="31747" calcext:value-type="float">
            <text:p>31,747</text:p>
          </table:table-cell>
          <table:table-cell table:style-name="ce45" office:value-type="float" office:value="28149" calcext:value-type="float">
            <text:p>28,14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585" calcext:value-type="float">
            <text:p>3,585</text:p>
          </table:table-cell>
          <table:table-cell table:style-name="ce39" table:formula="of:=SUM([.D17:.E17])" office:value-type="float" office:value="10441" calcext:value-type="float">
            <text:p>10,441</text:p>
          </table:table-cell>
          <table:table-cell table:style-name="ce39" office:value-type="float" office:value="5885" calcext:value-type="float">
            <text:p>5,885</text:p>
          </table:table-cell>
          <table:table-cell table:style-name="ce52" office:value-type="float" office:value="4556" calcext:value-type="float">
            <text:p>4,556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49993" calcext:value-type="float">
            <text:p>149,993</text:p>
          </table:table-cell>
          <table:table-cell table:style-name="ce66" table:formula="of:=SUM([.C5:.C17])" office:value-type="float" office:value="499372" calcext:value-type="float">
            <text:p>499,372</text:p>
          </table:table-cell>
          <table:table-cell table:style-name="ce67" table:formula="of:=SUM([.D5:.D17])" office:value-type="float" office:value="258209" calcext:value-type="float">
            <text:p>258,209</text:p>
          </table:table-cell>
          <table:table-cell table:style-name="ce72" table:formula="of:=SUM([.E5:.E17])" office:value-type="float" office:value="241163" calcext:value-type="float">
            <text:p>241,16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0978" calcext:value-type="float">
            <text:p>40,978</text:p>
          </table:table-cell>
          <table:table-cell table:style-name="ce38" table:formula="of:=SUM([.D5:.E5])" office:value-type="float" office:value="129072" calcext:value-type="float">
            <text:p>129,072</text:p>
          </table:table-cell>
          <table:table-cell table:style-name="ce38" office:value-type="float" office:value="65046" calcext:value-type="float">
            <text:p>65,046</text:p>
          </table:table-cell>
          <table:table-cell table:style-name="ce45" office:value-type="float" office:value="64026" calcext:value-type="float">
            <text:p>64,02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8909" calcext:value-type="float">
            <text:p>8,909</text:p>
          </table:table-cell>
          <table:table-cell table:style-name="ce67" table:formula="of:=SUM([.D6:.E6])" office:value-type="float" office:value="32550" calcext:value-type="float">
            <text:p>32,550</text:p>
          </table:table-cell>
          <table:table-cell table:style-name="ce67" office:value-type="float" office:value="17380" calcext:value-type="float">
            <text:p>17,380</text:p>
          </table:table-cell>
          <table:table-cell table:style-name="ce72" office:value-type="float" office:value="15170" calcext:value-type="float">
            <text:p>15,17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9982" calcext:value-type="float">
            <text:p>9,982</text:p>
          </table:table-cell>
          <table:table-cell table:style-name="ce67" table:formula="of:=SUM([.D7:.E7])" office:value-type="float" office:value="36086" calcext:value-type="float">
            <text:p>36,086</text:p>
          </table:table-cell>
          <table:table-cell table:style-name="ce67" office:value-type="float" office:value="19163" calcext:value-type="float">
            <text:p>19,163</text:p>
          </table:table-cell>
          <table:table-cell table:style-name="ce72" office:value-type="float" office:value="16923" calcext:value-type="float">
            <text:p>16,92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141" calcext:value-type="float">
            <text:p>29,141</text:p>
          </table:table-cell>
          <table:table-cell table:style-name="ce67" table:formula="of:=SUM([.D8:.E8])" office:value-type="float" office:value="96833" calcext:value-type="float">
            <text:p>96,833</text:p>
          </table:table-cell>
          <table:table-cell table:style-name="ce67" office:value-type="float" office:value="48981" calcext:value-type="float">
            <text:p>48,981</text:p>
          </table:table-cell>
          <table:table-cell table:style-name="ce72" office:value-type="float" office:value="47852" calcext:value-type="float">
            <text:p>47,85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269" calcext:value-type="float">
            <text:p>22,269</text:p>
          </table:table-cell>
          <table:table-cell table:style-name="ce67" table:formula="of:=SUM([.D9:.E9])" office:value-type="float" office:value="74620" calcext:value-type="float">
            <text:p>74,620</text:p>
          </table:table-cell>
          <table:table-cell table:style-name="ce67" office:value-type="float" office:value="38248" calcext:value-type="float">
            <text:p>38,248</text:p>
          </table:table-cell>
          <table:table-cell table:style-name="ce72" office:value-type="float" office:value="36372" calcext:value-type="float">
            <text:p>36,37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199" calcext:value-type="float">
            <text:p>4,199</text:p>
          </table:table-cell>
          <table:table-cell table:style-name="ce67" table:formula="of:=SUM([.D10:.E10])" office:value-type="float" office:value="14580" calcext:value-type="float">
            <text:p>14,580</text:p>
          </table:table-cell>
          <table:table-cell table:style-name="ce67" office:value-type="float" office:value="7951" calcext:value-type="float">
            <text:p>7,951</text:p>
          </table:table-cell>
          <table:table-cell table:style-name="ce72" office:value-type="float" office:value="6629" calcext:value-type="float">
            <text:p>6,62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4786" calcext:value-type="float">
            <text:p>14,786</text:p>
          </table:table-cell>
          <table:table-cell table:style-name="ce67" table:formula="of:=SUM([.D11:.E11])" office:value-type="float" office:value="52156" calcext:value-type="float">
            <text:p>52,156</text:p>
          </table:table-cell>
          <table:table-cell table:style-name="ce67" office:value-type="float" office:value="27084" calcext:value-type="float">
            <text:p>27,084</text:p>
          </table:table-cell>
          <table:table-cell table:style-name="ce72" office:value-type="float" office:value="25072" calcext:value-type="float">
            <text:p>25,07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003" calcext:value-type="float">
            <text:p>6,003</text:p>
          </table:table-cell>
          <table:table-cell table:style-name="ce67" table:formula="of:=SUM([.D12:.E12])" office:value-type="float" office:value="20813" calcext:value-type="float">
            <text:p>20,813</text:p>
          </table:table-cell>
          <table:table-cell table:style-name="ce67" office:value-type="float" office:value="10962" calcext:value-type="float">
            <text:p>10,962</text:p>
          </table:table-cell>
          <table:table-cell table:style-name="ce72" office:value-type="float" office:value="9851" calcext:value-type="float">
            <text:p>9,85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478" calcext:value-type="float">
            <text:p>4,478</text:p>
          </table:table-cell>
          <table:table-cell table:style-name="ce67" table:formula="of:=SUM([.D13:.E13])" office:value-type="float" office:value="13728" calcext:value-type="float">
            <text:p>13,728</text:p>
          </table:table-cell>
          <table:table-cell table:style-name="ce67" office:value-type="float" office:value="7406" calcext:value-type="float">
            <text:p>7,406</text:p>
          </table:table-cell>
          <table:table-cell table:style-name="ce72" office:value-type="float" office:value="6322" calcext:value-type="float">
            <text:p>6,32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2995" calcext:value-type="float">
            <text:p>2,995</text:p>
          </table:table-cell>
          <table:table-cell table:style-name="ce67" table:formula="of:=SUM([.D14:.E14])" office:value-type="float" office:value="10291" calcext:value-type="float">
            <text:p>10,291</text:p>
          </table:table-cell>
          <table:table-cell table:style-name="ce67" office:value-type="float" office:value="5579" calcext:value-type="float">
            <text:p>5,579</text:p>
          </table:table-cell>
          <table:table-cell table:style-name="ce72" office:value-type="float" office:value="4712" calcext:value-type="float">
            <text:p>4,71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09" calcext:value-type="float">
            <text:p>2,009</text:p>
          </table:table-cell>
          <table:table-cell table:style-name="ce67" table:formula="of:=SUM([.D15:.E15])" office:value-type="float" office:value="6129" calcext:value-type="float">
            <text:p>6,129</text:p>
          </table:table-cell>
          <table:table-cell table:style-name="ce67" office:value-type="float" office:value="3419" calcext:value-type="float">
            <text:p>3,419</text:p>
          </table:table-cell>
          <table:table-cell table:style-name="ce72" office:value-type="float" office:value="2710" calcext:value-type="float">
            <text:p>2,71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591" calcext:value-type="float">
            <text:p>2,591</text:p>
          </table:table-cell>
          <table:table-cell table:style-name="ce67" table:formula="of:=SUM([.D16:.E16])" office:value-type="float" office:value="8142" calcext:value-type="float">
            <text:p>8,142</text:p>
          </table:table-cell>
          <table:table-cell table:style-name="ce67" office:value-type="float" office:value="4496" calcext:value-type="float">
            <text:p>4,496</text:p>
          </table:table-cell>
          <table:table-cell table:style-name="ce72" office:value-type="float" office:value="3646" calcext:value-type="float">
            <text:p>3,646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53" calcext:value-type="float">
            <text:p>1,653</text:p>
          </table:table-cell>
          <table:table-cell table:style-name="ce68" table:formula="of:=SUM([.D17:.E17])" office:value-type="float" office:value="4372" calcext:value-type="float">
            <text:p>4,372</text:p>
          </table:table-cell>
          <table:table-cell table:style-name="ce68" office:value-type="float" office:value="2494" calcext:value-type="float">
            <text:p>2,494</text:p>
          </table:table-cell>
          <table:table-cell table:style-name="ce73" office:value-type="float" office:value="1878" calcext:value-type="float">
            <text:p>1,87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4705" calcext:value-type="float">
            <text:p>164,705</text:p>
          </table:table-cell>
          <table:table-cell table:style-name="ce44" table:formula="of:=SUM([.C5:.C22])" office:value-type="float" office:value="559851" calcext:value-type="float">
            <text:p>559,851</text:p>
          </table:table-cell>
          <table:table-cell table:style-name="ce38" table:formula="of:=SUM([.D5:.D22])" office:value-type="float" office:value="292214" calcext:value-type="float">
            <text:p>292,214</text:p>
          </table:table-cell>
          <table:table-cell table:style-name="ce45" table:formula="of:=SUM([.E5:.E22])" office:value-type="float" office:value="267637" calcext:value-type="float">
            <text:p>267,6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095" calcext:value-type="float">
            <text:p>28,095</text:p>
          </table:table-cell>
          <table:table-cell table:style-name="ce38" table:formula="of:=SUM([.D5:.E5])" office:value-type="float" office:value="91161" calcext:value-type="float">
            <text:p>91,161</text:p>
          </table:table-cell>
          <table:table-cell table:style-name="ce38" office:value-type="float" office:value="46184" calcext:value-type="float">
            <text:p>46,184</text:p>
          </table:table-cell>
          <table:table-cell table:style-name="ce45" office:value-type="float" office:value="44977" calcext:value-type="float">
            <text:p>44,9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333" calcext:value-type="float">
            <text:p>13,333</text:p>
          </table:table-cell>
          <table:table-cell table:style-name="ce38" table:formula="of:=SUM([.D6:.E6])" office:value-type="float" office:value="48957" calcext:value-type="float">
            <text:p>48,957</text:p>
          </table:table-cell>
          <table:table-cell table:style-name="ce38" office:value-type="float" office:value="25635" calcext:value-type="float">
            <text:p>25,635</text:p>
          </table:table-cell>
          <table:table-cell table:style-name="ce45" office:value-type="float" office:value="23322" calcext:value-type="float">
            <text:p>23,3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0963" calcext:value-type="float">
            <text:p>10,963</text:p>
          </table:table-cell>
          <table:table-cell table:style-name="ce38" table:formula="of:=SUM([.D7:.E7])" office:value-type="float" office:value="38931" calcext:value-type="float">
            <text:p>38,931</text:p>
          </table:table-cell>
          <table:table-cell table:style-name="ce38" office:value-type="float" office:value="20783" calcext:value-type="float">
            <text:p>20,783</text:p>
          </table:table-cell>
          <table:table-cell table:style-name="ce45" office:value-type="float" office:value="18148" calcext:value-type="float">
            <text:p>18,1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090" calcext:value-type="float">
            <text:p>22,090</text:p>
          </table:table-cell>
          <table:table-cell table:style-name="ce38" table:formula="of:=SUM([.D8:.E8])" office:value-type="float" office:value="75757" calcext:value-type="float">
            <text:p>75,757</text:p>
          </table:table-cell>
          <table:table-cell table:style-name="ce38" office:value-type="float" office:value="38678" calcext:value-type="float">
            <text:p>38,678</text:p>
          </table:table-cell>
          <table:table-cell table:style-name="ce45" office:value-type="float" office:value="37079" calcext:value-type="float">
            <text:p>37,0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7678" calcext:value-type="float">
            <text:p>27,678</text:p>
          </table:table-cell>
          <table:table-cell table:style-name="ce38" table:formula="of:=SUM([.D9:.E9])" office:value-type="float" office:value="95127" calcext:value-type="float">
            <text:p>95,127</text:p>
          </table:table-cell>
          <table:table-cell table:style-name="ce38" office:value-type="float" office:value="48699" calcext:value-type="float">
            <text:p>48,699</text:p>
          </table:table-cell>
          <table:table-cell table:style-name="ce45" office:value-type="float" office:value="46428" calcext:value-type="float">
            <text:p>46,4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420" calcext:value-type="float">
            <text:p>11,420</text:p>
          </table:table-cell>
          <table:table-cell table:style-name="ce38" table:formula="of:=SUM([.D10:.E10])" office:value-type="float" office:value="40288" calcext:value-type="float">
            <text:p>40,288</text:p>
          </table:table-cell>
          <table:table-cell table:style-name="ce38" office:value-type="float" office:value="21389" calcext:value-type="float">
            <text:p>21,389</text:p>
          </table:table-cell>
          <table:table-cell table:style-name="ce45" office:value-type="float" office:value="18899" calcext:value-type="float">
            <text:p>18,8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772" calcext:value-type="float">
            <text:p>5,772</text:p>
          </table:table-cell>
          <table:table-cell table:style-name="ce38" table:formula="of:=SUM([.D11:.E11])" office:value-type="float" office:value="18381" calcext:value-type="float">
            <text:p>18,381</text:p>
          </table:table-cell>
          <table:table-cell table:style-name="ce38" office:value-type="float" office:value="9747" calcext:value-type="float">
            <text:p>9,747</text:p>
          </table:table-cell>
          <table:table-cell table:style-name="ce45" office:value-type="float" office:value="8634" calcext:value-type="float">
            <text:p>8,6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161" calcext:value-type="float">
            <text:p>5,161</text:p>
          </table:table-cell>
          <table:table-cell table:style-name="ce38" table:formula="of:=SUM([.D12:.E12])" office:value-type="float" office:value="16086" calcext:value-type="float">
            <text:p>16,086</text:p>
          </table:table-cell>
          <table:table-cell table:style-name="ce38" office:value-type="float" office:value="8668" calcext:value-type="float">
            <text:p>8,668</text:p>
          </table:table-cell>
          <table:table-cell table:style-name="ce45" office:value-type="float" office:value="7418" calcext:value-type="float">
            <text:p>7,4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703" calcext:value-type="float">
            <text:p>9,703</text:p>
          </table:table-cell>
          <table:table-cell table:style-name="ce38" table:formula="of:=SUM([.D13:.E13])" office:value-type="float" office:value="34731" calcext:value-type="float">
            <text:p>34,731</text:p>
          </table:table-cell>
          <table:table-cell table:style-name="ce38" office:value-type="float" office:value="18244" calcext:value-type="float">
            <text:p>18,244</text:p>
          </table:table-cell>
          <table:table-cell table:style-name="ce45" office:value-type="float" office:value="16487" calcext:value-type="float">
            <text:p>16,4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46" calcext:value-type="float">
            <text:p>5,846</text:p>
          </table:table-cell>
          <table:table-cell table:style-name="ce38" table:formula="of:=SUM([.D14:.E14])" office:value-type="float" office:value="19768" calcext:value-type="float">
            <text:p>19,768</text:p>
          </table:table-cell>
          <table:table-cell table:style-name="ce38" office:value-type="float" office:value="10544" calcext:value-type="float">
            <text:p>10,544</text:p>
          </table:table-cell>
          <table:table-cell table:style-name="ce45" office:value-type="float" office:value="9224" calcext:value-type="float">
            <text:p>9,2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8" table:formula="of:=SUM([.D15:.E15])" office:value-type="float" office:value="11291" calcext:value-type="float">
            <text:p>11,291</text:p>
          </table:table-cell>
          <table:table-cell table:style-name="ce38" office:value-type="float" office:value="6276" calcext:value-type="float">
            <text:p>6,276</text:p>
          </table:table-cell>
          <table:table-cell table:style-name="ce45" office:value-type="float" office:value="5015" calcext:value-type="float">
            <text:p>5,0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43" calcext:value-type="float">
            <text:p>3,443</text:p>
          </table:table-cell>
          <table:table-cell table:style-name="ce38" table:formula="of:=SUM([.D16:.E16])" office:value-type="float" office:value="11817" calcext:value-type="float">
            <text:p>11,817</text:p>
          </table:table-cell>
          <table:table-cell table:style-name="ce38" office:value-type="float" office:value="6258" calcext:value-type="float">
            <text:p>6,258</text:p>
          </table:table-cell>
          <table:table-cell table:style-name="ce45" office:value-type="float" office:value="5559" calcext:value-type="float">
            <text:p>5,5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14" calcext:value-type="float">
            <text:p>5,114</text:p>
          </table:table-cell>
          <table:table-cell table:style-name="ce38" table:formula="of:=SUM([.D17:.E17])" office:value-type="float" office:value="17669" calcext:value-type="float">
            <text:p>17,669</text:p>
          </table:table-cell>
          <table:table-cell table:style-name="ce38" office:value-type="float" office:value="9367" calcext:value-type="float">
            <text:p>9,367</text:p>
          </table:table-cell>
          <table:table-cell table:style-name="ce45" office:value-type="float" office:value="8302" calcext:value-type="float">
            <text:p>8,3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585" calcext:value-type="float">
            <text:p>2,585</text:p>
          </table:table-cell>
          <table:table-cell table:style-name="ce38" table:formula="of:=SUM([.D18:.E18])" office:value-type="float" office:value="7926" calcext:value-type="float">
            <text:p>7,926</text:p>
          </table:table-cell>
          <table:table-cell table:style-name="ce38" office:value-type="float" office:value="4412" calcext:value-type="float">
            <text:p>4,412</text:p>
          </table:table-cell>
          <table:table-cell table:style-name="ce45" office:value-type="float" office:value="3514" calcext:value-type="float">
            <text:p>3,5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866" calcext:value-type="float">
            <text:p>3,866</text:p>
          </table:table-cell>
          <table:table-cell table:style-name="ce38" table:formula="of:=SUM([.D19:.E19])" office:value-type="float" office:value="13760" calcext:value-type="float">
            <text:p>13,760</text:p>
          </table:table-cell>
          <table:table-cell table:style-name="ce38" office:value-type="float" office:value="7288" calcext:value-type="float">
            <text:p>7,288</text:p>
          </table:table-cell>
          <table:table-cell table:style-name="ce45" office:value-type="float" office:value="6472" calcext:value-type="float">
            <text:p>6,4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11" calcext:value-type="float">
            <text:p>2,311</text:p>
          </table:table-cell>
          <table:table-cell table:style-name="ce38" table:formula="of:=SUM([.D20:.E20])" office:value-type="float" office:value="7435" calcext:value-type="float">
            <text:p>7,435</text:p>
          </table:table-cell>
          <table:table-cell table:style-name="ce42" office:value-type="float" office:value="4054" calcext:value-type="float">
            <text:p>4,054</text:p>
          </table:table-cell>
          <table:table-cell table:style-name="ce45" office:value-type="float" office:value="3381" calcext:value-type="float">
            <text:p>3,3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8" table:formula="of:=SUM([.D21:.E21])" office:value-type="float" office:value="5094" calcext:value-type="float">
            <text:p>5,094</text:p>
          </table:table-cell>
          <table:table-cell table:style-name="ce38" office:value-type="float" office:value="2868" calcext:value-type="float">
            <text:p>2,868</text:p>
          </table:table-cell>
          <table:table-cell table:style-name="ce45" office:value-type="float" office:value="2226" calcext:value-type="float">
            <text:p>2,22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46" calcext:value-type="float">
            <text:p>1,846</text:p>
          </table:table-cell>
          <table:table-cell table:style-name="ce39" table:formula="of:=SUM([.D22:.E22])" office:value-type="float" office:value="5672" calcext:value-type="float">
            <text:p>5,672</text:p>
          </table:table-cell>
          <table:table-cell table:style-name="ce39" office:value-type="float" office:value="3120" calcext:value-type="float">
            <text:p>3,120</text:p>
          </table:table-cell>
          <table:table-cell table:style-name="ce52" office:value-type="float" office:value="2552" calcext:value-type="float">
            <text:p>2,55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46510" calcext:value-type="float">
            <text:p>446,510</text:p>
          </table:table-cell>
          <table:table-cell table:style-name="ce44" table:formula="of:=SUM([.C5:.C25])" office:value-type="float" office:value="1553446" calcext:value-type="float">
            <text:p>1,553,446</text:p>
          </table:table-cell>
          <table:table-cell table:style-name="ce38" table:formula="of:=SUM([.D5:.D25])" office:value-type="float" office:value="789992" calcext:value-type="float">
            <text:p>789,992</text:p>
          </table:table-cell>
          <table:table-cell table:style-name="ce45" table:formula="of:=SUM([.E5:.E25])" office:value-type="float" office:value="763454" calcext:value-type="float">
            <text:p>763,4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7524" calcext:value-type="float">
            <text:p>47,524</text:p>
          </table:table-cell>
          <table:table-cell table:style-name="ce38" table:formula="of:=SUM([.D5:.E5])" office:value-type="float" office:value="165090" calcext:value-type="float">
            <text:p>165,090</text:p>
          </table:table-cell>
          <table:table-cell table:style-name="ce38" office:value-type="float" office:value="82186" calcext:value-type="float">
            <text:p>82,186</text:p>
          </table:table-cell>
          <table:table-cell table:style-name="ce45" office:value-type="float" office:value="82904" calcext:value-type="float">
            <text:p>82,9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8633" calcext:value-type="float">
            <text:p>58,633</text:p>
          </table:table-cell>
          <table:table-cell table:style-name="ce38" table:formula="of:=SUM([.D6:.E6])" office:value-type="float" office:value="193626" calcext:value-type="float">
            <text:p>193,626</text:p>
          </table:table-cell>
          <table:table-cell table:style-name="ce38" office:value-type="float" office:value="96392" calcext:value-type="float">
            <text:p>96,392</text:p>
          </table:table-cell>
          <table:table-cell table:style-name="ce45" office:value-type="float" office:value="97234" calcext:value-type="float">
            <text:p>97,2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2543" calcext:value-type="float">
            <text:p>52,543</text:p>
          </table:table-cell>
          <table:table-cell table:style-name="ce38" table:formula="of:=SUM([.D7:.E7])" office:value-type="float" office:value="171725" calcext:value-type="float">
            <text:p>171,725</text:p>
          </table:table-cell>
          <table:table-cell table:style-name="ce38" office:value-type="float" office:value="86523" calcext:value-type="float">
            <text:p>86,523</text:p>
          </table:table-cell>
          <table:table-cell table:style-name="ce45" office:value-type="float" office:value="85202" calcext:value-type="float">
            <text:p>85,2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554" calcext:value-type="float">
            <text:p>16,554</text:p>
          </table:table-cell>
          <table:table-cell table:style-name="ce38" table:formula="of:=SUM([.D8:.E8])" office:value-type="float" office:value="54493" calcext:value-type="float">
            <text:p>54,493</text:p>
          </table:table-cell>
          <table:table-cell table:style-name="ce38" office:value-type="float" office:value="28386" calcext:value-type="float">
            <text:p>28,386</text:p>
          </table:table-cell>
          <table:table-cell table:style-name="ce45" office:value-type="float" office:value="26107" calcext:value-type="float">
            <text:p>26,1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0960" calcext:value-type="float">
            <text:p>20,960</text:p>
          </table:table-cell>
          <table:table-cell table:style-name="ce38" table:formula="of:=SUM([.D9:.E9])" office:value-type="float" office:value="79323" calcext:value-type="float">
            <text:p>79,323</text:p>
          </table:table-cell>
          <table:table-cell table:style-name="ce38" office:value-type="float" office:value="40267" calcext:value-type="float">
            <text:p>40,267</text:p>
          </table:table-cell>
          <table:table-cell table:style-name="ce45" office:value-type="float" office:value="39056" calcext:value-type="float">
            <text:p>39,0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3996" calcext:value-type="float">
            <text:p>23,996</text:p>
          </table:table-cell>
          <table:table-cell table:style-name="ce38" table:formula="of:=SUM([.D10:.E10])" office:value-type="float" office:value="85875" calcext:value-type="float">
            <text:p>85,875</text:p>
          </table:table-cell>
          <table:table-cell table:style-name="ce38" office:value-type="float" office:value="44423" calcext:value-type="float">
            <text:p>44,423</text:p>
          </table:table-cell>
          <table:table-cell table:style-name="ce45" office:value-type="float" office:value="41452" calcext:value-type="float">
            <text:p>41,4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1816" calcext:value-type="float">
            <text:p>21,816</text:p>
          </table:table-cell>
          <table:table-cell table:style-name="ce38" table:formula="of:=SUM([.D11:.E11])" office:value-type="float" office:value="79098" calcext:value-type="float">
            <text:p>79,098</text:p>
          </table:table-cell>
          <table:table-cell table:style-name="ce38" office:value-type="float" office:value="40375" calcext:value-type="float">
            <text:p>40,375</text:p>
          </table:table-cell>
          <table:table-cell table:style-name="ce45" office:value-type="float" office:value="38723" calcext:value-type="float">
            <text:p>38,7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335" calcext:value-type="float">
            <text:p>15,335</text:p>
          </table:table-cell>
          <table:table-cell table:style-name="ce38" table:formula="of:=SUM([.D12:.E12])" office:value-type="float" office:value="54445" calcext:value-type="float">
            <text:p>54,445</text:p>
          </table:table-cell>
          <table:table-cell table:style-name="ce38" office:value-type="float" office:value="27687" calcext:value-type="float">
            <text:p>27,687</text:p>
          </table:table-cell>
          <table:table-cell table:style-name="ce45" office:value-type="float" office:value="26758" calcext:value-type="float">
            <text:p>26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239" calcext:value-type="float">
            <text:p>14,239</text:p>
          </table:table-cell>
          <table:table-cell table:style-name="ce38" table:formula="of:=SUM([.D13:.E13])" office:value-type="float" office:value="54432" calcext:value-type="float">
            <text:p>54,432</text:p>
          </table:table-cell>
          <table:table-cell table:style-name="ce38" office:value-type="float" office:value="28177" calcext:value-type="float">
            <text:p>28,177</text:p>
          </table:table-cell>
          <table:table-cell table:style-name="ce45" office:value-type="float" office:value="26255" calcext:value-type="float">
            <text:p>26,2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6978" calcext:value-type="float">
            <text:p>16,978</text:p>
          </table:table-cell>
          <table:table-cell table:style-name="ce38" table:formula="of:=SUM([.D14:.E14])" office:value-type="float" office:value="64021" calcext:value-type="float">
            <text:p>64,021</text:p>
          </table:table-cell>
          <table:table-cell table:style-name="ce38" office:value-type="float" office:value="33072" calcext:value-type="float">
            <text:p>33,072</text:p>
          </table:table-cell>
          <table:table-cell table:style-name="ce45" office:value-type="float" office:value="30949" calcext:value-type="float">
            <text:p>30,9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0585" calcext:value-type="float">
            <text:p>30,585</text:p>
          </table:table-cell>
          <table:table-cell table:style-name="ce38" table:formula="of:=SUM([.D15:.E15])" office:value-type="float" office:value="97772" calcext:value-type="float">
            <text:p>97,772</text:p>
          </table:table-cell>
          <table:table-cell table:style-name="ce38" office:value-type="float" office:value="49073" calcext:value-type="float">
            <text:p>49,073</text:p>
          </table:table-cell>
          <table:table-cell table:style-name="ce45" office:value-type="float" office:value="48699" calcext:value-type="float">
            <text:p>48,6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179" calcext:value-type="float">
            <text:p>25,179</text:p>
          </table:table-cell>
          <table:table-cell table:style-name="ce38" table:formula="of:=SUM([.D16:.E16])" office:value-type="float" office:value="88430" calcext:value-type="float">
            <text:p>88,430</text:p>
          </table:table-cell>
          <table:table-cell table:style-name="ce38" office:value-type="float" office:value="44790" calcext:value-type="float">
            <text:p>44,790</text:p>
          </table:table-cell>
          <table:table-cell table:style-name="ce45" office:value-type="float" office:value="43640" calcext:value-type="float">
            <text:p>43,6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157" calcext:value-type="float">
            <text:p>7,157</text:p>
          </table:table-cell>
          <table:table-cell table:style-name="ce38" table:formula="of:=SUM([.D17:.E17])" office:value-type="float" office:value="25807" calcext:value-type="float">
            <text:p>25,807</text:p>
          </table:table-cell>
          <table:table-cell table:style-name="ce38" office:value-type="float" office:value="13659" calcext:value-type="float">
            <text:p>13,659</text:p>
          </table:table-cell>
          <table:table-cell table:style-name="ce45" office:value-type="float" office:value="12148" calcext:value-type="float">
            <text:p>12,1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679" calcext:value-type="float">
            <text:p>4,679</text:p>
          </table:table-cell>
          <table:table-cell table:style-name="ce38" table:formula="of:=SUM([.D18:.E18])" office:value-type="float" office:value="16125" calcext:value-type="float">
            <text:p>16,125</text:p>
          </table:table-cell>
          <table:table-cell table:style-name="ce38" office:value-type="float" office:value="8412" calcext:value-type="float">
            <text:p>8,412</text:p>
          </table:table-cell>
          <table:table-cell table:style-name="ce45" office:value-type="float" office:value="7713" calcext:value-type="float">
            <text:p>7,7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384" calcext:value-type="float">
            <text:p>8,384</text:p>
          </table:table-cell>
          <table:table-cell table:style-name="ce38" table:formula="of:=SUM([.D19:.E19])" office:value-type="float" office:value="31778" calcext:value-type="float">
            <text:p>31,778</text:p>
          </table:table-cell>
          <table:table-cell table:style-name="ce38" office:value-type="float" office:value="16416" calcext:value-type="float">
            <text:p>16,416</text:p>
          </table:table-cell>
          <table:table-cell table:style-name="ce45" office:value-type="float" office:value="15362" calcext:value-type="float">
            <text:p>15,3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21" calcext:value-type="float">
            <text:p>5,121</text:p>
          </table:table-cell>
          <table:table-cell table:style-name="ce38" table:formula="of:=SUM([.D20:.E20])" office:value-type="float" office:value="20614" calcext:value-type="float">
            <text:p>20,614</text:p>
          </table:table-cell>
          <table:table-cell table:style-name="ce42" office:value-type="float" office:value="10854" calcext:value-type="float">
            <text:p>10,854</text:p>
          </table:table-cell>
          <table:table-cell table:style-name="ce45" office:value-type="float" office:value="9760" calcext:value-type="float">
            <text:p>9,7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321" calcext:value-type="float">
            <text:p>19,321</text:p>
          </table:table-cell>
          <table:table-cell table:style-name="ce38" table:formula="of:=SUM([.D21:.E21])" office:value-type="float" office:value="67739" calcext:value-type="float">
            <text:p>67,739</text:p>
          </table:table-cell>
          <table:table-cell table:style-name="ce38" office:value-type="float" office:value="34477" calcext:value-type="float">
            <text:p>34,477</text:p>
          </table:table-cell>
          <table:table-cell table:style-name="ce45" office:value-type="float" office:value="33262" calcext:value-type="float">
            <text:p>33,2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264" calcext:value-type="float">
            <text:p>15,264</text:p>
          </table:table-cell>
          <table:table-cell table:style-name="ce38" table:formula="of:=SUM([.D22:.E22])" office:value-type="float" office:value="55923" calcext:value-type="float">
            <text:p>55,923</text:p>
          </table:table-cell>
          <table:table-cell table:style-name="ce38" office:value-type="float" office:value="28810" calcext:value-type="float">
            <text:p>28,810</text:p>
          </table:table-cell>
          <table:table-cell table:style-name="ce45" office:value-type="float" office:value="27113" calcext:value-type="float">
            <text:p>27,1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494" calcext:value-type="float">
            <text:p>19,494</text:p>
          </table:table-cell>
          <table:table-cell table:style-name="ce38" table:formula="of:=SUM([.D23:.E23])" office:value-type="float" office:value="72086" calcext:value-type="float">
            <text:p>72,086</text:p>
          </table:table-cell>
          <table:table-cell table:style-name="ce38" office:value-type="float" office:value="36953" calcext:value-type="float">
            <text:p>36,953</text:p>
          </table:table-cell>
          <table:table-cell table:style-name="ce45" office:value-type="float" office:value="35133" calcext:value-type="float">
            <text:p>35,1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281" calcext:value-type="float">
            <text:p>18,281</text:p>
          </table:table-cell>
          <table:table-cell table:style-name="ce38" table:formula="of:=SUM([.D24:.E24])" office:value-type="float" office:value="64293" calcext:value-type="float">
            <text:p>64,293</text:p>
          </table:table-cell>
          <table:table-cell table:style-name="ce38" office:value-type="float" office:value="33128" calcext:value-type="float">
            <text:p>33,128</text:p>
          </table:table-cell>
          <table:table-cell table:style-name="ce45" office:value-type="float" office:value="31165" calcext:value-type="float">
            <text:p>31,16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67" calcext:value-type="float">
            <text:p>4,467</text:p>
          </table:table-cell>
          <table:table-cell table:style-name="ce39" table:formula="of:=SUM([.D25:.E25])" office:value-type="float" office:value="10751" calcext:value-type="float">
            <text:p>10,751</text:p>
          </table:table-cell>
          <table:table-cell table:style-name="ce39" office:value-type="float" office:value="5932" calcext:value-type="float">
            <text:p>5,932</text:p>
          </table:table-cell>
          <table:table-cell table:style-name="ce52" office:value-type="float" office:value="4819" calcext:value-type="float">
            <text:p>4,819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50439" calcext:value-type="float">
            <text:p>350,439</text:p>
          </table:table-cell>
          <table:table-cell table:style-name="ce44" table:formula="of:=SUM([.C5:.C30])" office:value-type="float" office:value="1313003" calcext:value-type="float">
            <text:p>1,313,003</text:p>
          </table:table-cell>
          <table:table-cell table:style-name="ce38" table:formula="of:=SUM([.D5:.D30])" office:value-type="float" office:value="676731" calcext:value-type="float">
            <text:p>676,731</text:p>
          </table:table-cell>
          <table:table-cell table:style-name="ce45" table:formula="of:=SUM([.E5:.E30])" office:value-type="float" office:value="636272" calcext:value-type="float">
            <text:p>636,2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9168" calcext:value-type="float">
            <text:p>69,168</text:p>
          </table:table-cell>
          <table:table-cell table:style-name="ce38" table:formula="of:=SUM([.D5:.E5])" office:value-type="float" office:value="236473" calcext:value-type="float">
            <text:p>236,473</text:p>
          </table:table-cell>
          <table:table-cell table:style-name="ce38" office:value-type="float" office:value="118414" calcext:value-type="float">
            <text:p>118,414</text:p>
          </table:table-cell>
          <table:table-cell table:style-name="ce44" office:value-type="float" office:value="118059" calcext:value-type="float">
            <text:p>118,0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353" calcext:value-type="float">
            <text:p>21,353</text:p>
          </table:table-cell>
          <table:table-cell table:style-name="ce38" table:formula="of:=SUM([.D6:.E6])" office:value-type="float" office:value="85281" calcext:value-type="float">
            <text:p>85,281</text:p>
          </table:table-cell>
          <table:table-cell table:style-name="ce38" office:value-type="float" office:value="43818" calcext:value-type="float">
            <text:p>43,818</text:p>
          </table:table-cell>
          <table:table-cell table:style-name="ce44" office:value-type="float" office:value="41463" calcext:value-type="float">
            <text:p>41,4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3026" calcext:value-type="float">
            <text:p>23,026</text:p>
          </table:table-cell>
          <table:table-cell table:style-name="ce38" table:formula="of:=SUM([.D7:.E7])" office:value-type="float" office:value="89138" calcext:value-type="float">
            <text:p>89,138</text:p>
          </table:table-cell>
          <table:table-cell table:style-name="ce38" office:value-type="float" office:value="45848" calcext:value-type="float">
            <text:p>45,848</text:p>
          </table:table-cell>
          <table:table-cell table:style-name="ce44" office:value-type="float" office:value="43290" calcext:value-type="float">
            <text:p>43,2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536" calcext:value-type="float">
            <text:p>9,536</text:p>
          </table:table-cell>
          <table:table-cell table:style-name="ce38" table:formula="of:=SUM([.D8:.E8])" office:value-type="float" office:value="33589" calcext:value-type="float">
            <text:p>33,589</text:p>
          </table:table-cell>
          <table:table-cell table:style-name="ce38" office:value-type="float" office:value="17112" calcext:value-type="float">
            <text:p>17,112</text:p>
          </table:table-cell>
          <table:table-cell table:style-name="ce44" office:value-type="float" office:value="16477" calcext:value-type="float">
            <text:p>16,4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326" calcext:value-type="float">
            <text:p>35,326</text:p>
          </table:table-cell>
          <table:table-cell table:style-name="ce38" table:formula="of:=SUM([.D9:.E9])" office:value-type="float" office:value="126251" calcext:value-type="float">
            <text:p>126,251</text:p>
          </table:table-cell>
          <table:table-cell table:style-name="ce38" office:value-type="float" office:value="63780" calcext:value-type="float">
            <text:p>63,780</text:p>
          </table:table-cell>
          <table:table-cell table:style-name="ce44" office:value-type="float" office:value="62471" calcext:value-type="float">
            <text:p>62,4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571" calcext:value-type="float">
            <text:p>14,571</text:p>
          </table:table-cell>
          <table:table-cell table:style-name="ce38" table:formula="of:=SUM([.D10:.E10])" office:value-type="float" office:value="56615" calcext:value-type="float">
            <text:p>56,615</text:p>
          </table:table-cell>
          <table:table-cell table:style-name="ce38" office:value-type="float" office:value="29081" calcext:value-type="float">
            <text:p>29,081</text:p>
          </table:table-cell>
          <table:table-cell table:style-name="ce44" office:value-type="float" office:value="27534" calcext:value-type="float">
            <text:p>27,5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185" calcext:value-type="float">
            <text:p>12,185</text:p>
          </table:table-cell>
          <table:table-cell table:style-name="ce38" table:formula="of:=SUM([.D11:.E11])" office:value-type="float" office:value="44926" calcext:value-type="float">
            <text:p>44,926</text:p>
          </table:table-cell>
          <table:table-cell table:style-name="ce38" office:value-type="float" office:value="23620" calcext:value-type="float">
            <text:p>23,620</text:p>
          </table:table-cell>
          <table:table-cell table:style-name="ce44" office:value-type="float" office:value="21306" calcext:value-type="float">
            <text:p>21,3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3892" calcext:value-type="float">
            <text:p>13,892</text:p>
          </table:table-cell>
          <table:table-cell table:style-name="ce38" table:formula="of:=SUM([.D12:.E12])" office:value-type="float" office:value="54905" calcext:value-type="float">
            <text:p>54,905</text:p>
          </table:table-cell>
          <table:table-cell table:style-name="ce38" office:value-type="float" office:value="28373" calcext:value-type="float">
            <text:p>28,373</text:p>
          </table:table-cell>
          <table:table-cell table:style-name="ce44" office:value-type="float" office:value="26532" calcext:value-type="float">
            <text:p>26,5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3941" calcext:value-type="float">
            <text:p>3,941</text:p>
          </table:table-cell>
          <table:table-cell table:style-name="ce38" table:formula="of:=SUM([.D13:.E13])" office:value-type="float" office:value="17018" calcext:value-type="float">
            <text:p>17,018</text:p>
          </table:table-cell>
          <table:table-cell table:style-name="ce38" office:value-type="float" office:value="8784" calcext:value-type="float">
            <text:p>8,784</text:p>
          </table:table-cell>
          <table:table-cell table:style-name="ce44" office:value-type="float" office:value="8234" calcext:value-type="float">
            <text:p>8,2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566" calcext:value-type="float">
            <text:p>8,566</text:p>
          </table:table-cell>
          <table:table-cell table:style-name="ce38" table:formula="of:=SUM([.D14:.E14])" office:value-type="float" office:value="35764" calcext:value-type="float">
            <text:p>35,764</text:p>
          </table:table-cell>
          <table:table-cell table:style-name="ce38" office:value-type="float" office:value="18455" calcext:value-type="float">
            <text:p>18,455</text:p>
          </table:table-cell>
          <table:table-cell table:style-name="ce44" office:value-type="float" office:value="17309" calcext:value-type="float">
            <text:p>17,3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554" calcext:value-type="float">
            <text:p>11,554</text:p>
          </table:table-cell>
          <table:table-cell table:style-name="ce38" table:formula="of:=SUM([.D15:.E15])" office:value-type="float" office:value="48843" calcext:value-type="float">
            <text:p>48,843</text:p>
          </table:table-cell>
          <table:table-cell table:style-name="ce38" office:value-type="float" office:value="25605" calcext:value-type="float">
            <text:p>25,605</text:p>
          </table:table-cell>
          <table:table-cell table:style-name="ce44" office:value-type="float" office:value="23238" calcext:value-type="float">
            <text:p>23,2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265" calcext:value-type="float">
            <text:p>9,265</text:p>
          </table:table-cell>
          <table:table-cell table:style-name="ce38" table:formula="of:=SUM([.D16:.E16])" office:value-type="float" office:value="38926" calcext:value-type="float">
            <text:p>38,926</text:p>
          </table:table-cell>
          <table:table-cell table:style-name="ce38" office:value-type="float" office:value="20170" calcext:value-type="float">
            <text:p>20,170</text:p>
          </table:table-cell>
          <table:table-cell table:style-name="ce44" office:value-type="float" office:value="18756" calcext:value-type="float">
            <text:p>18,7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346" calcext:value-type="float">
            <text:p>12,346</text:p>
          </table:table-cell>
          <table:table-cell table:style-name="ce38" table:formula="of:=SUM([.D17:.E17])" office:value-type="float" office:value="46089" calcext:value-type="float">
            <text:p>46,089</text:p>
          </table:table-cell>
          <table:table-cell table:style-name="ce38" office:value-type="float" office:value="23830" calcext:value-type="float">
            <text:p>23,830</text:p>
          </table:table-cell>
          <table:table-cell table:style-name="ce44" office:value-type="float" office:value="22259" calcext:value-type="float">
            <text:p>22,2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66" calcext:value-type="float">
            <text:p>6,766</text:p>
          </table:table-cell>
          <table:table-cell table:style-name="ce38" table:formula="of:=SUM([.D18:.E18])" office:value-type="float" office:value="25102" calcext:value-type="float">
            <text:p>25,102</text:p>
          </table:table-cell>
          <table:table-cell table:style-name="ce38" office:value-type="float" office:value="13361" calcext:value-type="float">
            <text:p>13,361</text:p>
          </table:table-cell>
          <table:table-cell table:style-name="ce44" office:value-type="float" office:value="11741" calcext:value-type="float">
            <text:p>11,7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828" calcext:value-type="float">
            <text:p>9,828</text:p>
          </table:table-cell>
          <table:table-cell table:style-name="ce38" table:formula="of:=SUM([.D19:.E19])" office:value-type="float" office:value="36410" calcext:value-type="float">
            <text:p>36,410</text:p>
          </table:table-cell>
          <table:table-cell table:style-name="ce38" office:value-type="float" office:value="19053" calcext:value-type="float">
            <text:p>19,053</text:p>
          </table:table-cell>
          <table:table-cell table:style-name="ce44" office:value-type="float" office:value="17357" calcext:value-type="float">
            <text:p>17,3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515" calcext:value-type="float">
            <text:p>8,515</text:p>
          </table:table-cell>
          <table:table-cell table:style-name="ce38" table:formula="of:=SUM([.D20:.E20])" office:value-type="float" office:value="34620" calcext:value-type="float">
            <text:p>34,620</text:p>
          </table:table-cell>
          <table:table-cell table:style-name="ce42" office:value-type="float" office:value="18220" calcext:value-type="float">
            <text:p>18,220</text:p>
          </table:table-cell>
          <table:table-cell table:style-name="ce44" office:value-type="float" office:value="16400" calcext:value-type="float">
            <text:p>16,4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593" calcext:value-type="float">
            <text:p>9,593</text:p>
          </table:table-cell>
          <table:table-cell table:style-name="ce38" table:formula="of:=SUM([.D21:.E21])" office:value-type="float" office:value="35490" calcext:value-type="float">
            <text:p>35,490</text:p>
          </table:table-cell>
          <table:table-cell table:style-name="ce38" office:value-type="float" office:value="18431" calcext:value-type="float">
            <text:p>18,431</text:p>
          </table:table-cell>
          <table:table-cell table:style-name="ce44" office:value-type="float" office:value="17059" calcext:value-type="float">
            <text:p>17,0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057" calcext:value-type="float">
            <text:p>10,057</text:p>
          </table:table-cell>
          <table:table-cell table:style-name="ce38" table:formula="of:=SUM([.D22:.E22])" office:value-type="float" office:value="39571" calcext:value-type="float">
            <text:p>39,571</text:p>
          </table:table-cell>
          <table:table-cell table:style-name="ce38" office:value-type="float" office:value="20614" calcext:value-type="float">
            <text:p>20,614</text:p>
          </table:table-cell>
          <table:table-cell table:style-name="ce44" office:value-type="float" office:value="18957" calcext:value-type="float">
            <text:p>18,9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1952" calcext:value-type="float">
            <text:p>11,952</text:p>
          </table:table-cell>
          <table:table-cell table:style-name="ce38" table:formula="of:=SUM([.D23:.E23])" office:value-type="float" office:value="45323" calcext:value-type="float">
            <text:p>45,323</text:p>
          </table:table-cell>
          <table:table-cell table:style-name="ce38" office:value-type="float" office:value="23389" calcext:value-type="float">
            <text:p>23,389</text:p>
          </table:table-cell>
          <table:table-cell table:style-name="ce44" office:value-type="float" office:value="21934" calcext:value-type="float">
            <text:p>21,9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199" calcext:value-type="float">
            <text:p>5,199</text:p>
          </table:table-cell>
          <table:table-cell table:style-name="ce38" table:formula="of:=SUM([.D24:.E24])" office:value-type="float" office:value="16968" calcext:value-type="float">
            <text:p>16,968</text:p>
          </table:table-cell>
          <table:table-cell table:style-name="ce38" office:value-type="float" office:value="8984" calcext:value-type="float">
            <text:p>8,984</text:p>
          </table:table-cell>
          <table:table-cell table:style-name="ce44" office:value-type="float" office:value="7984" calcext:value-type="float">
            <text:p>7,9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471" calcext:value-type="float">
            <text:p>7,471</text:p>
          </table:table-cell>
          <table:table-cell table:style-name="ce38" table:formula="of:=SUM([.D25:.E25])" office:value-type="float" office:value="28991" calcext:value-type="float">
            <text:p>28,991</text:p>
          </table:table-cell>
          <table:table-cell table:style-name="ce38" office:value-type="float" office:value="15126" calcext:value-type="float">
            <text:p>15,126</text:p>
          </table:table-cell>
          <table:table-cell table:style-name="ce44" office:value-type="float" office:value="13865" calcext:value-type="float">
            <text:p>13,8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254" calcext:value-type="float">
            <text:p>8,254</text:p>
          </table:table-cell>
          <table:table-cell table:style-name="ce38" table:formula="of:=SUM([.D26:.E26])" office:value-type="float" office:value="32049" calcext:value-type="float">
            <text:p>32,049</text:p>
          </table:table-cell>
          <table:table-cell table:style-name="ce38" office:value-type="float" office:value="16822" calcext:value-type="float">
            <text:p>16,822</text:p>
          </table:table-cell>
          <table:table-cell table:style-name="ce44" office:value-type="float" office:value="15227" calcext:value-type="float">
            <text:p>15,2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821" calcext:value-type="float">
            <text:p>9,821</text:p>
          </table:table-cell>
          <table:table-cell table:style-name="ce38" table:formula="of:=SUM([.D27:.E27])" office:value-type="float" office:value="36809" calcext:value-type="float">
            <text:p>36,809</text:p>
          </table:table-cell>
          <table:table-cell table:style-name="ce38" office:value-type="float" office:value="19542" calcext:value-type="float">
            <text:p>19,542</text:p>
          </table:table-cell>
          <table:table-cell table:style-name="ce44" office:value-type="float" office:value="17267" calcext:value-type="float">
            <text:p>17,2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278" calcext:value-type="float">
            <text:p>5,278</text:p>
          </table:table-cell>
          <table:table-cell table:style-name="ce38" table:formula="of:=SUM([.D28:.E28])" office:value-type="float" office:value="19139" calcext:value-type="float">
            <text:p>19,139</text:p>
          </table:table-cell>
          <table:table-cell table:style-name="ce38" office:value-type="float" office:value="10459" calcext:value-type="float">
            <text:p>10,459</text:p>
          </table:table-cell>
          <table:table-cell table:style-name="ce44" office:value-type="float" office:value="8680" calcext:value-type="float">
            <text:p>8,6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483" calcext:value-type="float">
            <text:p>4,483</text:p>
          </table:table-cell>
          <table:table-cell table:style-name="ce38" table:formula="of:=SUM([.D29:.E29])" office:value-type="float" office:value="16690" calcext:value-type="float">
            <text:p>16,690</text:p>
          </table:table-cell>
          <table:table-cell table:style-name="ce38" office:value-type="float" office:value="8854" calcext:value-type="float">
            <text:p>8,854</text:p>
          </table:table-cell>
          <table:table-cell table:style-name="ce44" office:value-type="float" office:value="7836" calcext:value-type="float">
            <text:p>7,83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493" calcext:value-type="float">
            <text:p>8,493</text:p>
          </table:table-cell>
          <table:table-cell table:style-name="ce39" table:formula="of:=SUM([.D30:.E30])" office:value-type="float" office:value="32023" calcext:value-type="float">
            <text:p>32,023</text:p>
          </table:table-cell>
          <table:table-cell table:style-name="ce39" office:value-type="float" office:value="16986" calcext:value-type="float">
            <text:p>16,986</text:p>
          </table:table-cell>
          <table:table-cell table:style-name="ce74" office:value-type="float" office:value="15037" calcext:value-type="float">
            <text:p>15,037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5444" calcext:value-type="float">
            <text:p>165,444</text:p>
          </table:table-cell>
          <table:table-cell table:style-name="ce44" table:formula="of:=SUM([.C5:.C17])" office:value-type="float" office:value="532762" calcext:value-type="float">
            <text:p>532,762</text:p>
          </table:table-cell>
          <table:table-cell table:style-name="ce38" table:formula="of:=SUM([.D5:.D17])" office:value-type="float" office:value="275588" calcext:value-type="float">
            <text:p>275,588</text:p>
          </table:table-cell>
          <table:table-cell table:style-name="ce45" table:formula="of:=SUM([.E5:.E17])" office:value-type="float" office:value="257174" calcext:value-type="float">
            <text:p>257,1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312" calcext:value-type="float">
            <text:p>32,312</text:p>
          </table:table-cell>
          <table:table-cell table:style-name="ce38" table:formula="of:=SUM([.D5:.E5])" office:value-type="float" office:value="105569" calcext:value-type="float">
            <text:p>105,569</text:p>
          </table:table-cell>
          <table:table-cell table:style-name="ce38" office:value-type="float" office:value="53344" calcext:value-type="float">
            <text:p>53,344</text:p>
          </table:table-cell>
          <table:table-cell table:style-name="ce45" office:value-type="float" office:value="52225" calcext:value-type="float">
            <text:p>52,2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627" calcext:value-type="float">
            <text:p>27,627</text:p>
          </table:table-cell>
          <table:table-cell table:style-name="ce38" table:formula="of:=SUM([.D6:.E6])" office:value-type="float" office:value="86416" calcext:value-type="float">
            <text:p>86,416</text:p>
          </table:table-cell>
          <table:table-cell table:style-name="ce38" office:value-type="float" office:value="43802" calcext:value-type="float">
            <text:p>43,802</text:p>
          </table:table-cell>
          <table:table-cell table:style-name="ce45" office:value-type="float" office:value="42614" calcext:value-type="float">
            <text:p>42,6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29792" calcext:value-type="float">
            <text:p>29,792</text:p>
          </table:table-cell>
          <table:table-cell table:style-name="ce38" table:formula="of:=SUM([.D7:.E7])" office:value-type="float" office:value="100082" calcext:value-type="float">
            <text:p>100,082</text:p>
          </table:table-cell>
          <table:table-cell table:style-name="ce38" office:value-type="float" office:value="50747" calcext:value-type="float">
            <text:p>50,747</text:p>
          </table:table-cell>
          <table:table-cell table:style-name="ce45" office:value-type="float" office:value="49335" calcext:value-type="float">
            <text:p>49,3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187" calcext:value-type="float">
            <text:p>18,187</text:p>
          </table:table-cell>
          <table:table-cell table:style-name="ce38" table:formula="of:=SUM([.D8:.E8])" office:value-type="float" office:value="59089" calcext:value-type="float">
            <text:p>59,089</text:p>
          </table:table-cell>
          <table:table-cell table:style-name="ce38" office:value-type="float" office:value="30614" calcext:value-type="float">
            <text:p>30,614</text:p>
          </table:table-cell>
          <table:table-cell table:style-name="ce45" office:value-type="float" office:value="28475" calcext:value-type="float">
            <text:p>28,4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138" calcext:value-type="float">
            <text:p>4,138</text:p>
          </table:table-cell>
          <table:table-cell table:style-name="ce38" table:formula="of:=SUM([.D9:.E9])" office:value-type="float" office:value="12026" calcext:value-type="float">
            <text:p>12,026</text:p>
          </table:table-cell>
          <table:table-cell table:style-name="ce38" office:value-type="float" office:value="6330" calcext:value-type="float">
            <text:p>6,330</text:p>
          </table:table-cell>
          <table:table-cell table:style-name="ce45" office:value-type="float" office:value="5696" calcext:value-type="float">
            <text:p>5,6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758" calcext:value-type="float">
            <text:p>11,758</text:p>
          </table:table-cell>
          <table:table-cell table:style-name="ce38" table:formula="of:=SUM([.D10:.E10])" office:value-type="float" office:value="41610" calcext:value-type="float">
            <text:p>41,610</text:p>
          </table:table-cell>
          <table:table-cell table:style-name="ce38" office:value-type="float" office:value="21958" calcext:value-type="float">
            <text:p>21,958</text:p>
          </table:table-cell>
          <table:table-cell table:style-name="ce45" office:value-type="float" office:value="19652" calcext:value-type="float">
            <text:p>19,6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370" calcext:value-type="float">
            <text:p>6,370</text:p>
          </table:table-cell>
          <table:table-cell table:style-name="ce38" table:formula="of:=SUM([.D11:.E11])" office:value-type="float" office:value="19439" calcext:value-type="float">
            <text:p>19,439</text:p>
          </table:table-cell>
          <table:table-cell table:style-name="ce38" office:value-type="float" office:value="10384" calcext:value-type="float">
            <text:p>10,384</text:p>
          </table:table-cell>
          <table:table-cell table:style-name="ce45" office:value-type="float" office:value="9055" calcext:value-type="float">
            <text:p>9,0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8" table:formula="of:=SUM([.D12:.E12])" office:value-type="float" office:value="16486" calcext:value-type="float">
            <text:p>16,486</text:p>
          </table:table-cell>
          <table:table-cell table:style-name="ce38" office:value-type="float" office:value="8985" calcext:value-type="float">
            <text:p>8,985</text:p>
          </table:table-cell>
          <table:table-cell table:style-name="ce45" office:value-type="float" office:value="7501" calcext:value-type="float">
            <text:p>7,5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679" calcext:value-type="float">
            <text:p>5,679</text:p>
          </table:table-cell>
          <table:table-cell table:style-name="ce38" table:formula="of:=SUM([.D13:.E13])" office:value-type="float" office:value="17309" calcext:value-type="float">
            <text:p>17,309</text:p>
          </table:table-cell>
          <table:table-cell table:style-name="ce38" office:value-type="float" office:value="9206" calcext:value-type="float">
            <text:p>9,206</text:p>
          </table:table-cell>
          <table:table-cell table:style-name="ce45" office:value-type="float" office:value="8103" calcext:value-type="float">
            <text:p>8,1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077" calcext:value-type="float">
            <text:p>7,077</text:p>
          </table:table-cell>
          <table:table-cell table:style-name="ce38" table:formula="of:=SUM([.D14:.E14])" office:value-type="float" office:value="21301" calcext:value-type="float">
            <text:p>21,301</text:p>
          </table:table-cell>
          <table:table-cell table:style-name="ce38" office:value-type="float" office:value="11716" calcext:value-type="float">
            <text:p>11,716</text:p>
          </table:table-cell>
          <table:table-cell table:style-name="ce45" office:value-type="float" office:value="9585" calcext:value-type="float">
            <text:p>9,5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33" calcext:value-type="float">
            <text:p>7,133</text:p>
          </table:table-cell>
          <table:table-cell table:style-name="ce38" table:formula="of:=SUM([.D15:.E15])" office:value-type="float" office:value="20769" calcext:value-type="float">
            <text:p>20,769</text:p>
          </table:table-cell>
          <table:table-cell table:style-name="ce38" office:value-type="float" office:value="10944" calcext:value-type="float">
            <text:p>10,944</text:p>
          </table:table-cell>
          <table:table-cell table:style-name="ce45" office:value-type="float" office:value="9825" calcext:value-type="float">
            <text:p>9,8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34" calcext:value-type="float">
            <text:p>5,034</text:p>
          </table:table-cell>
          <table:table-cell table:style-name="ce38" table:formula="of:=SUM([.D16:.E16])" office:value-type="float" office:value="17200" calcext:value-type="float">
            <text:p>17,200</text:p>
          </table:table-cell>
          <table:table-cell table:style-name="ce38" office:value-type="float" office:value="9366" calcext:value-type="float">
            <text:p>9,366</text:p>
          </table:table-cell>
          <table:table-cell table:style-name="ce45" office:value-type="float" office:value="7834" calcext:value-type="float">
            <text:p>7,83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70" calcext:value-type="float">
            <text:p>4,870</text:p>
          </table:table-cell>
          <table:table-cell table:style-name="ce39" table:formula="of:=SUM([.D17:.E17])" office:value-type="float" office:value="15466" calcext:value-type="float">
            <text:p>15,466</text:p>
          </table:table-cell>
          <table:table-cell table:style-name="ce39" office:value-type="float" office:value="8192" calcext:value-type="float">
            <text:p>8,192</text:p>
          </table:table-cell>
          <table:table-cell table:style-name="ce52" office:value-type="float" office:value="7274" calcext:value-type="float">
            <text:p>7,27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20904" calcext:value-type="float">
            <text:p>220,904</text:p>
          </table:table-cell>
          <table:table-cell table:style-name="ce44" table:formula="of:=SUM([.C5:.C24])" office:value-type="float" office:value="725237" calcext:value-type="float">
            <text:p>725,237</text:p>
          </table:table-cell>
          <table:table-cell table:style-name="ce38" table:formula="of:=SUM([.D5:.D24])" office:value-type="float" office:value="380590" calcext:value-type="float">
            <text:p>380,590</text:p>
          </table:table-cell>
          <table:table-cell table:style-name="ce45" table:formula="of:=SUM([.E5:.E24])" office:value-type="float" office:value="344647" calcext:value-type="float">
            <text:p>344,6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2980" calcext:value-type="float">
            <text:p>32,980</text:p>
          </table:table-cell>
          <table:table-cell table:style-name="ce38" table:formula="of:=SUM([.D5:.E5])" office:value-type="float" office:value="105886" calcext:value-type="float">
            <text:p>105,886</text:p>
          </table:table-cell>
          <table:table-cell table:style-name="ce38" office:value-type="float" office:value="53589" calcext:value-type="float">
            <text:p>53,589</text:p>
          </table:table-cell>
          <table:table-cell table:style-name="ce45" office:value-type="float" office:value="52297" calcext:value-type="float">
            <text:p>52,2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778" calcext:value-type="float">
            <text:p>14,778</text:p>
          </table:table-cell>
          <table:table-cell table:style-name="ce38" table:formula="of:=SUM([.D6:.E6])" office:value-type="float" office:value="47727" calcext:value-type="float">
            <text:p>47,727</text:p>
          </table:table-cell>
          <table:table-cell table:style-name="ce38" office:value-type="float" office:value="24306" calcext:value-type="float">
            <text:p>24,306</text:p>
          </table:table-cell>
          <table:table-cell table:style-name="ce45" office:value-type="float" office:value="23421" calcext:value-type="float">
            <text:p>23,4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320" calcext:value-type="float">
            <text:p>21,320</text:p>
          </table:table-cell>
          <table:table-cell table:style-name="ce38" table:formula="of:=SUM([.D7:.E7])" office:value-type="float" office:value="69638" calcext:value-type="float">
            <text:p>69,638</text:p>
          </table:table-cell>
          <table:table-cell table:style-name="ce38" office:value-type="float" office:value="35588" calcext:value-type="float">
            <text:p>35,588</text:p>
          </table:table-cell>
          <table:table-cell table:style-name="ce45" office:value-type="float" office:value="34050" calcext:value-type="float">
            <text:p>34,0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678" calcext:value-type="float">
            <text:p>13,678</text:p>
          </table:table-cell>
          <table:table-cell table:style-name="ce38" table:formula="of:=SUM([.D8:.E8])" office:value-type="float" office:value="49334" calcext:value-type="float">
            <text:p>49,334</text:p>
          </table:table-cell>
          <table:table-cell table:style-name="ce38" office:value-type="float" office:value="25039" calcext:value-type="float">
            <text:p>25,039</text:p>
          </table:table-cell>
          <table:table-cell table:style-name="ce45" office:value-type="float" office:value="24295" calcext:value-type="float">
            <text:p>24,2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444" calcext:value-type="float">
            <text:p>8,444</text:p>
          </table:table-cell>
          <table:table-cell table:style-name="ce38" table:formula="of:=SUM([.D9:.E9])" office:value-type="float" office:value="31032" calcext:value-type="float">
            <text:p>31,032</text:p>
          </table:table-cell>
          <table:table-cell table:style-name="ce38" office:value-type="float" office:value="16275" calcext:value-type="float">
            <text:p>16,275</text:p>
          </table:table-cell>
          <table:table-cell table:style-name="ce45" office:value-type="float" office:value="14757" calcext:value-type="float">
            <text:p>14,7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869" calcext:value-type="float">
            <text:p>14,869</text:p>
          </table:table-cell>
          <table:table-cell table:style-name="ce38" table:formula="of:=SUM([.D10:.E10])" office:value-type="float" office:value="44244" calcext:value-type="float">
            <text:p>44,244</text:p>
          </table:table-cell>
          <table:table-cell table:style-name="ce38" office:value-type="float" office:value="23095" calcext:value-type="float">
            <text:p>23,095</text:p>
          </table:table-cell>
          <table:table-cell table:style-name="ce45" office:value-type="float" office:value="21149" calcext:value-type="float">
            <text:p>21,1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343" calcext:value-type="float">
            <text:p>10,343</text:p>
          </table:table-cell>
          <table:table-cell table:style-name="ce38" table:formula="of:=SUM([.D11:.E11])" office:value-type="float" office:value="35098" calcext:value-type="float">
            <text:p>35,098</text:p>
          </table:table-cell>
          <table:table-cell table:style-name="ce38" office:value-type="float" office:value="18644" calcext:value-type="float">
            <text:p>18,644</text:p>
          </table:table-cell>
          <table:table-cell table:style-name="ce45" office:value-type="float" office:value="16454" calcext:value-type="float">
            <text:p>16,4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452" calcext:value-type="float">
            <text:p>6,452</text:p>
          </table:table-cell>
          <table:table-cell table:style-name="ce38" table:formula="of:=SUM([.D12:.E12])" office:value-type="float" office:value="21759" calcext:value-type="float">
            <text:p>21,759</text:p>
          </table:table-cell>
          <table:table-cell table:style-name="ce38" office:value-type="float" office:value="11599" calcext:value-type="float">
            <text:p>11,599</text:p>
          </table:table-cell>
          <table:table-cell table:style-name="ce45" office:value-type="float" office:value="10160" calcext:value-type="float">
            <text:p>10,1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721" calcext:value-type="float">
            <text:p>8,721</text:p>
          </table:table-cell>
          <table:table-cell table:style-name="ce38" table:formula="of:=SUM([.D13:.E13])" office:value-type="float" office:value="30708" calcext:value-type="float">
            <text:p>30,708</text:p>
          </table:table-cell>
          <table:table-cell table:style-name="ce38" office:value-type="float" office:value="16107" calcext:value-type="float">
            <text:p>16,107</text:p>
          </table:table-cell>
          <table:table-cell table:style-name="ce45" office:value-type="float" office:value="14601" calcext:value-type="float">
            <text:p>14,6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559" calcext:value-type="float">
            <text:p>5,559</text:p>
          </table:table-cell>
          <table:table-cell table:style-name="ce38" table:formula="of:=SUM([.D14:.E14])" office:value-type="float" office:value="20325" calcext:value-type="float">
            <text:p>20,325</text:p>
          </table:table-cell>
          <table:table-cell table:style-name="ce38" office:value-type="float" office:value="10711" calcext:value-type="float">
            <text:p>10,711</text:p>
          </table:table-cell>
          <table:table-cell table:style-name="ce45" office:value-type="float" office:value="9614" calcext:value-type="float">
            <text:p>9,6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598" calcext:value-type="float">
            <text:p>8,598</text:p>
          </table:table-cell>
          <table:table-cell table:style-name="ce38" table:formula="of:=SUM([.D15:.E15])" office:value-type="float" office:value="30399" calcext:value-type="float">
            <text:p>30,399</text:p>
          </table:table-cell>
          <table:table-cell table:style-name="ce38" office:value-type="float" office:value="16383" calcext:value-type="float">
            <text:p>16,383</text:p>
          </table:table-cell>
          <table:table-cell table:style-name="ce45" office:value-type="float" office:value="14016" calcext:value-type="float">
            <text:p>14,0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151" calcext:value-type="float">
            <text:p>8,151</text:p>
          </table:table-cell>
          <table:table-cell table:style-name="ce38" table:formula="of:=SUM([.D16:.E16])" office:value-type="float" office:value="28056" calcext:value-type="float">
            <text:p>28,056</text:p>
          </table:table-cell>
          <table:table-cell table:style-name="ce38" office:value-type="float" office:value="14894" calcext:value-type="float">
            <text:p>14,894</text:p>
          </table:table-cell>
          <table:table-cell table:style-name="ce45" office:value-type="float" office:value="13162" calcext:value-type="float">
            <text:p>13,1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452" calcext:value-type="float">
            <text:p>11,452</text:p>
          </table:table-cell>
          <table:table-cell table:style-name="ce38" table:formula="of:=SUM([.D17:.E17])" office:value-type="float" office:value="33631" calcext:value-type="float">
            <text:p>33,631</text:p>
          </table:table-cell>
          <table:table-cell table:style-name="ce38" office:value-type="float" office:value="17922" calcext:value-type="float">
            <text:p>17,922</text:p>
          </table:table-cell>
          <table:table-cell table:style-name="ce45" office:value-type="float" office:value="15709" calcext:value-type="float">
            <text:p>15,7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609" calcext:value-type="float">
            <text:p>5,609</text:p>
          </table:table-cell>
          <table:table-cell table:style-name="ce38" table:formula="of:=SUM([.D18:.E18])" office:value-type="float" office:value="17479" calcext:value-type="float">
            <text:p>17,479</text:p>
          </table:table-cell>
          <table:table-cell table:style-name="ce38" office:value-type="float" office:value="9520" calcext:value-type="float">
            <text:p>9,520</text:p>
          </table:table-cell>
          <table:table-cell table:style-name="ce45" office:value-type="float" office:value="7959" calcext:value-type="float">
            <text:p>7,9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185" calcext:value-type="float">
            <text:p>4,185</text:p>
          </table:table-cell>
          <table:table-cell table:style-name="ce38" table:formula="of:=SUM([.D19:.E19])" office:value-type="float" office:value="14696" calcext:value-type="float">
            <text:p>14,696</text:p>
          </table:table-cell>
          <table:table-cell table:style-name="ce38" office:value-type="float" office:value="7886" calcext:value-type="float">
            <text:p>7,886</text:p>
          </table:table-cell>
          <table:table-cell table:style-name="ce45" office:value-type="float" office:value="6810" calcext:value-type="float">
            <text:p>6,8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583" calcext:value-type="float">
            <text:p>8,583</text:p>
          </table:table-cell>
          <table:table-cell table:style-name="ce38" table:formula="of:=SUM([.D20:.E20])" office:value-type="float" office:value="27370" calcext:value-type="float">
            <text:p>27,370</text:p>
          </table:table-cell>
          <table:table-cell table:style-name="ce42" office:value-type="float" office:value="14740" calcext:value-type="float">
            <text:p>14,740</text:p>
          </table:table-cell>
          <table:table-cell table:style-name="ce45" office:value-type="float" office:value="12630" calcext:value-type="float">
            <text:p>12,6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121" calcext:value-type="float">
            <text:p>9,121</text:p>
          </table:table-cell>
          <table:table-cell table:style-name="ce38" table:formula="of:=SUM([.D21:.E21])" office:value-type="float" office:value="29501" calcext:value-type="float">
            <text:p>29,501</text:p>
          </table:table-cell>
          <table:table-cell table:style-name="ce38" office:value-type="float" office:value="16147" calcext:value-type="float">
            <text:p>16,147</text:p>
          </table:table-cell>
          <table:table-cell table:style-name="ce45" office:value-type="float" office:value="13354" calcext:value-type="float">
            <text:p>13,3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877" calcext:value-type="float">
            <text:p>8,877</text:p>
          </table:table-cell>
          <table:table-cell table:style-name="ce38" table:formula="of:=SUM([.D22:.E22])" office:value-type="float" office:value="27611" calcext:value-type="float">
            <text:p>27,611</text:p>
          </table:table-cell>
          <table:table-cell table:style-name="ce38" office:value-type="float" office:value="15170" calcext:value-type="float">
            <text:p>15,170</text:p>
          </table:table-cell>
          <table:table-cell table:style-name="ce45" office:value-type="float" office:value="12441" calcext:value-type="float">
            <text:p>12,4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400" calcext:value-type="float">
            <text:p>9,400</text:p>
          </table:table-cell>
          <table:table-cell table:style-name="ce38" table:formula="of:=SUM([.D23:.E23])" office:value-type="float" office:value="31111" calcext:value-type="float">
            <text:p>31,111</text:p>
          </table:table-cell>
          <table:table-cell table:style-name="ce38" office:value-type="float" office:value="16681" calcext:value-type="float">
            <text:p>16,681</text:p>
          </table:table-cell>
          <table:table-cell table:style-name="ce45" office:value-type="float" office:value="14430" calcext:value-type="float">
            <text:p>14,43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9784" calcext:value-type="float">
            <text:p>9,784</text:p>
          </table:table-cell>
          <table:table-cell table:style-name="ce39" table:formula="of:=SUM([.D24:.E24])" office:value-type="float" office:value="29632" calcext:value-type="float">
            <text:p>29,632</text:p>
          </table:table-cell>
          <table:table-cell table:style-name="ce39" office:value-type="float" office:value="16294" calcext:value-type="float">
            <text:p>16,294</text:p>
          </table:table-cell>
          <table:table-cell table:style-name="ce52" office:value-type="float" office:value="13338" calcext:value-type="float">
            <text:p>13,338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70184" calcext:value-type="float">
            <text:p>170,184</text:p>
          </table:table-cell>
          <table:table-cell table:style-name="ce44" table:formula="of:=SUM([.C5:.C22])" office:value-type="float" office:value="549265" calcext:value-type="float">
            <text:p>549,265</text:p>
          </table:table-cell>
          <table:table-cell table:style-name="ce38" table:formula="of:=SUM([.D5:.D22])" office:value-type="float" office:value="287888" calcext:value-type="float">
            <text:p>287,888</text:p>
          </table:table-cell>
          <table:table-cell table:style-name="ce45" table:formula="of:=SUM([.E5:.E22])" office:value-type="float" office:value="261377" calcext:value-type="float">
            <text:p>261,3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545" calcext:value-type="float">
            <text:p>10,545</text:p>
          </table:table-cell>
          <table:table-cell table:style-name="ce38" table:formula="of:=SUM([.D5:.E5])" office:value-type="float" office:value="35796" calcext:value-type="float">
            <text:p>35,796</text:p>
          </table:table-cell>
          <table:table-cell table:style-name="ce38" office:value-type="float" office:value="18591" calcext:value-type="float">
            <text:p>18,591</text:p>
          </table:table-cell>
          <table:table-cell table:style-name="ce45" office:value-type="float" office:value="17205" calcext:value-type="float">
            <text:p>17,2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741" calcext:value-type="float">
            <text:p>13,741</text:p>
          </table:table-cell>
          <table:table-cell table:style-name="ce38" table:formula="of:=SUM([.D6:.E6])" office:value-type="float" office:value="44351" calcext:value-type="float">
            <text:p>44,351</text:p>
          </table:table-cell>
          <table:table-cell table:style-name="ce38" office:value-type="float" office:value="22770" calcext:value-type="float">
            <text:p>22,770</text:p>
          </table:table-cell>
          <table:table-cell table:style-name="ce45" office:value-type="float" office:value="21581" calcext:value-type="float">
            <text:p>21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9921" calcext:value-type="float">
            <text:p>9,921</text:p>
          </table:table-cell>
          <table:table-cell table:style-name="ce38" table:formula="of:=SUM([.D7:.E7])" office:value-type="float" office:value="31082" calcext:value-type="float">
            <text:p>31,082</text:p>
          </table:table-cell>
          <table:table-cell table:style-name="ce38" office:value-type="float" office:value="16055" calcext:value-type="float">
            <text:p>16,055</text:p>
          </table:table-cell>
          <table:table-cell table:style-name="ce45" office:value-type="float" office:value="15027" calcext:value-type="float">
            <text:p>15,0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0919" calcext:value-type="float">
            <text:p>10,919</text:p>
          </table:table-cell>
          <table:table-cell table:style-name="ce38" table:formula="of:=SUM([.D8:.E8])" office:value-type="float" office:value="34219" calcext:value-type="float">
            <text:p>34,219</text:p>
          </table:table-cell>
          <table:table-cell table:style-name="ce38" office:value-type="float" office:value="17674" calcext:value-type="float">
            <text:p>17,674</text:p>
          </table:table-cell>
          <table:table-cell table:style-name="ce45" office:value-type="float" office:value="16545" calcext:value-type="float">
            <text:p>16,5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1766" calcext:value-type="float">
            <text:p>21,766</text:p>
          </table:table-cell>
          <table:table-cell table:style-name="ce38" table:formula="of:=SUM([.D9:.E9])" office:value-type="float" office:value="72688" calcext:value-type="float">
            <text:p>72,688</text:p>
          </table:table-cell>
          <table:table-cell table:style-name="ce38" office:value-type="float" office:value="37504" calcext:value-type="float">
            <text:p>37,504</text:p>
          </table:table-cell>
          <table:table-cell table:style-name="ce45" office:value-type="float" office:value="35184" calcext:value-type="float">
            <text:p>35,1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261" calcext:value-type="float">
            <text:p>5,261</text:p>
          </table:table-cell>
          <table:table-cell table:style-name="ce38" table:formula="of:=SUM([.D10:.E10])" office:value-type="float" office:value="16726" calcext:value-type="float">
            <text:p>16,726</text:p>
          </table:table-cell>
          <table:table-cell table:style-name="ce38" office:value-type="float" office:value="8944" calcext:value-type="float">
            <text:p>8,944</text:p>
          </table:table-cell>
          <table:table-cell table:style-name="ce45" office:value-type="float" office:value="7782" calcext:value-type="float">
            <text:p>7,7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096" calcext:value-type="float">
            <text:p>10,096</text:p>
          </table:table-cell>
          <table:table-cell table:style-name="ce38" table:formula="of:=SUM([.D11:.E11])" office:value-type="float" office:value="35270" calcext:value-type="float">
            <text:p>35,270</text:p>
          </table:table-cell>
          <table:table-cell table:style-name="ce38" office:value-type="float" office:value="18625" calcext:value-type="float">
            <text:p>18,625</text:p>
          </table:table-cell>
          <table:table-cell table:style-name="ce45" office:value-type="float" office:value="16645" calcext:value-type="float">
            <text:p>16,6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8976" calcext:value-type="float">
            <text:p>8,976</text:p>
          </table:table-cell>
          <table:table-cell table:style-name="ce38" table:formula="of:=SUM([.D12:.E12])" office:value-type="float" office:value="27043" calcext:value-type="float">
            <text:p>27,043</text:p>
          </table:table-cell>
          <table:table-cell table:style-name="ce38" office:value-type="float" office:value="14359" calcext:value-type="float">
            <text:p>14,359</text:p>
          </table:table-cell>
          <table:table-cell table:style-name="ce45" office:value-type="float" office:value="12684" calcext:value-type="float">
            <text:p>12,6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156" calcext:value-type="float">
            <text:p>9,156</text:p>
          </table:table-cell>
          <table:table-cell table:style-name="ce38" table:formula="of:=SUM([.D13:.E13])" office:value-type="float" office:value="28349" calcext:value-type="float">
            <text:p>28,349</text:p>
          </table:table-cell>
          <table:table-cell table:style-name="ce38" office:value-type="float" office:value="15148" calcext:value-type="float">
            <text:p>15,148</text:p>
          </table:table-cell>
          <table:table-cell table:style-name="ce45" office:value-type="float" office:value="13201" calcext:value-type="float">
            <text:p>13,2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317" calcext:value-type="float">
            <text:p>7,317</text:p>
          </table:table-cell>
          <table:table-cell table:style-name="ce38" table:formula="of:=SUM([.D14:.E14])" office:value-type="float" office:value="21723" calcext:value-type="float">
            <text:p>21,723</text:p>
          </table:table-cell>
          <table:table-cell table:style-name="ce38" office:value-type="float" office:value="11337" calcext:value-type="float">
            <text:p>11,337</text:p>
          </table:table-cell>
          <table:table-cell table:style-name="ce45" office:value-type="float" office:value="10386" calcext:value-type="float">
            <text:p>10,3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577" calcext:value-type="float">
            <text:p>5,577</text:p>
          </table:table-cell>
          <table:table-cell table:style-name="ce38" table:formula="of:=SUM([.D15:.E15])" office:value-type="float" office:value="17450" calcext:value-type="float">
            <text:p>17,450</text:p>
          </table:table-cell>
          <table:table-cell table:style-name="ce38" office:value-type="float" office:value="9381" calcext:value-type="float">
            <text:p>9,381</text:p>
          </table:table-cell>
          <table:table-cell table:style-name="ce45" office:value-type="float" office:value="8069" calcext:value-type="float">
            <text:p>8,0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153" calcext:value-type="float">
            <text:p>17,153</text:p>
          </table:table-cell>
          <table:table-cell table:style-name="ce38" table:formula="of:=SUM([.D16:.E16])" office:value-type="float" office:value="53245" calcext:value-type="float">
            <text:p>53,245</text:p>
          </table:table-cell>
          <table:table-cell table:style-name="ce38" office:value-type="float" office:value="27724" calcext:value-type="float">
            <text:p>27,724</text:p>
          </table:table-cell>
          <table:table-cell table:style-name="ce45" office:value-type="float" office:value="25521" calcext:value-type="float">
            <text:p>25,5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625" calcext:value-type="float">
            <text:p>14,625</text:p>
          </table:table-cell>
          <table:table-cell table:style-name="ce38" table:formula="of:=SUM([.D17:.E17])" office:value-type="float" office:value="47793" calcext:value-type="float">
            <text:p>47,793</text:p>
          </table:table-cell>
          <table:table-cell table:style-name="ce38" office:value-type="float" office:value="25067" calcext:value-type="float">
            <text:p>25,067</text:p>
          </table:table-cell>
          <table:table-cell table:style-name="ce45" office:value-type="float" office:value="22726" calcext:value-type="float">
            <text:p>22,7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07" calcext:value-type="float">
            <text:p>11,107</text:p>
          </table:table-cell>
          <table:table-cell table:style-name="ce38" table:formula="of:=SUM([.D18:.E18])" office:value-type="float" office:value="39387" calcext:value-type="float">
            <text:p>39,387</text:p>
          </table:table-cell>
          <table:table-cell table:style-name="ce38" office:value-type="float" office:value="21024" calcext:value-type="float">
            <text:p>21,024</text:p>
          </table:table-cell>
          <table:table-cell table:style-name="ce45" office:value-type="float" office:value="18363" calcext:value-type="float">
            <text:p>18,3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391" calcext:value-type="float">
            <text:p>6,391</text:p>
          </table:table-cell>
          <table:table-cell table:style-name="ce38" table:formula="of:=SUM([.D19:.E19])" office:value-type="float" office:value="22252" calcext:value-type="float">
            <text:p>22,252</text:p>
          </table:table-cell>
          <table:table-cell table:style-name="ce38" office:value-type="float" office:value="11803" calcext:value-type="float">
            <text:p>11,803</text:p>
          </table:table-cell>
          <table:table-cell table:style-name="ce45" office:value-type="float" office:value="10449" calcext:value-type="float">
            <text:p>10,4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800" calcext:value-type="float">
            <text:p>3,800</text:p>
          </table:table-cell>
          <table:table-cell table:style-name="ce38" table:formula="of:=SUM([.D20:.E20])" office:value-type="float" office:value="11651" calcext:value-type="float">
            <text:p>11,651</text:p>
          </table:table-cell>
          <table:table-cell table:style-name="ce42" office:value-type="float" office:value="6371" calcext:value-type="float">
            <text:p>6,371</text:p>
          </table:table-cell>
          <table:table-cell table:style-name="ce45" office:value-type="float" office:value="5280" calcext:value-type="float">
            <text:p>5,2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8" table:formula="of:=SUM([.D21:.E21])" office:value-type="float" office:value="4082" calcext:value-type="float">
            <text:p>4,082</text:p>
          </table:table-cell>
          <table:table-cell table:style-name="ce38" office:value-type="float" office:value="2202" calcext:value-type="float">
            <text:p>2,202</text:p>
          </table:table-cell>
          <table:table-cell table:style-name="ce45" office:value-type="float" office:value="1880" calcext:value-type="float">
            <text:p>1,88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48" calcext:value-type="float">
            <text:p>1,948</text:p>
          </table:table-cell>
          <table:table-cell table:style-name="ce39" table:formula="of:=SUM([.D22:.E22])" office:value-type="float" office:value="6158" calcext:value-type="float">
            <text:p>6,158</text:p>
          </table:table-cell>
          <table:table-cell table:style-name="ce39" office:value-type="float" office:value="3309" calcext:value-type="float">
            <text:p>3,309</text:p>
          </table:table-cell>
          <table:table-cell table:style-name="ce52" office:value-type="float" office:value="2849" calcext:value-type="float">
            <text:p>2,849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5793" calcext:value-type="float">
            <text:p>355,793</text:p>
          </table:table-cell>
          <table:table-cell table:style-name="ce44" table:formula="of:=SUM([.C5:.C35])" office:value-type="float" office:value="1104491" calcext:value-type="float">
            <text:p>1,104,491</text:p>
          </table:table-cell>
          <table:table-cell table:style-name="ce38" table:formula="of:=SUM([.D5:.D35])" office:value-type="float" office:value="566439" calcext:value-type="float">
            <text:p>566,439</text:p>
          </table:table-cell>
          <table:table-cell table:style-name="ce45" table:formula="of:=SUM([.E5:.E35])" office:value-type="float" office:value="538052" calcext:value-type="float">
            <text:p>538,0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278" calcext:value-type="float">
            <text:p>26,278</text:p>
          </table:table-cell>
          <table:table-cell table:style-name="ce38" table:formula="of:=SUM([.D5:.E5])" office:value-type="float" office:value="79012" calcext:value-type="float">
            <text:p>79,012</text:p>
          </table:table-cell>
          <table:table-cell table:style-name="ce38" office:value-type="float" office:value="39683" calcext:value-type="float">
            <text:p>39,683</text:p>
          </table:table-cell>
          <table:table-cell table:style-name="ce45" office:value-type="float" office:value="39329" calcext:value-type="float">
            <text:p>39,32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1009" calcext:value-type="float">
            <text:p>71,009</text:p>
          </table:table-cell>
          <table:table-cell table:style-name="ce38" table:formula="of:=SUM([.D6:.E6])" office:value-type="float" office:value="211668" calcext:value-type="float">
            <text:p>211,668</text:p>
          </table:table-cell>
          <table:table-cell table:style-name="ce38" office:value-type="float" office:value="105854" calcext:value-type="float">
            <text:p>105,854</text:p>
          </table:table-cell>
          <table:table-cell table:style-name="ce45" office:value-type="float" office:value="105814" calcext:value-type="float">
            <text:p>105,81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681" calcext:value-type="float">
            <text:p>9,681</text:p>
          </table:table-cell>
          <table:table-cell table:style-name="ce38" table:formula="of:=SUM([.D7:.E7])" office:value-type="float" office:value="27695" calcext:value-type="float">
            <text:p>27,695</text:p>
          </table:table-cell>
          <table:table-cell table:style-name="ce38" office:value-type="float" office:value="14448" calcext:value-type="float">
            <text:p>14,448</text:p>
          </table:table-cell>
          <table:table-cell table:style-name="ce45" office:value-type="float" office:value="13247" calcext:value-type="float">
            <text:p>13,24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741" calcext:value-type="float">
            <text:p>10,741</text:p>
          </table:table-cell>
          <table:table-cell table:style-name="ce38" table:formula="of:=SUM([.D8:.E8])" office:value-type="float" office:value="32067" calcext:value-type="float">
            <text:p>32,067</text:p>
          </table:table-cell>
          <table:table-cell table:style-name="ce38" office:value-type="float" office:value="16974" calcext:value-type="float">
            <text:p>16,974</text:p>
          </table:table-cell>
          <table:table-cell table:style-name="ce45" office:value-type="float" office:value="15093" calcext:value-type="float">
            <text:p>15,09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401" calcext:value-type="float">
            <text:p>14,401</text:p>
          </table:table-cell>
          <table:table-cell table:style-name="ce38" table:formula="of:=SUM([.D9:.E9])" office:value-type="float" office:value="46306" calcext:value-type="float">
            <text:p>46,306</text:p>
          </table:table-cell>
          <table:table-cell table:style-name="ce38" office:value-type="float" office:value="23746" calcext:value-type="float">
            <text:p>23,746</text:p>
          </table:table-cell>
          <table:table-cell table:style-name="ce45" office:value-type="float" office:value="22560" calcext:value-type="float">
            <text:p>22,56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521" calcext:value-type="float">
            <text:p>18,521</text:p>
          </table:table-cell>
          <table:table-cell table:style-name="ce38" table:formula="of:=SUM([.D10:.E10])" office:value-type="float" office:value="59261" calcext:value-type="float">
            <text:p>59,261</text:p>
          </table:table-cell>
          <table:table-cell table:style-name="ce38" office:value-type="float" office:value="29620" calcext:value-type="float">
            <text:p>29,620</text:p>
          </table:table-cell>
          <table:table-cell table:style-name="ce45" office:value-type="float" office:value="29641" calcext:value-type="float">
            <text:p>29,64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185" calcext:value-type="float">
            <text:p>13,185</text:p>
          </table:table-cell>
          <table:table-cell table:style-name="ce38" table:formula="of:=SUM([.D11:.E11])" office:value-type="float" office:value="44517" calcext:value-type="float">
            <text:p>44,517</text:p>
          </table:table-cell>
          <table:table-cell table:style-name="ce38" office:value-type="float" office:value="22886" calcext:value-type="float">
            <text:p>22,886</text:p>
          </table:table-cell>
          <table:table-cell table:style-name="ce45" office:value-type="float" office:value="21631" calcext:value-type="float">
            <text:p>21,63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763" calcext:value-type="float">
            <text:p>13,763</text:p>
          </table:table-cell>
          <table:table-cell table:style-name="ce38" table:formula="of:=SUM([.D12:.E12])" office:value-type="float" office:value="42857" calcext:value-type="float">
            <text:p>42,857</text:p>
          </table:table-cell>
          <table:table-cell table:style-name="ce38" office:value-type="float" office:value="21833" calcext:value-type="float">
            <text:p>21,833</text:p>
          </table:table-cell>
          <table:table-cell table:style-name="ce45" office:value-type="float" office:value="21024" calcext:value-type="float">
            <text:p>21,02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201" calcext:value-type="float">
            <text:p>9,201</text:p>
          </table:table-cell>
          <table:table-cell table:style-name="ce38" table:formula="of:=SUM([.D13:.E13])" office:value-type="float" office:value="28456" calcext:value-type="float">
            <text:p>28,456</text:p>
          </table:table-cell>
          <table:table-cell table:style-name="ce38" office:value-type="float" office:value="14649" calcext:value-type="float">
            <text:p>14,649</text:p>
          </table:table-cell>
          <table:table-cell table:style-name="ce45" office:value-type="float" office:value="13807" calcext:value-type="float">
            <text:p>13,80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588" calcext:value-type="float">
            <text:p>7,588</text:p>
          </table:table-cell>
          <table:table-cell table:style-name="ce38" table:formula="of:=SUM([.D14:.E14])" office:value-type="float" office:value="23117" calcext:value-type="float">
            <text:p>23,117</text:p>
          </table:table-cell>
          <table:table-cell table:style-name="ce38" office:value-type="float" office:value="12110" calcext:value-type="float">
            <text:p>12,110</text:p>
          </table:table-cell>
          <table:table-cell table:style-name="ce45" office:value-type="float" office:value="11007" calcext:value-type="float">
            <text:p>11,00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504" calcext:value-type="float">
            <text:p>8,504</text:p>
          </table:table-cell>
          <table:table-cell table:style-name="ce38" table:formula="of:=SUM([.D15:.E15])" office:value-type="float" office:value="26338" calcext:value-type="float">
            <text:p>26,338</text:p>
          </table:table-cell>
          <table:table-cell table:style-name="ce38" office:value-type="float" office:value="13772" calcext:value-type="float">
            <text:p>13,772</text:p>
          </table:table-cell>
          <table:table-cell table:style-name="ce45" office:value-type="float" office:value="12566" calcext:value-type="float">
            <text:p>12,56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054" calcext:value-type="float">
            <text:p>8,054</text:p>
          </table:table-cell>
          <table:table-cell table:style-name="ce38" table:formula="of:=SUM([.D16:.E16])" office:value-type="float" office:value="23644" calcext:value-type="float">
            <text:p>23,644</text:p>
          </table:table-cell>
          <table:table-cell table:style-name="ce38" office:value-type="float" office:value="12694" calcext:value-type="float">
            <text:p>12,694</text:p>
          </table:table-cell>
          <table:table-cell table:style-name="ce45" office:value-type="float" office:value="10950" calcext:value-type="float">
            <text:p>10,95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907" calcext:value-type="float">
            <text:p>8,907</text:p>
          </table:table-cell>
          <table:table-cell table:style-name="ce38" table:formula="of:=SUM([.D17:.E17])" office:value-type="float" office:value="26656" calcext:value-type="float">
            <text:p>26,656</text:p>
          </table:table-cell>
          <table:table-cell table:style-name="ce38" office:value-type="float" office:value="13846" calcext:value-type="float">
            <text:p>13,846</text:p>
          </table:table-cell>
          <table:table-cell table:style-name="ce45" office:value-type="float" office:value="12810" calcext:value-type="float">
            <text:p>12,81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32" calcext:value-type="float">
            <text:p>7,432</text:p>
          </table:table-cell>
          <table:table-cell table:style-name="ce38" table:formula="of:=SUM([.D18:.E18])" office:value-type="float" office:value="24344" calcext:value-type="float">
            <text:p>24,344</text:p>
          </table:table-cell>
          <table:table-cell table:style-name="ce38" office:value-type="float" office:value="12685" calcext:value-type="float">
            <text:p>12,685</text:p>
          </table:table-cell>
          <table:table-cell table:style-name="ce45" office:value-type="float" office:value="11659" calcext:value-type="float">
            <text:p>11,65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473" calcext:value-type="float">
            <text:p>7,473</text:p>
          </table:table-cell>
          <table:table-cell table:style-name="ce38" table:formula="of:=SUM([.D19:.E19])" office:value-type="float" office:value="22495" calcext:value-type="float">
            <text:p>22,495</text:p>
          </table:table-cell>
          <table:table-cell table:style-name="ce38" office:value-type="float" office:value="11615" calcext:value-type="float">
            <text:p>11,615</text:p>
          </table:table-cell>
          <table:table-cell table:style-name="ce45" office:value-type="float" office:value="10880" calcext:value-type="float">
            <text:p>10,88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10" calcext:value-type="float">
            <text:p>4,010</text:p>
          </table:table-cell>
          <table:table-cell table:style-name="ce38" table:formula="of:=SUM([.D20:.E20])" office:value-type="float" office:value="11250" calcext:value-type="float">
            <text:p>11,250</text:p>
          </table:table-cell>
          <table:table-cell table:style-name="ce42" office:value-type="float" office:value="6018" calcext:value-type="float">
            <text:p>6,018</text:p>
          </table:table-cell>
          <table:table-cell table:style-name="ce45" office:value-type="float" office:value="5232" calcext:value-type="float">
            <text:p>5,23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602" calcext:value-type="float">
            <text:p>7,602</text:p>
          </table:table-cell>
          <table:table-cell table:style-name="ce38" table:formula="of:=SUM([.D21:.E21])" office:value-type="float" office:value="25489" calcext:value-type="float">
            <text:p>25,489</text:p>
          </table:table-cell>
          <table:table-cell table:style-name="ce38" office:value-type="float" office:value="13047" calcext:value-type="float">
            <text:p>13,047</text:p>
          </table:table-cell>
          <table:table-cell table:style-name="ce45" office:value-type="float" office:value="12442" calcext:value-type="float">
            <text:p>12,44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766" calcext:value-type="float">
            <text:p>7,766</text:p>
          </table:table-cell>
          <table:table-cell table:style-name="ce38" table:formula="of:=SUM([.D22:.E22])" office:value-type="float" office:value="25323" calcext:value-type="float">
            <text:p>25,323</text:p>
          </table:table-cell>
          <table:table-cell table:style-name="ce38" office:value-type="float" office:value="13271" calcext:value-type="float">
            <text:p>13,271</text:p>
          </table:table-cell>
          <table:table-cell table:style-name="ce45" office:value-type="float" office:value="12052" calcext:value-type="float">
            <text:p>12,0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269" calcext:value-type="float">
            <text:p>7,269</text:p>
          </table:table-cell>
          <table:table-cell table:style-name="ce38" table:formula="of:=SUM([.D23:.E23])" office:value-type="float" office:value="21878" calcext:value-type="float">
            <text:p>21,878</text:p>
          </table:table-cell>
          <table:table-cell table:style-name="ce38" office:value-type="float" office:value="11202" calcext:value-type="float">
            <text:p>11,202</text:p>
          </table:table-cell>
          <table:table-cell table:style-name="ce45" office:value-type="float" office:value="10676" calcext:value-type="float">
            <text:p>10,67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165" calcext:value-type="float">
            <text:p>4,165</text:p>
          </table:table-cell>
          <table:table-cell table:style-name="ce38" table:formula="of:=SUM([.D24:.E24])" office:value-type="float" office:value="12491" calcext:value-type="float">
            <text:p>12,491</text:p>
          </table:table-cell>
          <table:table-cell table:style-name="ce38" office:value-type="float" office:value="6421" calcext:value-type="float">
            <text:p>6,421</text:p>
          </table:table-cell>
          <table:table-cell table:style-name="ce45" office:value-type="float" office:value="6070" calcext:value-type="float">
            <text:p>6,07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466" calcext:value-type="float">
            <text:p>10,466</text:p>
          </table:table-cell>
          <table:table-cell table:style-name="ce38" table:formula="of:=SUM([.D25:.E25])" office:value-type="float" office:value="35380" calcext:value-type="float">
            <text:p>35,380</text:p>
          </table:table-cell>
          <table:table-cell table:style-name="ce38" office:value-type="float" office:value="17841" calcext:value-type="float">
            <text:p>17,841</text:p>
          </table:table-cell>
          <table:table-cell table:style-name="ce45" office:value-type="float" office:value="17539" calcext:value-type="float">
            <text:p>17,53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828" calcext:value-type="float">
            <text:p>8,828</text:p>
          </table:table-cell>
          <table:table-cell table:style-name="ce38" table:formula="of:=SUM([.D26:.E26])" office:value-type="float" office:value="30068" calcext:value-type="float">
            <text:p>30,068</text:p>
          </table:table-cell>
          <table:table-cell table:style-name="ce38" office:value-type="float" office:value="15622" calcext:value-type="float">
            <text:p>15,622</text:p>
          </table:table-cell>
          <table:table-cell table:style-name="ce45" office:value-type="float" office:value="14446" calcext:value-type="float">
            <text:p>14,44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693" calcext:value-type="float">
            <text:p>2,693</text:p>
          </table:table-cell>
          <table:table-cell table:style-name="ce38" table:formula="of:=SUM([.D27:.E27])" office:value-type="float" office:value="8066" calcext:value-type="float">
            <text:p>8,066</text:p>
          </table:table-cell>
          <table:table-cell table:style-name="ce38" office:value-type="float" office:value="4265" calcext:value-type="float">
            <text:p>4,265</text:p>
          </table:table-cell>
          <table:table-cell table:style-name="ce45" office:value-type="float" office:value="3801" calcext:value-type="float">
            <text:p>3,80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5008" calcext:value-type="float">
            <text:p>5,008</text:p>
          </table:table-cell>
          <table:table-cell table:style-name="ce38" table:formula="of:=SUM([.D28:.E28])" office:value-type="float" office:value="15757" calcext:value-type="float">
            <text:p>15,757</text:p>
          </table:table-cell>
          <table:table-cell table:style-name="ce38" office:value-type="float" office:value="8220" calcext:value-type="float">
            <text:p>8,220</text:p>
          </table:table-cell>
          <table:table-cell table:style-name="ce45" office:value-type="float" office:value="7537" calcext:value-type="float">
            <text:p>7,53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93" calcext:value-type="float">
            <text:p>3,593</text:p>
          </table:table-cell>
          <table:table-cell table:style-name="ce38" table:formula="of:=SUM([.D29:.E29])" office:value-type="float" office:value="10969" calcext:value-type="float">
            <text:p>10,969</text:p>
          </table:table-cell>
          <table:table-cell table:style-name="ce38" office:value-type="float" office:value="5838" calcext:value-type="float">
            <text:p>5,838</text:p>
          </table:table-cell>
          <table:table-cell table:style-name="ce45" office:value-type="float" office:value="5131" calcext:value-type="float">
            <text:p>5,13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13" calcext:value-type="float">
            <text:p>2,813</text:p>
          </table:table-cell>
          <table:table-cell table:style-name="ce38" table:formula="of:=SUM([.D30:.E30])" office:value-type="float" office:value="8949" calcext:value-type="float">
            <text:p>8,949</text:p>
          </table:table-cell>
          <table:table-cell table:style-name="ce38" office:value-type="float" office:value="4915" calcext:value-type="float">
            <text:p>4,915</text:p>
          </table:table-cell>
          <table:table-cell table:style-name="ce45" office:value-type="float" office:value="4034" calcext:value-type="float">
            <text:p>4,03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37" calcext:value-type="float">
            <text:p>1,937</text:p>
          </table:table-cell>
          <table:table-cell table:style-name="ce38" table:formula="of:=SUM([.D31:.E31])" office:value-type="float" office:value="5598" calcext:value-type="float">
            <text:p>5,598</text:p>
          </table:table-cell>
          <table:table-cell table:style-name="ce38" office:value-type="float" office:value="3115" calcext:value-type="float">
            <text:p>3,115</text:p>
          </table:table-cell>
          <table:table-cell table:style-name="ce45" office:value-type="float" office:value="2483" calcext:value-type="float">
            <text:p>2,48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267" calcext:value-type="float">
            <text:p>23,267</text:p>
          </table:table-cell>
          <table:table-cell table:style-name="ce38" table:formula="of:=SUM([.D32:.E32])" office:value-type="float" office:value="67942" calcext:value-type="float">
            <text:p>67,942</text:p>
          </table:table-cell>
          <table:table-cell table:style-name="ce38" office:value-type="float" office:value="35146" calcext:value-type="float">
            <text:p>35,146</text:p>
          </table:table-cell>
          <table:table-cell table:style-name="ce45" office:value-type="float" office:value="32796" calcext:value-type="float">
            <text:p>32,79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609" calcext:value-type="float">
            <text:p>19,609</text:p>
          </table:table-cell>
          <table:table-cell table:style-name="ce38" table:formula="of:=SUM([.D33:.E33])" office:value-type="float" office:value="65681" calcext:value-type="float">
            <text:p>65,681</text:p>
          </table:table-cell>
          <table:table-cell table:style-name="ce38" office:value-type="float" office:value="33545" calcext:value-type="float">
            <text:p>33,545</text:p>
          </table:table-cell>
          <table:table-cell table:style-name="ce45" office:value-type="float" office:value="32136" calcext:value-type="float">
            <text:p>32,13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462" calcext:value-type="float">
            <text:p>10,462</text:p>
          </table:table-cell>
          <table:table-cell table:style-name="ce38" table:formula="of:=SUM([.D34:.E34])" office:value-type="float" office:value="36801" calcext:value-type="float">
            <text:p>36,801</text:p>
          </table:table-cell>
          <table:table-cell table:style-name="ce38" office:value-type="float" office:value="19149" calcext:value-type="float">
            <text:p>19,149</text:p>
          </table:table-cell>
          <table:table-cell table:style-name="ce45" office:value-type="float" office:value="17652" calcext:value-type="float">
            <text:p>17,65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67" calcext:value-type="float">
            <text:p>1,567</text:p>
          </table:table-cell>
          <table:table-cell table:style-name="ce39" table:formula="of:=SUM([.D35:.E35])" office:value-type="float" office:value="4416" calcext:value-type="float">
            <text:p>4,416</text:p>
          </table:table-cell>
          <table:table-cell table:style-name="ce39" office:value-type="float" office:value="2409" calcext:value-type="float">
            <text:p>2,409</text:p>
          </table:table-cell>
          <table:table-cell table:style-name="ce52" office:value-type="float" office:value="2007" calcext:value-type="float">
            <text:p>2,00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17235" calcext:value-type="float">
            <text:p>417,235</text:p>
          </table:table-cell>
          <table:table-cell table:style-name="ce44" table:formula="of:=SUM([.C5:.C31])" office:value-type="float" office:value="1243026" calcext:value-type="float">
            <text:p>1,243,026</text:p>
          </table:table-cell>
          <table:table-cell table:style-name="ce38" table:formula="of:=SUM([.D5:.D31])" office:value-type="float" office:value="639696" calcext:value-type="float">
            <text:p>639,696</text:p>
          </table:table-cell>
          <table:table-cell table:style-name="ce45" table:formula="of:=SUM([.E5:.E31])" office:value-type="float" office:value="603330" calcext:value-type="float">
            <text:p>603,3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2087" calcext:value-type="float">
            <text:p>122,087</text:p>
          </table:table-cell>
          <table:table-cell table:style-name="ce38" table:formula="of:=SUM([.D5:.E5])" office:value-type="float" office:value="338968" calcext:value-type="float">
            <text:p>338,968</text:p>
          </table:table-cell>
          <table:table-cell table:style-name="ce38" office:value-type="float" office:value="169737" calcext:value-type="float">
            <text:p>169,737</text:p>
          </table:table-cell>
          <table:table-cell table:style-name="ce45" office:value-type="float" office:value="169231" calcext:value-type="float">
            <text:p>169,2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053" calcext:value-type="float">
            <text:p>32,053</text:p>
          </table:table-cell>
          <table:table-cell table:style-name="ce38" table:formula="of:=SUM([.D6:.E6])" office:value-type="float" office:value="96416" calcext:value-type="float">
            <text:p>96,416</text:p>
          </table:table-cell>
          <table:table-cell table:style-name="ce38" office:value-type="float" office:value="48753" calcext:value-type="float">
            <text:p>48,753</text:p>
          </table:table-cell>
          <table:table-cell table:style-name="ce45" office:value-type="float" office:value="47663" calcext:value-type="float">
            <text:p>47,6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47" calcext:value-type="float">
            <text:p>13,547</text:p>
          </table:table-cell>
          <table:table-cell table:style-name="ce38" table:formula="of:=SUM([.D7:.E7])" office:value-type="float" office:value="41031" calcext:value-type="float">
            <text:p>41,031</text:p>
          </table:table-cell>
          <table:table-cell table:style-name="ce38" office:value-type="float" office:value="21485" calcext:value-type="float">
            <text:p>21,485</text:p>
          </table:table-cell>
          <table:table-cell table:style-name="ce45" office:value-type="float" office:value="19546" calcext:value-type="float">
            <text:p>19,5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675" calcext:value-type="float">
            <text:p>13,675</text:p>
          </table:table-cell>
          <table:table-cell table:style-name="ce38" table:formula="of:=SUM([.D8:.E8])" office:value-type="float" office:value="43919" calcext:value-type="float">
            <text:p>43,919</text:p>
          </table:table-cell>
          <table:table-cell table:style-name="ce38" office:value-type="float" office:value="23032" calcext:value-type="float">
            <text:p>23,032</text:p>
          </table:table-cell>
          <table:table-cell table:style-name="ce45" office:value-type="float" office:value="20887" calcext:value-type="float">
            <text:p>20,8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403" calcext:value-type="float">
            <text:p>23,403</text:p>
          </table:table-cell>
          <table:table-cell table:style-name="ce38" table:formula="of:=SUM([.D9:.E9])" office:value-type="float" office:value="71203" calcext:value-type="float">
            <text:p>71,203</text:p>
          </table:table-cell>
          <table:table-cell table:style-name="ce38" office:value-type="float" office:value="36763" calcext:value-type="float">
            <text:p>36,763</text:p>
          </table:table-cell>
          <table:table-cell table:style-name="ce45" office:value-type="float" office:value="34440" calcext:value-type="float">
            <text:p>34,4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6719" calcext:value-type="float">
            <text:p>36,719</text:p>
          </table:table-cell>
          <table:table-cell table:style-name="ce38" table:formula="of:=SUM([.D10:.E10])" office:value-type="float" office:value="109056" calcext:value-type="float">
            <text:p>109,056</text:p>
          </table:table-cell>
          <table:table-cell table:style-name="ce38" office:value-type="float" office:value="57034" calcext:value-type="float">
            <text:p>57,034</text:p>
          </table:table-cell>
          <table:table-cell table:style-name="ce45" office:value-type="float" office:value="52022" calcext:value-type="float">
            <text:p>52,0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853" calcext:value-type="float">
            <text:p>12,853</text:p>
          </table:table-cell>
          <table:table-cell table:style-name="ce38" table:formula="of:=SUM([.D11:.E11])" office:value-type="float" office:value="44697" calcext:value-type="float">
            <text:p>44,697</text:p>
          </table:table-cell>
          <table:table-cell table:style-name="ce38" office:value-type="float" office:value="23209" calcext:value-type="float">
            <text:p>23,209</text:p>
          </table:table-cell>
          <table:table-cell table:style-name="ce45" office:value-type="float" office:value="21488" calcext:value-type="float">
            <text:p>21,4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555" calcext:value-type="float">
            <text:p>23,555</text:p>
          </table:table-cell>
          <table:table-cell table:style-name="ce38" table:formula="of:=SUM([.D12:.E12])" office:value-type="float" office:value="68428" calcext:value-type="float">
            <text:p>68,428</text:p>
          </table:table-cell>
          <table:table-cell table:style-name="ce38" office:value-type="float" office:value="35437" calcext:value-type="float">
            <text:p>35,437</text:p>
          </table:table-cell>
          <table:table-cell table:style-name="ce45" office:value-type="float" office:value="32991" calcext:value-type="float">
            <text:p>32,9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308" calcext:value-type="float">
            <text:p>11,308</text:p>
          </table:table-cell>
          <table:table-cell table:style-name="ce38" table:formula="of:=SUM([.D13:.E13])" office:value-type="float" office:value="32744" calcext:value-type="float">
            <text:p>32,744</text:p>
          </table:table-cell>
          <table:table-cell table:style-name="ce38" office:value-type="float" office:value="16915" calcext:value-type="float">
            <text:p>16,915</text:p>
          </table:table-cell>
          <table:table-cell table:style-name="ce45" office:value-type="float" office:value="15829" calcext:value-type="float">
            <text:p>15,8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656" calcext:value-type="float">
            <text:p>15,656</text:p>
          </table:table-cell>
          <table:table-cell table:style-name="ce38" table:formula="of:=SUM([.D14:.E14])" office:value-type="float" office:value="41430" calcext:value-type="float">
            <text:p>41,430</text:p>
          </table:table-cell>
          <table:table-cell table:style-name="ce38" office:value-type="float" office:value="21133" calcext:value-type="float">
            <text:p>21,133</text:p>
          </table:table-cell>
          <table:table-cell table:style-name="ce45" office:value-type="float" office:value="20297" calcext:value-type="float">
            <text:p>20,2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19" calcext:value-type="float">
            <text:p>12,219</text:p>
          </table:table-cell>
          <table:table-cell table:style-name="ce38" table:formula="of:=SUM([.D15:.E15])" office:value-type="float" office:value="36462" calcext:value-type="float">
            <text:p>36,462</text:p>
          </table:table-cell>
          <table:table-cell table:style-name="ce38" office:value-type="float" office:value="18834" calcext:value-type="float">
            <text:p>18,834</text:p>
          </table:table-cell>
          <table:table-cell table:style-name="ce45" office:value-type="float" office:value="17628" calcext:value-type="float">
            <text:p>17,6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658" calcext:value-type="float">
            <text:p>9,658</text:p>
          </table:table-cell>
          <table:table-cell table:style-name="ce38" table:formula="of:=SUM([.D16:.E16])" office:value-type="float" office:value="31185" calcext:value-type="float">
            <text:p>31,185</text:p>
          </table:table-cell>
          <table:table-cell table:style-name="ce38" office:value-type="float" office:value="16706" calcext:value-type="float">
            <text:p>16,706</text:p>
          </table:table-cell>
          <table:table-cell table:style-name="ce45" office:value-type="float" office:value="14479" calcext:value-type="float">
            <text:p>14,4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8" table:formula="of:=SUM([.D17:.E17])" office:value-type="float" office:value="8476" calcext:value-type="float">
            <text:p>8,476</text:p>
          </table:table-cell>
          <table:table-cell table:style-name="ce38" office:value-type="float" office:value="4736" calcext:value-type="float">
            <text:p>4,736</text:p>
          </table:table-cell>
          <table:table-cell table:style-name="ce45" office:value-type="float" office:value="3740" calcext:value-type="float">
            <text:p>3,7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8921" calcext:value-type="float">
            <text:p>8,921</text:p>
          </table:table-cell>
          <table:table-cell table:style-name="ce38" table:formula="of:=SUM([.D18:.E18])" office:value-type="float" office:value="30846" calcext:value-type="float">
            <text:p>30,846</text:p>
          </table:table-cell>
          <table:table-cell table:style-name="ce38" office:value-type="float" office:value="15609" calcext:value-type="float">
            <text:p>15,609</text:p>
          </table:table-cell>
          <table:table-cell table:style-name="ce45" office:value-type="float" office:value="15237" calcext:value-type="float">
            <text:p>15,2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482" calcext:value-type="float">
            <text:p>15,482</text:p>
          </table:table-cell>
          <table:table-cell table:style-name="ce38" table:formula="of:=SUM([.D19:.E19])" office:value-type="float" office:value="54393" calcext:value-type="float">
            <text:p>54,393</text:p>
          </table:table-cell>
          <table:table-cell table:style-name="ce38" office:value-type="float" office:value="27857" calcext:value-type="float">
            <text:p>27,857</text:p>
          </table:table-cell>
          <table:table-cell table:style-name="ce45" office:value-type="float" office:value="26536" calcext:value-type="float">
            <text:p>26,5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131" calcext:value-type="float">
            <text:p>9,131</text:p>
          </table:table-cell>
          <table:table-cell table:style-name="ce38" table:formula="of:=SUM([.D20:.E20])" office:value-type="float" office:value="28592" calcext:value-type="float">
            <text:p>28,592</text:p>
          </table:table-cell>
          <table:table-cell table:style-name="ce42" office:value-type="float" office:value="14804" calcext:value-type="float">
            <text:p>14,804</text:p>
          </table:table-cell>
          <table:table-cell table:style-name="ce45" office:value-type="float" office:value="13788" calcext:value-type="float">
            <text:p>13,7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9949" calcext:value-type="float">
            <text:p>9,949</text:p>
          </table:table-cell>
          <table:table-cell table:style-name="ce38" table:formula="of:=SUM([.D21:.E21])" office:value-type="float" office:value="31871" calcext:value-type="float">
            <text:p>31,871</text:p>
          </table:table-cell>
          <table:table-cell table:style-name="ce38" office:value-type="float" office:value="16723" calcext:value-type="float">
            <text:p>16,723</text:p>
          </table:table-cell>
          <table:table-cell table:style-name="ce45" office:value-type="float" office:value="15148" calcext:value-type="float">
            <text:p>15,1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661" calcext:value-type="float">
            <text:p>5,661</text:p>
          </table:table-cell>
          <table:table-cell table:style-name="ce38" table:formula="of:=SUM([.D22:.E22])" office:value-type="float" office:value="14158" calcext:value-type="float">
            <text:p>14,158</text:p>
          </table:table-cell>
          <table:table-cell table:style-name="ce38" office:value-type="float" office:value="7294" calcext:value-type="float">
            <text:p>7,294</text:p>
          </table:table-cell>
          <table:table-cell table:style-name="ce45" office:value-type="float" office:value="6864" calcext:value-type="float">
            <text:p>6,8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406" calcext:value-type="float">
            <text:p>6,406</text:p>
          </table:table-cell>
          <table:table-cell table:style-name="ce38" table:formula="of:=SUM([.D23:.E23])" office:value-type="float" office:value="20710" calcext:value-type="float">
            <text:p>20,710</text:p>
          </table:table-cell>
          <table:table-cell table:style-name="ce38" office:value-type="float" office:value="10859" calcext:value-type="float">
            <text:p>10,859</text:p>
          </table:table-cell>
          <table:table-cell table:style-name="ce45" office:value-type="float" office:value="9851" calcext:value-type="float">
            <text:p>9,8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555" calcext:value-type="float">
            <text:p>11,555</text:p>
          </table:table-cell>
          <table:table-cell table:style-name="ce38" table:formula="of:=SUM([.D24:.E24])" office:value-type="float" office:value="37095" calcext:value-type="float">
            <text:p>37,095</text:p>
          </table:table-cell>
          <table:table-cell table:style-name="ce38" office:value-type="float" office:value="19471" calcext:value-type="float">
            <text:p>19,471</text:p>
          </table:table-cell>
          <table:table-cell table:style-name="ce45" office:value-type="float" office:value="17624" calcext:value-type="float">
            <text:p>17,6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80" calcext:value-type="float">
            <text:p>5,680</text:p>
          </table:table-cell>
          <table:table-cell table:style-name="ce38" table:formula="of:=SUM([.D25:.E25])" office:value-type="float" office:value="15576" calcext:value-type="float">
            <text:p>15,576</text:p>
          </table:table-cell>
          <table:table-cell table:style-name="ce38" office:value-type="float" office:value="8473" calcext:value-type="float">
            <text:p>8,473</text:p>
          </table:table-cell>
          <table:table-cell table:style-name="ce45" office:value-type="float" office:value="7103" calcext:value-type="float">
            <text:p>7,1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8" table:formula="of:=SUM([.D26:.E26])" office:value-type="float" office:value="8161" calcext:value-type="float">
            <text:p>8,161</text:p>
          </table:table-cell>
          <table:table-cell table:style-name="ce38" office:value-type="float" office:value="4398" calcext:value-type="float">
            <text:p>4,398</text:p>
          </table:table-cell>
          <table:table-cell table:style-name="ce45" office:value-type="float" office:value="3763" calcext:value-type="float">
            <text:p>3,7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3987" calcext:value-type="float">
            <text:p>3,987</text:p>
          </table:table-cell>
          <table:table-cell table:style-name="ce38" table:formula="of:=SUM([.D27:.E27])" office:value-type="float" office:value="11248" calcext:value-type="float">
            <text:p>11,248</text:p>
          </table:table-cell>
          <table:table-cell table:style-name="ce38" office:value-type="float" office:value="6182" calcext:value-type="float">
            <text:p>6,182</text:p>
          </table:table-cell>
          <table:table-cell table:style-name="ce45" office:value-type="float" office:value="5066" calcext:value-type="float">
            <text:p>5,0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77" calcext:value-type="float">
            <text:p>4,977</text:p>
          </table:table-cell>
          <table:table-cell table:style-name="ce38" table:formula="of:=SUM([.D28:.E28])" office:value-type="float" office:value="16373" calcext:value-type="float">
            <text:p>16,373</text:p>
          </table:table-cell>
          <table:table-cell table:style-name="ce38" office:value-type="float" office:value="8965" calcext:value-type="float">
            <text:p>8,965</text:p>
          </table:table-cell>
          <table:table-cell table:style-name="ce45" office:value-type="float" office:value="7408" calcext:value-type="float">
            <text:p>7,4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25" calcext:value-type="float">
            <text:p>525</text:p>
          </table:table-cell>
          <table:table-cell table:style-name="ce38" table:formula="of:=SUM([.D29:.E29])" office:value-type="float" office:value="1750" calcext:value-type="float">
            <text:p>1,750</text:p>
          </table:table-cell>
          <table:table-cell table:style-name="ce38" office:value-type="float" office:value="897" calcext:value-type="float">
            <text:p>897</text:p>
          </table:table-cell>
          <table:table-cell table:style-name="ce45" office:value-type="float" office:value="853" calcext:value-type="float">
            <text:p>8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8" table:formula="of:=SUM([.D30:.E30])" office:value-type="float" office:value="4769" calcext:value-type="float">
            <text:p>4,769</text:p>
          </table:table-cell>
          <table:table-cell table:style-name="ce38" office:value-type="float" office:value="2560" calcext:value-type="float">
            <text:p>2,560</text:p>
          </table:table-cell>
          <table:table-cell table:style-name="ce45" office:value-type="float" office:value="2209" calcext:value-type="float">
            <text:p>2,20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72" calcext:value-type="float">
            <text:p>872</text:p>
          </table:table-cell>
          <table:table-cell table:style-name="ce39" table:formula="of:=SUM([.D31:.E31])" office:value-type="float" office:value="3469" calcext:value-type="float">
            <text:p>3,469</text:p>
          </table:table-cell>
          <table:table-cell table:style-name="ce39" office:value-type="float" office:value="1830" calcext:value-type="float">
            <text:p>1,830</text:p>
          </table:table-cell>
          <table:table-cell table:style-name="ce52" office:value-type="float" office:value="1639" calcext:value-type="float">
            <text:p>1,639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68267" calcext:value-type="float">
            <text:p>268,267</text:p>
          </table:table-cell>
          <table:table-cell table:style-name="ce44" table:formula="of:=SUM([.C5:.C37])" office:value-type="float" office:value="886786" calcext:value-type="float">
            <text:p>886,786</text:p>
          </table:table-cell>
          <table:table-cell table:style-name="ce38" table:formula="of:=SUM([.D5:.D37])" office:value-type="float" office:value="458163" calcext:value-type="float">
            <text:p>458,163</text:p>
          </table:table-cell>
          <table:table-cell table:style-name="ce45" table:formula="of:=SUM([.E5:.E37])" office:value-type="float" office:value="428623" calcext:value-type="float">
            <text:p>428,6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168" calcext:value-type="float">
            <text:p>71,168</text:p>
          </table:table-cell>
          <table:table-cell table:style-name="ce38" table:formula="of:=SUM([.D5:.E5])" office:value-type="float" office:value="215697" calcext:value-type="float">
            <text:p>215,697</text:p>
          </table:table-cell>
          <table:table-cell table:style-name="ce38" office:value-type="float" office:value="108051" calcext:value-type="float">
            <text:p>108,051</text:p>
          </table:table-cell>
          <table:table-cell table:style-name="ce45" office:value-type="float" office:value="107646" calcext:value-type="float">
            <text:p>107,6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635" calcext:value-type="float">
            <text:p>17,635</text:p>
          </table:table-cell>
          <table:table-cell table:style-name="ce38" table:formula="of:=SUM([.D6:.E6])" office:value-type="float" office:value="56876" calcext:value-type="float">
            <text:p>56,876</text:p>
          </table:table-cell>
          <table:table-cell table:style-name="ce38" office:value-type="float" office:value="28753" calcext:value-type="float">
            <text:p>28,753</text:p>
          </table:table-cell>
          <table:table-cell table:style-name="ce45" office:value-type="float" office:value="28123" calcext:value-type="float">
            <text:p>28,1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744" calcext:value-type="float">
            <text:p>14,744</text:p>
          </table:table-cell>
          <table:table-cell table:style-name="ce38" table:formula="of:=SUM([.D7:.E7])" office:value-type="float" office:value="50536" calcext:value-type="float">
            <text:p>50,536</text:p>
          </table:table-cell>
          <table:table-cell table:style-name="ce38" office:value-type="float" office:value="25789" calcext:value-type="float">
            <text:p>25,789</text:p>
          </table:table-cell>
          <table:table-cell table:style-name="ce45" office:value-type="float" office:value="24747" calcext:value-type="float">
            <text:p>24,7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348" calcext:value-type="float">
            <text:p>10,348</text:p>
          </table:table-cell>
          <table:table-cell table:style-name="ce38" table:formula="of:=SUM([.D8:.E8])" office:value-type="float" office:value="31209" calcext:value-type="float">
            <text:p>31,209</text:p>
          </table:table-cell>
          <table:table-cell table:style-name="ce38" office:value-type="float" office:value="16167" calcext:value-type="float">
            <text:p>16,167</text:p>
          </table:table-cell>
          <table:table-cell table:style-name="ce45" office:value-type="float" office:value="15042" calcext:value-type="float">
            <text:p>15,0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835" calcext:value-type="float">
            <text:p>13,835</text:p>
          </table:table-cell>
          <table:table-cell table:style-name="ce38" table:formula="of:=SUM([.D9:.E9])" office:value-type="float" office:value="54520" calcext:value-type="float">
            <text:p>54,520</text:p>
          </table:table-cell>
          <table:table-cell table:style-name="ce38" office:value-type="float" office:value="28291" calcext:value-type="float">
            <text:p>28,291</text:p>
          </table:table-cell>
          <table:table-cell table:style-name="ce45" office:value-type="float" office:value="26229" calcext:value-type="float">
            <text:p>26,2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26" calcext:value-type="float">
            <text:p>9,526</text:p>
          </table:table-cell>
          <table:table-cell table:style-name="ce38" table:formula="of:=SUM([.D10:.E10])" office:value-type="float" office:value="30964" calcext:value-type="float">
            <text:p>30,964</text:p>
          </table:table-cell>
          <table:table-cell table:style-name="ce38" office:value-type="float" office:value="16283" calcext:value-type="float">
            <text:p>16,283</text:p>
          </table:table-cell>
          <table:table-cell table:style-name="ce45" office:value-type="float" office:value="14681" calcext:value-type="float">
            <text:p>14,6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8" table:formula="of:=SUM([.D11:.E11])" office:value-type="float" office:value="11623" calcext:value-type="float">
            <text:p>11,623</text:p>
          </table:table-cell>
          <table:table-cell table:style-name="ce38" office:value-type="float" office:value="6038" calcext:value-type="float">
            <text:p>6,038</text:p>
          </table:table-cell>
          <table:table-cell table:style-name="ce45" office:value-type="float" office:value="5585" calcext:value-type="float">
            <text:p>5,5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17" calcext:value-type="float">
            <text:p>6,417</text:p>
          </table:table-cell>
          <table:table-cell table:style-name="ce38" table:formula="of:=SUM([.D12:.E12])" office:value-type="float" office:value="23180" calcext:value-type="float">
            <text:p>23,180</text:p>
          </table:table-cell>
          <table:table-cell table:style-name="ce38" office:value-type="float" office:value="12079" calcext:value-type="float">
            <text:p>12,079</text:p>
          </table:table-cell>
          <table:table-cell table:style-name="ce45" office:value-type="float" office:value="11101" calcext:value-type="float">
            <text:p>11,1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77" calcext:value-type="float">
            <text:p>7,777</text:p>
          </table:table-cell>
          <table:table-cell table:style-name="ce38" table:formula="of:=SUM([.D13:.E13])" office:value-type="float" office:value="26454" calcext:value-type="float">
            <text:p>26,454</text:p>
          </table:table-cell>
          <table:table-cell table:style-name="ce38" office:value-type="float" office:value="13593" calcext:value-type="float">
            <text:p>13,593</text:p>
          </table:table-cell>
          <table:table-cell table:style-name="ce45" office:value-type="float" office:value="12861" calcext:value-type="float">
            <text:p>12,8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14" calcext:value-type="float">
            <text:p>7,514</text:p>
          </table:table-cell>
          <table:table-cell table:style-name="ce38" table:formula="of:=SUM([.D14:.E14])" office:value-type="float" office:value="27628" calcext:value-type="float">
            <text:p>27,628</text:p>
          </table:table-cell>
          <table:table-cell table:style-name="ce38" office:value-type="float" office:value="14423" calcext:value-type="float">
            <text:p>14,423</text:p>
          </table:table-cell>
          <table:table-cell table:style-name="ce45" office:value-type="float" office:value="13205" calcext:value-type="float">
            <text:p>13,2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19" calcext:value-type="float">
            <text:p>9,519</text:p>
          </table:table-cell>
          <table:table-cell table:style-name="ce38" table:formula="of:=SUM([.D15:.E15])" office:value-type="float" office:value="27346" calcext:value-type="float">
            <text:p>27,346</text:p>
          </table:table-cell>
          <table:table-cell table:style-name="ce38" office:value-type="float" office:value="14647" calcext:value-type="float">
            <text:p>14,647</text:p>
          </table:table-cell>
          <table:table-cell table:style-name="ce45" office:value-type="float" office:value="12699" calcext:value-type="float">
            <text:p>12,6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296" calcext:value-type="float">
            <text:p>6,296</text:p>
          </table:table-cell>
          <table:table-cell table:style-name="ce38" table:formula="of:=SUM([.D16:.E16])" office:value-type="float" office:value="22544" calcext:value-type="float">
            <text:p>22,544</text:p>
          </table:table-cell>
          <table:table-cell table:style-name="ce38" office:value-type="float" office:value="11914" calcext:value-type="float">
            <text:p>11,914</text:p>
          </table:table-cell>
          <table:table-cell table:style-name="ce45" office:value-type="float" office:value="10630" calcext:value-type="float">
            <text:p>10,6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280" calcext:value-type="float">
            <text:p>17,280</text:p>
          </table:table-cell>
          <table:table-cell table:style-name="ce38" table:formula="of:=SUM([.D17:.E17])" office:value-type="float" office:value="59302" calcext:value-type="float">
            <text:p>59,302</text:p>
          </table:table-cell>
          <table:table-cell table:style-name="ce38" office:value-type="float" office:value="31015" calcext:value-type="float">
            <text:p>31,015</text:p>
          </table:table-cell>
          <table:table-cell table:style-name="ce45" office:value-type="float" office:value="28287" calcext:value-type="float">
            <text:p>28,2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8" table:formula="of:=SUM([.D18:.E18])" office:value-type="float" office:value="18459" calcext:value-type="float">
            <text:p>18,459</text:p>
          </table:table-cell>
          <table:table-cell table:style-name="ce38" office:value-type="float" office:value="9848" calcext:value-type="float">
            <text:p>9,848</text:p>
          </table:table-cell>
          <table:table-cell table:style-name="ce45" office:value-type="float" office:value="8611" calcext:value-type="float">
            <text:p>8,6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8" table:formula="of:=SUM([.D19:.E19])" office:value-type="float" office:value="10943" calcext:value-type="float">
            <text:p>10,943</text:p>
          </table:table-cell>
          <table:table-cell table:style-name="ce38" office:value-type="float" office:value="5808" calcext:value-type="float">
            <text:p>5,808</text:p>
          </table:table-cell>
          <table:table-cell table:style-name="ce45" office:value-type="float" office:value="5135" calcext:value-type="float">
            <text:p>5,1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268" calcext:value-type="float">
            <text:p>8,268</text:p>
          </table:table-cell>
          <table:table-cell table:style-name="ce38" table:formula="of:=SUM([.D20:.E20])" office:value-type="float" office:value="27294" calcext:value-type="float">
            <text:p>27,294</text:p>
          </table:table-cell>
          <table:table-cell table:style-name="ce42" office:value-type="float" office:value="14512" calcext:value-type="float">
            <text:p>14,512</text:p>
          </table:table-cell>
          <table:table-cell table:style-name="ce45" office:value-type="float" office:value="12782" calcext:value-type="float">
            <text:p>12,7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869" calcext:value-type="float">
            <text:p>10,869</text:p>
          </table:table-cell>
          <table:table-cell table:style-name="ce38" table:formula="of:=SUM([.D21:.E21])" office:value-type="float" office:value="39229" calcext:value-type="float">
            <text:p>39,229</text:p>
          </table:table-cell>
          <table:table-cell table:style-name="ce38" office:value-type="float" office:value="20320" calcext:value-type="float">
            <text:p>20,320</text:p>
          </table:table-cell>
          <table:table-cell table:style-name="ce45" office:value-type="float" office:value="18909" calcext:value-type="float">
            <text:p>18,9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3982" calcext:value-type="float">
            <text:p>3,982</text:p>
          </table:table-cell>
          <table:table-cell table:style-name="ce38" table:formula="of:=SUM([.D22:.E22])" office:value-type="float" office:value="17020" calcext:value-type="float">
            <text:p>17,020</text:p>
          </table:table-cell>
          <table:table-cell table:style-name="ce38" office:value-type="float" office:value="8798" calcext:value-type="float">
            <text:p>8,798</text:p>
          </table:table-cell>
          <table:table-cell table:style-name="ce45" office:value-type="float" office:value="8222" calcext:value-type="float">
            <text:p>8,2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186" calcext:value-type="float">
            <text:p>6,186</text:p>
          </table:table-cell>
          <table:table-cell table:style-name="ce38" table:formula="of:=SUM([.D23:.E23])" office:value-type="float" office:value="21179" calcext:value-type="float">
            <text:p>21,179</text:p>
          </table:table-cell>
          <table:table-cell table:style-name="ce38" office:value-type="float" office:value="10989" calcext:value-type="float">
            <text:p>10,989</text:p>
          </table:table-cell>
          <table:table-cell table:style-name="ce45" office:value-type="float" office:value="10190" calcext:value-type="float">
            <text:p>10,1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8" table:formula="of:=SUM([.D24:.E24])" office:value-type="float" office:value="12032" calcext:value-type="float">
            <text:p>12,032</text:p>
          </table:table-cell>
          <table:table-cell table:style-name="ce38" office:value-type="float" office:value="6190" calcext:value-type="float">
            <text:p>6,190</text:p>
          </table:table-cell>
          <table:table-cell table:style-name="ce45" office:value-type="float" office:value="5842" calcext:value-type="float">
            <text:p>5,8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608" calcext:value-type="float">
            <text:p>6,608</text:p>
          </table:table-cell>
          <table:table-cell table:style-name="ce38" table:formula="of:=SUM([.D25:.E25])" office:value-type="float" office:value="21696" calcext:value-type="float">
            <text:p>21,696</text:p>
          </table:table-cell>
          <table:table-cell table:style-name="ce38" office:value-type="float" office:value="11357" calcext:value-type="float">
            <text:p>11,357</text:p>
          </table:table-cell>
          <table:table-cell table:style-name="ce45" office:value-type="float" office:value="10339" calcext:value-type="float">
            <text:p>10,3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8" table:formula="of:=SUM([.D26:.E26])" office:value-type="float" office:value="12587" calcext:value-type="float">
            <text:p>12,587</text:p>
          </table:table-cell>
          <table:table-cell table:style-name="ce38" office:value-type="float" office:value="6974" calcext:value-type="float">
            <text:p>6,974</text:p>
          </table:table-cell>
          <table:table-cell table:style-name="ce45" office:value-type="float" office:value="5613" calcext:value-type="float">
            <text:p>5,6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389" calcext:value-type="float">
            <text:p>3,389</text:p>
          </table:table-cell>
          <table:table-cell table:style-name="ce38" table:formula="of:=SUM([.D27:.E27])" office:value-type="float" office:value="10018" calcext:value-type="float">
            <text:p>10,018</text:p>
          </table:table-cell>
          <table:table-cell table:style-name="ce38" office:value-type="float" office:value="5410" calcext:value-type="float">
            <text:p>5,410</text:p>
          </table:table-cell>
          <table:table-cell table:style-name="ce45" office:value-type="float" office:value="4608" calcext:value-type="float">
            <text:p>4,6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8" table:formula="of:=SUM([.D28:.E28])" office:value-type="float" office:value="8564" calcext:value-type="float">
            <text:p>8,564</text:p>
          </table:table-cell>
          <table:table-cell table:style-name="ce38" office:value-type="float" office:value="4716" calcext:value-type="float">
            <text:p>4,716</text:p>
          </table:table-cell>
          <table:table-cell table:style-name="ce45" office:value-type="float" office:value="3848" calcext:value-type="float">
            <text:p>3,8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8" table:formula="of:=SUM([.D29:.E29])" office:value-type="float" office:value="6202" calcext:value-type="float">
            <text:p>6,202</text:p>
          </table:table-cell>
          <table:table-cell table:style-name="ce38" office:value-type="float" office:value="3332" calcext:value-type="float">
            <text:p>3,332</text:p>
          </table:table-cell>
          <table:table-cell table:style-name="ce45" office:value-type="float" office:value="2870" calcext:value-type="float">
            <text:p>2,8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8" table:formula="of:=SUM([.D30:.E30])" office:value-type="float" office:value="7218" calcext:value-type="float">
            <text:p>7,218</text:p>
          </table:table-cell>
          <table:table-cell table:style-name="ce38" office:value-type="float" office:value="3708" calcext:value-type="float">
            <text:p>3,708</text:p>
          </table:table-cell>
          <table:table-cell table:style-name="ce45" office:value-type="float" office:value="3510" calcext:value-type="float">
            <text:p>3,5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61" calcext:value-type="float">
            <text:p>861</text:p>
          </table:table-cell>
          <table:table-cell table:style-name="ce38" table:formula="of:=SUM([.D31:.E31])" office:value-type="float" office:value="2708" calcext:value-type="float">
            <text:p>2,708</text:p>
          </table:table-cell>
          <table:table-cell table:style-name="ce38" office:value-type="float" office:value="1451" calcext:value-type="float">
            <text:p>1,451</text:p>
          </table:table-cell>
          <table:table-cell table:style-name="ce45" office:value-type="float" office:value="1257" calcext:value-type="float">
            <text:p>1,2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8" table:formula="of:=SUM([.D32:.E32])" office:value-type="float" office:value="6430" calcext:value-type="float">
            <text:p>6,430</text:p>
          </table:table-cell>
          <table:table-cell table:style-name="ce38" office:value-type="float" office:value="3355" calcext:value-type="float">
            <text:p>3,355</text:p>
          </table:table-cell>
          <table:table-cell table:style-name="ce45" office:value-type="float" office:value="3075" calcext:value-type="float">
            <text:p>3,0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8" table:formula="of:=SUM([.D33:.E33])" office:value-type="float" office:value="4885" calcext:value-type="float">
            <text:p>4,885</text:p>
          </table:table-cell>
          <table:table-cell table:style-name="ce38" office:value-type="float" office:value="2604" calcext:value-type="float">
            <text:p>2,604</text:p>
          </table:table-cell>
          <table:table-cell table:style-name="ce45" office:value-type="float" office:value="2281" calcext:value-type="float">
            <text:p>2,2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8" table:formula="of:=SUM([.D34:.E34])" office:value-type="float" office:value="7692" calcext:value-type="float">
            <text:p>7,692</text:p>
          </table:table-cell>
          <table:table-cell table:style-name="ce38" office:value-type="float" office:value="3982" calcext:value-type="float">
            <text:p>3,982</text:p>
          </table:table-cell>
          <table:table-cell table:style-name="ce45" office:value-type="float" office:value="3710" calcext:value-type="float">
            <text:p>3,7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8" table:formula="of:=SUM([.D35:.E35])" office:value-type="float" office:value="4953" calcext:value-type="float">
            <text:p>4,953</text:p>
          </table:table-cell>
          <table:table-cell table:style-name="ce38" office:value-type="float" office:value="2595" calcext:value-type="float">
            <text:p>2,595</text:p>
          </table:table-cell>
          <table:table-cell table:style-name="ce45" office:value-type="float" office:value="2358" calcext:value-type="float">
            <text:p>2,3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25" calcext:value-type="float">
            <text:p>1,425</text:p>
          </table:table-cell>
          <table:table-cell table:style-name="ce38" table:formula="of:=SUM([.D36:.E36])" office:value-type="float" office:value="4938" calcext:value-type="float">
            <text:p>4,938</text:p>
          </table:table-cell>
          <table:table-cell table:style-name="ce38" office:value-type="float" office:value="2630" calcext:value-type="float">
            <text:p>2,630</text:p>
          </table:table-cell>
          <table:table-cell table:style-name="ce45" office:value-type="float" office:value="2308" calcext:value-type="float">
            <text:p>2,30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781" calcext:value-type="float">
            <text:p>1,781</text:p>
          </table:table-cell>
          <table:table-cell table:style-name="ce39" table:formula="of:=SUM([.D37:.E37])" office:value-type="float" office:value="4860" calcext:value-type="float">
            <text:p>4,860</text:p>
          </table:table-cell>
          <table:table-cell table:style-name="ce39" office:value-type="float" office:value="2541" calcext:value-type="float">
            <text:p>2,541</text:p>
          </table:table-cell>
          <table:table-cell table:style-name="ce52" office:value-type="float" office:value="2319" calcext:value-type="float">
            <text:p>2,319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8195" calcext:value-type="float">
            <text:p>78,195</text:p>
          </table:table-cell>
          <table:table-cell table:style-name="ce44" table:formula="of:=SUM([.C5:.C20])" office:value-type="float" office:value="232663" calcext:value-type="float">
            <text:p>232,663</text:p>
          </table:table-cell>
          <table:table-cell table:style-name="ce38" table:formula="of:=SUM([.D5:.D20])" office:value-type="float" office:value="122583" calcext:value-type="float">
            <text:p>122,583</text:p>
          </table:table-cell>
          <table:table-cell table:style-name="ce45" table:formula="of:=SUM([.E5:.E20])" office:value-type="float" office:value="110080" calcext:value-type="float">
            <text:p>110,0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104" calcext:value-type="float">
            <text:p>37,104</text:p>
          </table:table-cell>
          <table:table-cell table:style-name="ce38" table:formula="of:=SUM([.D5:.E5])" office:value-type="float" office:value="110028" calcext:value-type="float">
            <text:p>110,028</text:p>
          </table:table-cell>
          <table:table-cell table:style-name="ce38" office:value-type="float" office:value="56097" calcext:value-type="float">
            <text:p>56,097</text:p>
          </table:table-cell>
          <table:table-cell table:style-name="ce45" office:value-type="float" office:value="53931" calcext:value-type="float">
            <text:p>53,9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19" calcext:value-type="float">
            <text:p>5,319</text:p>
          </table:table-cell>
          <table:table-cell table:style-name="ce44" table:formula="of:=SUM([.D6:.E6])" office:value-type="float" office:value="16287" calcext:value-type="float">
            <text:p>16,287</text:p>
          </table:table-cell>
          <table:table-cell table:style-name="ce38" office:value-type="float" office:value="8736" calcext:value-type="float">
            <text:p>8,736</text:p>
          </table:table-cell>
          <table:table-cell table:style-name="ce45" office:value-type="float" office:value="7551" calcext:value-type="float">
            <text:p>7,5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207" calcext:value-type="float">
            <text:p>3,207</text:p>
          </table:table-cell>
          <table:table-cell table:style-name="ce44" table:formula="of:=SUM([.D7:.E7])" office:value-type="float" office:value="9971" calcext:value-type="float">
            <text:p>9,971</text:p>
          </table:table-cell>
          <table:table-cell table:style-name="ce38" office:value-type="float" office:value="5269" calcext:value-type="float">
            <text:p>5,269</text:p>
          </table:table-cell>
          <table:table-cell table:style-name="ce45" office:value-type="float" office:value="4702" calcext:value-type="float">
            <text:p>4,7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13" calcext:value-type="float">
            <text:p>6,413</text:p>
          </table:table-cell>
          <table:table-cell table:style-name="ce44" table:formula="of:=SUM([.D8:.E8])" office:value-type="float" office:value="18318" calcext:value-type="float">
            <text:p>18,318</text:p>
          </table:table-cell>
          <table:table-cell table:style-name="ce38" office:value-type="float" office:value="10025" calcext:value-type="float">
            <text:p>10,025</text:p>
          </table:table-cell>
          <table:table-cell table:style-name="ce45" office:value-type="float" office:value="8293" calcext:value-type="float">
            <text:p>8,2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43" calcext:value-type="float">
            <text:p>2,443</text:p>
          </table:table-cell>
          <table:table-cell table:style-name="ce44" table:formula="of:=SUM([.D9:.E9])" office:value-type="float" office:value="7008" calcext:value-type="float">
            <text:p>7,008</text:p>
          </table:table-cell>
          <table:table-cell table:style-name="ce38" office:value-type="float" office:value="3679" calcext:value-type="float">
            <text:p>3,679</text:p>
          </table:table-cell>
          <table:table-cell table:style-name="ce45" office:value-type="float" office:value="3329" calcext:value-type="float">
            <text:p>3,3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99" calcext:value-type="float">
            <text:p>4,499</text:p>
          </table:table-cell>
          <table:table-cell table:style-name="ce44" table:formula="of:=SUM([.D10:.E10])" office:value-type="float" office:value="12180" calcext:value-type="float">
            <text:p>12,180</text:p>
          </table:table-cell>
          <table:table-cell table:style-name="ce38" office:value-type="float" office:value="6551" calcext:value-type="float">
            <text:p>6,551</text:p>
          </table:table-cell>
          <table:table-cell table:style-name="ce45" office:value-type="float" office:value="5629" calcext:value-type="float">
            <text:p>5,6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40" calcext:value-type="float">
            <text:p>3,440</text:p>
          </table:table-cell>
          <table:table-cell table:style-name="ce44" table:formula="of:=SUM([.D11:.E11])" office:value-type="float" office:value="9595" calcext:value-type="float">
            <text:p>9,595</text:p>
          </table:table-cell>
          <table:table-cell table:style-name="ce38" office:value-type="float" office:value="5338" calcext:value-type="float">
            <text:p>5,338</text:p>
          </table:table-cell>
          <table:table-cell table:style-name="ce45" office:value-type="float" office:value="4257" calcext:value-type="float">
            <text:p>4,2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56" calcext:value-type="float">
            <text:p>2,856</text:p>
          </table:table-cell>
          <table:table-cell table:style-name="ce44" table:formula="of:=SUM([.D12:.E12])" office:value-type="float" office:value="8750" calcext:value-type="float">
            <text:p>8,750</text:p>
          </table:table-cell>
          <table:table-cell table:style-name="ce38" office:value-type="float" office:value="4987" calcext:value-type="float">
            <text:p>4,987</text:p>
          </table:table-cell>
          <table:table-cell table:style-name="ce45" office:value-type="float" office:value="3763" calcext:value-type="float">
            <text:p>3,7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82" calcext:value-type="float">
            <text:p>3,082</text:p>
          </table:table-cell>
          <table:table-cell table:style-name="ce44" table:formula="of:=SUM([.D13:.E13])" office:value-type="float" office:value="8807" calcext:value-type="float">
            <text:p>8,807</text:p>
          </table:table-cell>
          <table:table-cell table:style-name="ce38" office:value-type="float" office:value="4775" calcext:value-type="float">
            <text:p>4,775</text:p>
          </table:table-cell>
          <table:table-cell table:style-name="ce45" office:value-type="float" office:value="4032" calcext:value-type="float">
            <text:p>4,0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197" calcext:value-type="float">
            <text:p>3,197</text:p>
          </table:table-cell>
          <table:table-cell table:style-name="ce44" table:formula="of:=SUM([.D14:.E14])" office:value-type="float" office:value="9435" calcext:value-type="float">
            <text:p>9,435</text:p>
          </table:table-cell>
          <table:table-cell table:style-name="ce38" office:value-type="float" office:value="5041" calcext:value-type="float">
            <text:p>5,041</text:p>
          </table:table-cell>
          <table:table-cell table:style-name="ce45" office:value-type="float" office:value="4394" calcext:value-type="float">
            <text:p>4,3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24" calcext:value-type="float">
            <text:p>924</text:p>
          </table:table-cell>
          <table:table-cell table:style-name="ce44" table:formula="of:=SUM([.D15:.E15])" office:value-type="float" office:value="3143" calcext:value-type="float">
            <text:p>3,143</text:p>
          </table:table-cell>
          <table:table-cell table:style-name="ce38" office:value-type="float" office:value="1689" calcext:value-type="float">
            <text:p>1,689</text:p>
          </table:table-cell>
          <table:table-cell table:style-name="ce45" office:value-type="float" office:value="1454" calcext:value-type="float">
            <text:p>1,4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55" calcext:value-type="float">
            <text:p>1,055</text:p>
          </table:table-cell>
          <table:table-cell table:style-name="ce44" table:formula="of:=SUM([.D16:.E16])" office:value-type="float" office:value="3599" calcext:value-type="float">
            <text:p>3,599</text:p>
          </table:table-cell>
          <table:table-cell table:style-name="ce38" office:value-type="float" office:value="2017" calcext:value-type="float">
            <text:p>2,017</text:p>
          </table:table-cell>
          <table:table-cell table:style-name="ce45" office:value-type="float" office:value="1582" calcext:value-type="float">
            <text:p>1,5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71" calcext:value-type="float">
            <text:p>1,071</text:p>
          </table:table-cell>
          <table:table-cell table:style-name="ce44" table:formula="of:=SUM([.D17:.E17])" office:value-type="float" office:value="4532" calcext:value-type="float">
            <text:p>4,532</text:p>
          </table:table-cell>
          <table:table-cell table:style-name="ce38" office:value-type="float" office:value="2459" calcext:value-type="float">
            <text:p>2,459</text:p>
          </table:table-cell>
          <table:table-cell table:style-name="ce45" office:value-type="float" office:value="2073" calcext:value-type="float">
            <text:p>2,0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394" calcext:value-type="float">
            <text:p>1,394</text:p>
          </table:table-cell>
          <table:table-cell table:style-name="ce44" table:formula="of:=SUM([.D18:.E18])" office:value-type="float" office:value="3708" calcext:value-type="float">
            <text:p>3,708</text:p>
          </table:table-cell>
          <table:table-cell table:style-name="ce38" office:value-type="float" office:value="2063" calcext:value-type="float">
            <text:p>2,063</text:p>
          </table:table-cell>
          <table:table-cell table:style-name="ce45" office:value-type="float" office:value="1645" calcext:value-type="float">
            <text:p>1,6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74" calcext:value-type="float">
            <text:p>974</text:p>
          </table:table-cell>
          <table:table-cell table:style-name="ce44" table:formula="of:=SUM([.D19:.E19])" office:value-type="float" office:value="3323" calcext:value-type="float">
            <text:p>3,323</text:p>
          </table:table-cell>
          <table:table-cell table:style-name="ce38" office:value-type="float" office:value="1753" calcext:value-type="float">
            <text:p>1,753</text:p>
          </table:table-cell>
          <table:table-cell table:style-name="ce45" office:value-type="float" office:value="1570" calcext:value-type="float">
            <text:p>1,57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17" calcext:value-type="float">
            <text:p>1,217</text:p>
          </table:table-cell>
          <table:table-cell table:style-name="ce39" table:formula="of:=SUM([.D20:.E20])" office:value-type="float" office:value="3979" calcext:value-type="float">
            <text:p>3,979</text:p>
          </table:table-cell>
          <table:table-cell table:style-name="ce79" office:value-type="float" office:value="2104" calcext:value-type="float">
            <text:p>2,104</text:p>
          </table:table-cell>
          <table:table-cell table:style-name="ce52" office:value-type="float" office:value="1875" calcext:value-type="float">
            <text:p>1,875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7707" calcext:value-type="float">
            <text:p>117,707</text:p>
          </table:table-cell>
          <table:table-cell table:style-name="ce44" table:formula="of:=SUM([.C5:.C17])" office:value-type="float" office:value="342516" calcext:value-type="float">
            <text:p>342,516</text:p>
          </table:table-cell>
          <table:table-cell table:style-name="ce38" table:formula="of:=SUM([.D5:.D17])" office:value-type="float" office:value="177715" calcext:value-type="float">
            <text:p>177,715</text:p>
          </table:table-cell>
          <table:table-cell table:style-name="ce45" table:formula="of:=SUM([.E5:.E17])" office:value-type="float" office:value="164801" calcext:value-type="float">
            <text:p>164,8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583" calcext:value-type="float">
            <text:p>39,583</text:p>
          </table:table-cell>
          <table:table-cell table:style-name="ce38" table:formula="of:=SUM([.D5:.E5])" office:value-type="float" office:value="110334" calcext:value-type="float">
            <text:p>110,334</text:p>
          </table:table-cell>
          <table:table-cell table:style-name="ce38" office:value-type="float" office:value="54405" calcext:value-type="float">
            <text:p>54,405</text:p>
          </table:table-cell>
          <table:table-cell table:style-name="ce45" office:value-type="float" office:value="55929" calcext:value-type="float">
            <text:p>55,9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389" calcext:value-type="float">
            <text:p>4,389</text:p>
          </table:table-cell>
          <table:table-cell table:style-name="ce38" table:formula="of:=SUM([.D6:.E6])" office:value-type="float" office:value="12380" calcext:value-type="float">
            <text:p>12,380</text:p>
          </table:table-cell>
          <table:table-cell table:style-name="ce38" office:value-type="float" office:value="6588" calcext:value-type="float">
            <text:p>6,588</text:p>
          </table:table-cell>
          <table:table-cell table:style-name="ce45" office:value-type="float" office:value="5792" calcext:value-type="float">
            <text:p>5,7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813" calcext:value-type="float">
            <text:p>8,813</text:p>
          </table:table-cell>
          <table:table-cell table:style-name="ce38" table:formula="of:=SUM([.D7:.E7])" office:value-type="float" office:value="27890" calcext:value-type="float">
            <text:p>27,890</text:p>
          </table:table-cell>
          <table:table-cell table:style-name="ce38" office:value-type="float" office:value="15210" calcext:value-type="float">
            <text:p>15,210</text:p>
          </table:table-cell>
          <table:table-cell table:style-name="ce45" office:value-type="float" office:value="12680" calcext:value-type="float">
            <text:p>12,6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32" calcext:value-type="float">
            <text:p>7,132</text:p>
          </table:table-cell>
          <table:table-cell table:style-name="ce38" table:formula="of:=SUM([.D8:.E8])" office:value-type="float" office:value="20347" calcext:value-type="float">
            <text:p>20,347</text:p>
          </table:table-cell>
          <table:table-cell table:style-name="ce38" office:value-type="float" office:value="10650" calcext:value-type="float">
            <text:p>10,650</text:p>
          </table:table-cell>
          <table:table-cell table:style-name="ce45" office:value-type="float" office:value="9697" calcext:value-type="float">
            <text:p>9,6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7651" calcext:value-type="float">
            <text:p>27,651</text:p>
          </table:table-cell>
          <table:table-cell table:style-name="ce38" table:formula="of:=SUM([.D9:.E9])" office:value-type="float" office:value="78869" calcext:value-type="float">
            <text:p>78,869</text:p>
          </table:table-cell>
          <table:table-cell table:style-name="ce38" office:value-type="float" office:value="40685" calcext:value-type="float">
            <text:p>40,685</text:p>
          </table:table-cell>
          <table:table-cell table:style-name="ce45" office:value-type="float" office:value="38184" calcext:value-type="float">
            <text:p>38,1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680" calcext:value-type="float">
            <text:p>6,680</text:p>
          </table:table-cell>
          <table:table-cell table:style-name="ce38" table:formula="of:=SUM([.D10:.E10])" office:value-type="float" office:value="19200" calcext:value-type="float">
            <text:p>19,200</text:p>
          </table:table-cell>
          <table:table-cell table:style-name="ce38" office:value-type="float" office:value="10438" calcext:value-type="float">
            <text:p>10,438</text:p>
          </table:table-cell>
          <table:table-cell table:style-name="ce45" office:value-type="float" office:value="8762" calcext:value-type="float">
            <text:p>8,7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63" calcext:value-type="float">
            <text:p>4,963</text:p>
          </table:table-cell>
          <table:table-cell table:style-name="ce38" table:formula="of:=SUM([.D11:.E11])" office:value-type="float" office:value="14546" calcext:value-type="float">
            <text:p>14,546</text:p>
          </table:table-cell>
          <table:table-cell table:style-name="ce38" office:value-type="float" office:value="7799" calcext:value-type="float">
            <text:p>7,799</text:p>
          </table:table-cell>
          <table:table-cell table:style-name="ce45" office:value-type="float" office:value="6747" calcext:value-type="float">
            <text:p>6,7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8" table:formula="of:=SUM([.D12:.E12])" office:value-type="float" office:value="5250" calcext:value-type="float">
            <text:p>5,250</text:p>
          </table:table-cell>
          <table:table-cell table:style-name="ce38" office:value-type="float" office:value="2926" calcext:value-type="float">
            <text:p>2,926</text:p>
          </table:table-cell>
          <table:table-cell table:style-name="ce45" office:value-type="float" office:value="2324" calcext:value-type="float">
            <text:p>2,3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58" calcext:value-type="float">
            <text:p>4,558</text:p>
          </table:table-cell>
          <table:table-cell table:style-name="ce38" table:formula="of:=SUM([.D13:.E13])" office:value-type="float" office:value="13269" calcext:value-type="float">
            <text:p>13,269</text:p>
          </table:table-cell>
          <table:table-cell table:style-name="ce38" office:value-type="float" office:value="7201" calcext:value-type="float">
            <text:p>7,201</text:p>
          </table:table-cell>
          <table:table-cell table:style-name="ce45" office:value-type="float" office:value="6068" calcext:value-type="float">
            <text:p>6,0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8" table:formula="of:=SUM([.D14:.E14])" office:value-type="float" office:value="11937" calcext:value-type="float">
            <text:p>11,937</text:p>
          </table:table-cell>
          <table:table-cell table:style-name="ce38" office:value-type="float" office:value="6592" calcext:value-type="float">
            <text:p>6,592</text:p>
          </table:table-cell>
          <table:table-cell table:style-name="ce45" office:value-type="float" office:value="5345" calcext:value-type="float">
            <text:p>5,3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474" calcext:value-type="float">
            <text:p>4,474</text:p>
          </table:table-cell>
          <table:table-cell table:style-name="ce38" table:formula="of:=SUM([.D15:.E15])" office:value-type="float" office:value="14945" calcext:value-type="float">
            <text:p>14,945</text:p>
          </table:table-cell>
          <table:table-cell table:style-name="ce38" office:value-type="float" office:value="7837" calcext:value-type="float">
            <text:p>7,837</text:p>
          </table:table-cell>
          <table:table-cell table:style-name="ce45" office:value-type="float" office:value="7108" calcext:value-type="float">
            <text:p>7,1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8" table:formula="of:=SUM([.D16:.E16])" office:value-type="float" office:value="7072" calcext:value-type="float">
            <text:p>7,072</text:p>
          </table:table-cell>
          <table:table-cell table:style-name="ce38" office:value-type="float" office:value="3780" calcext:value-type="float">
            <text:p>3,780</text:p>
          </table:table-cell>
          <table:table-cell table:style-name="ce45" office:value-type="float" office:value="3292" calcext:value-type="float">
            <text:p>3,29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17" calcext:value-type="float">
            <text:p>1,617</text:p>
          </table:table-cell>
          <table:table-cell table:style-name="ce39" table:formula="of:=SUM([.D17:.E17])" office:value-type="float" office:value="6477" calcext:value-type="float">
            <text:p>6,477</text:p>
          </table:table-cell>
          <table:table-cell table:style-name="ce39" office:value-type="float" office:value="3604" calcext:value-type="float">
            <text:p>3,604</text:p>
          </table:table-cell>
          <table:table-cell table:style-name="ce52" office:value-type="float" office:value="2873" calcext:value-type="float">
            <text:p>2,87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0854" calcext:value-type="float">
            <text:p>30,854</text:p>
          </table:table-cell>
          <table:table-cell table:style-name="ce44" table:formula="of:=SUM([.C5:.C10])" office:value-type="float" office:value="92602" calcext:value-type="float">
            <text:p>92,602</text:p>
          </table:table-cell>
          <table:table-cell table:style-name="ce38" table:formula="of:=SUM([.D5:.D10])" office:value-type="float" office:value="47793" calcext:value-type="float">
            <text:p>47,793</text:p>
          </table:table-cell>
          <table:table-cell table:style-name="ce45" table:formula="of:=SUM([.E5:.E10])" office:value-type="float" office:value="44809" calcext:value-type="float">
            <text:p>44,8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8047" calcext:value-type="float">
            <text:p>18,047</text:p>
          </table:table-cell>
          <table:table-cell table:style-name="ce38" table:formula="of:=SUM([.D5:.E5])" office:value-type="float" office:value="54773" calcext:value-type="float">
            <text:p>54,773</text:p>
          </table:table-cell>
          <table:table-cell table:style-name="ce38" office:value-type="float" office:value="27894" calcext:value-type="float">
            <text:p>27,894</text:p>
          </table:table-cell>
          <table:table-cell table:style-name="ce45" office:value-type="float" office:value="26879" calcext:value-type="float">
            <text:p>26,8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340" calcext:value-type="float">
            <text:p>4,340</text:p>
          </table:table-cell>
          <table:table-cell table:style-name="ce38" table:formula="of:=SUM([.D6:.E6])" office:value-type="float" office:value="12861" calcext:value-type="float">
            <text:p>12,861</text:p>
          </table:table-cell>
          <table:table-cell table:style-name="ce38" office:value-type="float" office:value="6736" calcext:value-type="float">
            <text:p>6,736</text:p>
          </table:table-cell>
          <table:table-cell table:style-name="ce45" office:value-type="float" office:value="6125" calcext:value-type="float">
            <text:p>6,1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2958" calcext:value-type="float">
            <text:p>2,958</text:p>
          </table:table-cell>
          <table:table-cell table:style-name="ce38" table:formula="of:=SUM([.D7:.E7])" office:value-type="float" office:value="9144" calcext:value-type="float">
            <text:p>9,144</text:p>
          </table:table-cell>
          <table:table-cell table:style-name="ce38" office:value-type="float" office:value="4835" calcext:value-type="float">
            <text:p>4,835</text:p>
          </table:table-cell>
          <table:table-cell table:style-name="ce45" office:value-type="float" office:value="4309" calcext:value-type="float">
            <text:p>4,3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678" calcext:value-type="float">
            <text:p>2,678</text:p>
          </table:table-cell>
          <table:table-cell table:style-name="ce38" table:formula="of:=SUM([.D8:.E8])" office:value-type="float" office:value="8153" calcext:value-type="float">
            <text:p>8,153</text:p>
          </table:table-cell>
          <table:table-cell table:style-name="ce38" office:value-type="float" office:value="4230" calcext:value-type="float">
            <text:p>4,230</text:p>
          </table:table-cell>
          <table:table-cell table:style-name="ce45" office:value-type="float" office:value="3923" calcext:value-type="float">
            <text:p>3,9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8" table:formula="of:=SUM([.D9:.E9])" office:value-type="float" office:value="4424" calcext:value-type="float">
            <text:p>4,424</text:p>
          </table:table-cell>
          <table:table-cell table:style-name="ce38" office:value-type="float" office:value="2379" calcext:value-type="float">
            <text:p>2,379</text:p>
          </table:table-cell>
          <table:table-cell table:style-name="ce45" office:value-type="float" office:value="2045" calcext:value-type="float">
            <text:p>2,04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21" calcext:value-type="float">
            <text:p>1,121</text:p>
          </table:table-cell>
          <table:table-cell table:style-name="ce39" table:formula="of:=SUM([.D10:.E10])" office:value-type="float" office:value="3247" calcext:value-type="float">
            <text:p>3,247</text:p>
          </table:table-cell>
          <table:table-cell table:style-name="ce39" office:value-type="float" office:value="1719" calcext:value-type="float">
            <text:p>1,719</text:p>
          </table:table-cell>
          <table:table-cell table:style-name="ce52" office:value-type="float" office:value="1528" calcext:value-type="float">
            <text:p>1,52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3150" calcext:value-type="float">
            <text:p>143,150</text:p>
          </table:table-cell>
          <table:table-cell table:style-name="ce44" table:formula="of:=SUM([.C5:.C11])" office:value-type="float" office:value="389443" calcext:value-type="float">
            <text:p>389,443</text:p>
          </table:table-cell>
          <table:table-cell table:style-name="ce38" table:formula="of:=SUM([.D5:.D11])" office:value-type="float" office:value="197159" calcext:value-type="float">
            <text:p>197,159</text:p>
          </table:table-cell>
          <table:table-cell table:style-name="ce45" table:formula="of:=SUM([.E5:.E11])" office:value-type="float" office:value="192284" calcext:value-type="float">
            <text:p>192,28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07" calcext:value-type="float">
            <text:p>21,707</text:p>
          </table:table-cell>
          <table:table-cell table:style-name="ce38" table:formula="of:=SUM([.D5:.E5])" office:value-type="float" office:value="57138" calcext:value-type="float">
            <text:p>57,138</text:p>
          </table:table-cell>
          <table:table-cell table:style-name="ce38" office:value-type="float" office:value="29474" calcext:value-type="float">
            <text:p>29,474</text:p>
          </table:table-cell>
          <table:table-cell table:style-name="ce45" office:value-type="float" office:value="27664" calcext:value-type="float">
            <text:p>27,66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165" calcext:value-type="float">
            <text:p>19,165</text:p>
          </table:table-cell>
          <table:table-cell table:style-name="ce38" table:formula="of:=SUM([.D6:.E6])" office:value-type="float" office:value="55163" calcext:value-type="float">
            <text:p>55,163</text:p>
          </table:table-cell>
          <table:table-cell table:style-name="ce38" office:value-type="float" office:value="28069" calcext:value-type="float">
            <text:p>28,069</text:p>
          </table:table-cell>
          <table:table-cell table:style-name="ce45" office:value-type="float" office:value="27094" calcext:value-type="float">
            <text:p>27,09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039" calcext:value-type="float">
            <text:p>14,039</text:p>
          </table:table-cell>
          <table:table-cell table:style-name="ce38" table:formula="of:=SUM([.D7:.E7])" office:value-type="float" office:value="38318" calcext:value-type="float">
            <text:p>38,318</text:p>
          </table:table-cell>
          <table:table-cell table:style-name="ce38" office:value-type="float" office:value="19568" calcext:value-type="float">
            <text:p>19,568</text:p>
          </table:table-cell>
          <table:table-cell table:style-name="ce45" office:value-type="float" office:value="18750" calcext:value-type="float">
            <text:p>18,75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078" calcext:value-type="float">
            <text:p>19,078</text:p>
          </table:table-cell>
          <table:table-cell table:style-name="ce38" table:formula="of:=SUM([.D8:.E8])" office:value-type="float" office:value="50530" calcext:value-type="float">
            <text:p>50,530</text:p>
          </table:table-cell>
          <table:table-cell table:style-name="ce38" office:value-type="float" office:value="25104" calcext:value-type="float">
            <text:p>25,104</text:p>
          </table:table-cell>
          <table:table-cell table:style-name="ce45" office:value-type="float" office:value="25426" calcext:value-type="float">
            <text:p>25,42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654" calcext:value-type="float">
            <text:p>18,654</text:p>
          </table:table-cell>
          <table:table-cell table:style-name="ce38" table:formula="of:=SUM([.D9:.E9])" office:value-type="float" office:value="51982" calcext:value-type="float">
            <text:p>51,982</text:p>
          </table:table-cell>
          <table:table-cell table:style-name="ce38" office:value-type="float" office:value="26660" calcext:value-type="float">
            <text:p>26,660</text:p>
          </table:table-cell>
          <table:table-cell table:style-name="ce45" office:value-type="float" office:value="25322" calcext:value-type="float">
            <text:p>25,32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047" calcext:value-type="float">
            <text:p>31,047</text:p>
          </table:table-cell>
          <table:table-cell table:style-name="ce38" table:formula="of:=SUM([.D10:.E10])" office:value-type="float" office:value="85233" calcext:value-type="float">
            <text:p>85,233</text:p>
          </table:table-cell>
          <table:table-cell table:style-name="ce38" office:value-type="float" office:value="42556" calcext:value-type="float">
            <text:p>42,556</text:p>
          </table:table-cell>
          <table:table-cell table:style-name="ce45" office:value-type="float" office:value="42677" calcext:value-type="float">
            <text:p>42,677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460" calcext:value-type="float">
            <text:p>19,460</text:p>
          </table:table-cell>
          <table:table-cell table:style-name="ce39" table:formula="of:=SUM([.D11:.E11])" office:value-type="float" office:value="51079" calcext:value-type="float">
            <text:p>51,079</text:p>
          </table:table-cell>
          <table:table-cell table:style-name="ce39" office:value-type="float" office:value="25728" calcext:value-type="float">
            <text:p>25,728</text:p>
          </table:table-cell>
          <table:table-cell table:style-name="ce52" office:value-type="float" office:value="25351" calcext:value-type="float">
            <text:p>25,351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1931" calcext:value-type="float">
            <text:p>131,931</text:p>
          </table:table-cell>
          <table:table-cell table:style-name="ce44" table:formula="of:=SUM([.C5:.C7])" office:value-type="float" office:value="402368" calcext:value-type="float">
            <text:p>402,368</text:p>
          </table:table-cell>
          <table:table-cell table:style-name="ce38" table:formula="of:=SUM([.D5:.D7])" office:value-type="float" office:value="201015" calcext:value-type="float">
            <text:p>201,015</text:p>
          </table:table-cell>
          <table:table-cell table:style-name="ce45" table:formula="of:=SUM([.E5:.E7])" office:value-type="float" office:value="201353" calcext:value-type="float">
            <text:p>201,3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3833" calcext:value-type="float">
            <text:p>63,833</text:p>
          </table:table-cell>
          <table:table-cell table:style-name="ce38" table:formula="of:=SUM([.D5:.E5])" office:value-type="float" office:value="191688" calcext:value-type="float">
            <text:p>191,688</text:p>
          </table:table-cell>
          <table:table-cell table:style-name="ce38" office:value-type="float" office:value="94932" calcext:value-type="float">
            <text:p>94,932</text:p>
          </table:table-cell>
          <table:table-cell table:style-name="ce45" office:value-type="float" office:value="96756" calcext:value-type="float">
            <text:p>96,7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928" calcext:value-type="float">
            <text:p>46,928</text:p>
          </table:table-cell>
          <table:table-cell table:style-name="ce38" table:formula="of:=SUM([.D6:.E6])" office:value-type="float" office:value="140255" calcext:value-type="float">
            <text:p>140,255</text:p>
          </table:table-cell>
          <table:table-cell table:style-name="ce38" office:value-type="float" office:value="69991" calcext:value-type="float">
            <text:p>69,991</text:p>
          </table:table-cell>
          <table:table-cell table:style-name="ce45" office:value-type="float" office:value="70264" calcext:value-type="float">
            <text:p>70,26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1170" calcext:value-type="float">
            <text:p>21,170</text:p>
          </table:table-cell>
          <table:table-cell table:style-name="ce39" table:formula="of:=SUM([.D7:.E7])" office:value-type="float" office:value="70425" calcext:value-type="float">
            <text:p>70,425</text:p>
          </table:table-cell>
          <table:table-cell table:style-name="ce39" office:value-type="float" office:value="36092" calcext:value-type="float">
            <text:p>36,092</text:p>
          </table:table-cell>
          <table:table-cell table:style-name="ce52" office:value-type="float" office:value="34333" calcext:value-type="float">
            <text:p>34,333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65884" calcext:value-type="float">
            <text:p>365,884</text:p>
          </table:table-cell>
          <table:table-cell table:style-name="ce44" table:formula="of:=SUM([.C5:.C12])" office:value-type="float" office:value="1062244" calcext:value-type="float">
            <text:p>1,062,244</text:p>
          </table:table-cell>
          <table:table-cell table:style-name="ce38" table:formula="of:=SUM([.D5:.D12])" office:value-type="float" office:value="518601" calcext:value-type="float">
            <text:p>518,601</text:p>
          </table:table-cell>
          <table:table-cell table:style-name="ce45" table:formula="of:=SUM([.E5:.E12])" office:value-type="float" office:value="543643" calcext:value-type="float">
            <text:p>543,64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537" calcext:value-type="float">
            <text:p>8,537</text:p>
          </table:table-cell>
          <table:table-cell table:style-name="ce38" table:formula="of:=SUM([.D5:.E5])" office:value-type="float" office:value="24129" calcext:value-type="float">
            <text:p>24,129</text:p>
          </table:table-cell>
          <table:table-cell table:style-name="ce38" office:value-type="float" office:value="11887" calcext:value-type="float">
            <text:p>11,887</text:p>
          </table:table-cell>
          <table:table-cell table:style-name="ce45" office:value-type="float" office:value="12242" calcext:value-type="float">
            <text:p>12,24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5054" calcext:value-type="float">
            <text:p>25,054</text:p>
          </table:table-cell>
          <table:table-cell table:style-name="ce38" table:formula="of:=SUM([.D6:.E6])" office:value-type="float" office:value="74047" calcext:value-type="float">
            <text:p>74,047</text:p>
          </table:table-cell>
          <table:table-cell table:style-name="ce38" office:value-type="float" office:value="37589" calcext:value-type="float">
            <text:p>37,589</text:p>
          </table:table-cell>
          <table:table-cell table:style-name="ce45" office:value-type="float" office:value="36458" calcext:value-type="float">
            <text:p>36,45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1806" calcext:value-type="float">
            <text:p>41,806</text:p>
          </table:table-cell>
          <table:table-cell table:style-name="ce38" table:formula="of:=SUM([.D7:.E7])" office:value-type="float" office:value="117347" calcext:value-type="float">
            <text:p>117,347</text:p>
          </table:table-cell>
          <table:table-cell table:style-name="ce38" office:value-type="float" office:value="56671" calcext:value-type="float">
            <text:p>56,671</text:p>
          </table:table-cell>
          <table:table-cell table:style-name="ce45" office:value-type="float" office:value="60676" calcext:value-type="float">
            <text:p>60,67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39718" calcext:value-type="float">
            <text:p>39,718</text:p>
          </table:table-cell>
          <table:table-cell table:style-name="ce38" table:formula="of:=SUM([.D8:.E8])" office:value-type="float" office:value="110779" calcext:value-type="float">
            <text:p>110,779</text:p>
          </table:table-cell>
          <table:table-cell table:style-name="ce38" office:value-type="float" office:value="54045" calcext:value-type="float">
            <text:p>54,045</text:p>
          </table:table-cell>
          <table:table-cell table:style-name="ce45" office:value-type="float" office:value="56734" calcext:value-type="float">
            <text:p>56,73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3928" calcext:value-type="float">
            <text:p>53,928</text:p>
          </table:table-cell>
          <table:table-cell table:style-name="ce38" table:formula="of:=SUM([.D9:.E9])" office:value-type="float" office:value="148035" calcext:value-type="float">
            <text:p>148,035</text:p>
          </table:table-cell>
          <table:table-cell table:style-name="ce38" office:value-type="float" office:value="72147" calcext:value-type="float">
            <text:p>72,147</text:p>
          </table:table-cell>
          <table:table-cell table:style-name="ce45" office:value-type="float" office:value="75888" calcext:value-type="float">
            <text:p>75,88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8290" calcext:value-type="float">
            <text:p>68,290</text:p>
          </table:table-cell>
          <table:table-cell table:style-name="ce38" table:formula="of:=SUM([.D10:.E10])" office:value-type="float" office:value="199903" calcext:value-type="float">
            <text:p>199,903</text:p>
          </table:table-cell>
          <table:table-cell table:style-name="ce38" office:value-type="float" office:value="97592" calcext:value-type="float">
            <text:p>97,592</text:p>
          </table:table-cell>
          <table:table-cell table:style-name="ce45" office:value-type="float" office:value="102311" calcext:value-type="float">
            <text:p>102,31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49469" calcext:value-type="float">
            <text:p>49,469</text:p>
          </table:table-cell>
          <table:table-cell table:style-name="ce38" table:formula="of:=SUM([.D11:.E11])" office:value-type="float" office:value="147182" calcext:value-type="float">
            <text:p>147,182</text:p>
          </table:table-cell>
          <table:table-cell table:style-name="ce38" office:value-type="float" office:value="71210" calcext:value-type="float">
            <text:p>71,210</text:p>
          </table:table-cell>
          <table:table-cell table:style-name="ce45" office:value-type="float" office:value="75972" calcext:value-type="float">
            <text:p>75,97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9082" calcext:value-type="float">
            <text:p>79,082</text:p>
          </table:table-cell>
          <table:table-cell table:style-name="ce39" table:formula="of:=SUM([.D12:.E12])" office:value-type="float" office:value="240822" calcext:value-type="float">
            <text:p>240,822</text:p>
          </table:table-cell>
          <table:table-cell table:style-name="ce39" office:value-type="float" office:value="117460" calcext:value-type="float">
            <text:p>117,460</text:p>
          </table:table-cell>
          <table:table-cell table:style-name="ce52" office:value-type="float" office:value="123362" calcext:value-type="float">
            <text:p>123,362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2124" calcext:value-type="float">
            <text:p>92,124</text:p>
          </table:table-cell>
          <table:table-cell table:style-name="ce44" table:formula="of:=SUM([.C5:.C6])" office:value-type="float" office:value="273789" calcext:value-type="float">
            <text:p>273,789</text:p>
          </table:table-cell>
          <table:table-cell table:style-name="ce38" table:formula="of:=SUM([.D5:.D6])" office:value-type="float" office:value="135297" calcext:value-type="float">
            <text:p>135,297</text:p>
          </table:table-cell>
          <table:table-cell table:style-name="ce45" table:formula="of:=SUM([.E5:.E6])" office:value-type="float" office:value="138492" calcext:value-type="float">
            <text:p>138,4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3791" calcext:value-type="float">
            <text:p>43,791</text:p>
          </table:table-cell>
          <table:table-cell table:style-name="ce38" table:formula="of:=SUM([.D5:.E5])" office:value-type="float" office:value="128692" calcext:value-type="float">
            <text:p>128,692</text:p>
          </table:table-cell>
          <table:table-cell table:style-name="ce38" office:value-type="float" office:value="63054" calcext:value-type="float">
            <text:p>63,054</text:p>
          </table:table-cell>
          <table:table-cell table:style-name="ce37" office:value-type="float" office:value="65638" calcext:value-type="float">
            <text:p>65,63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8333" calcext:value-type="float">
            <text:p>48,333</text:p>
          </table:table-cell>
          <table:table-cell table:style-name="ce39" table:formula="of:=SUM([.D6:.E6])" office:value-type="float" office:value="145097" calcext:value-type="float">
            <text:p>145,097</text:p>
          </table:table-cell>
          <table:table-cell table:style-name="ce39" office:value-type="float" office:value="72243" calcext:value-type="float">
            <text:p>72,243</text:p>
          </table:table-cell>
          <table:table-cell table:style-name="ce52" office:value-type="float" office:value="72854" calcext:value-type="float">
            <text:p>72,854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59375" calcext:value-type="float">
            <text:p>259,375</text:p>
          </table:table-cell>
          <table:table-cell table:style-name="ce44" table:formula="of:=SUM([.C5:.C10])" office:value-type="float" office:value="767018" calcext:value-type="float">
            <text:p>767,018</text:p>
          </table:table-cell>
          <table:table-cell table:style-name="ce38" table:formula="of:=SUM([.D5:.D10])" office:value-type="float" office:value="381149" calcext:value-type="float">
            <text:p>381,149</text:p>
          </table:table-cell>
          <table:table-cell table:style-name="ce45" table:formula="of:=SUM([.E5:.E10])" office:value-type="float" office:value="385869" calcext:value-type="float">
            <text:p>385,8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8784" calcext:value-type="float">
            <text:p>68,784</text:p>
          </table:table-cell>
          <table:table-cell table:style-name="ce38" table:formula="of:=SUM([.D5:.E5])" office:value-type="float" office:value="194307" calcext:value-type="float">
            <text:p>194,307</text:p>
          </table:table-cell>
          <table:table-cell table:style-name="ce38" office:value-type="float" office:value="94553" calcext:value-type="float">
            <text:p>94,553</text:p>
          </table:table-cell>
          <table:table-cell table:style-name="ce37" office:value-type="float" office:value="99754" calcext:value-type="float">
            <text:p>99,7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025" calcext:value-type="float">
            <text:p>42,025</text:p>
          </table:table-cell>
          <table:table-cell table:style-name="ce38" table:formula="of:=SUM([.D6:.E6])" office:value-type="float" office:value="127510" calcext:value-type="float">
            <text:p>127,510</text:p>
          </table:table-cell>
          <table:table-cell table:style-name="ce38" office:value-type="float" office:value="64217" calcext:value-type="float">
            <text:p>64,217</text:p>
          </table:table-cell>
          <table:table-cell table:style-name="ce37" office:value-type="float" office:value="63293" calcext:value-type="float">
            <text:p>63,2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5726" calcext:value-type="float">
            <text:p>45,726</text:p>
          </table:table-cell>
          <table:table-cell table:style-name="ce38" table:formula="of:=SUM([.D7:.E7])" office:value-type="float" office:value="129131" calcext:value-type="float">
            <text:p>129,131</text:p>
          </table:table-cell>
          <table:table-cell table:style-name="ce38" office:value-type="float" office:value="64126" calcext:value-type="float">
            <text:p>64,126</text:p>
          </table:table-cell>
          <table:table-cell table:style-name="ce37" office:value-type="float" office:value="65005" calcext:value-type="float">
            <text:p>65,0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1599" calcext:value-type="float">
            <text:p>51,599</text:p>
          </table:table-cell>
          <table:table-cell table:style-name="ce38" table:formula="of:=SUM([.D8:.E8])" office:value-type="float" office:value="175040" calcext:value-type="float">
            <text:p>175,040</text:p>
          </table:table-cell>
          <table:table-cell table:style-name="ce38" office:value-type="float" office:value="89451" calcext:value-type="float">
            <text:p>89,451</text:p>
          </table:table-cell>
          <table:table-cell table:style-name="ce37" office:value-type="float" office:value="85589" calcext:value-type="float">
            <text:p>85,58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522" calcext:value-type="float">
            <text:p>21,522</text:p>
          </table:table-cell>
          <table:table-cell table:style-name="ce38" table:formula="of:=SUM([.D9:.E9])" office:value-type="float" office:value="59862" calcext:value-type="float">
            <text:p>59,862</text:p>
          </table:table-cell>
          <table:table-cell table:style-name="ce38" office:value-type="float" office:value="28748" calcext:value-type="float">
            <text:p>28,748</text:p>
          </table:table-cell>
          <table:table-cell table:style-name="ce37" office:value-type="float" office:value="31114" calcext:value-type="float">
            <text:p>31,114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719" calcext:value-type="float">
            <text:p>29,719</text:p>
          </table:table-cell>
          <table:table-cell table:style-name="ce39" table:formula="of:=SUM([.D10:.E10])" office:value-type="float" office:value="81168" calcext:value-type="float">
            <text:p>81,168</text:p>
          </table:table-cell>
          <table:table-cell table:style-name="ce39" office:value-type="float" office:value="40054" calcext:value-type="float">
            <text:p>40,054</text:p>
          </table:table-cell>
          <table:table-cell table:style-name="ce52" office:value-type="float" office:value="41114" calcext:value-type="float">
            <text:p>41,114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51823" calcext:value-type="float">
            <text:p>951,823</text:p>
          </table:table-cell>
          <table:table-cell table:style-name="ce44" table:formula="of:=SUM([.C5:.C16])" office:value-type="float" office:value="2630191" calcext:value-type="float">
            <text:p>2,630,191</text:p>
          </table:table-cell>
          <table:table-cell table:style-name="ce44" table:formula="of:=SUM([.D5:.D16])" office:value-type="float" office:value="1276120" calcext:value-type="float">
            <text:p>1,276,120</text:p>
          </table:table-cell>
          <table:table-cell table:style-name="ce44" table:formula="of:=SUM([.E5:.E16])" office:value-type="float" office:value="1354071" calcext:value-type="float">
            <text:p>1,354,0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550" calcext:value-type="float">
            <text:p>76,550</text:p>
          </table:table-cell>
          <table:table-cell table:style-name="ce38" table:formula="of:=SUM([.D5:.E5])" office:value-type="float" office:value="211534" calcext:value-type="float">
            <text:p>211,534</text:p>
          </table:table-cell>
          <table:table-cell table:style-name="ce38" office:value-type="float" office:value="100495" calcext:value-type="float">
            <text:p>100,495</text:p>
          </table:table-cell>
          <table:table-cell table:style-name="ce37" office:value-type="float" office:value="111039" calcext:value-type="float">
            <text:p>111,0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668" calcext:value-type="float">
            <text:p>84,668</text:p>
          </table:table-cell>
          <table:table-cell table:style-name="ce38" table:formula="of:=SUM([.D6:.E6])" office:value-type="float" office:value="228577" calcext:value-type="float">
            <text:p>228,577</text:p>
          </table:table-cell>
          <table:table-cell table:style-name="ce38" office:value-type="float" office:value="110974" calcext:value-type="float">
            <text:p>110,974</text:p>
          </table:table-cell>
          <table:table-cell table:style-name="ce37" office:value-type="float" office:value="117603" calcext:value-type="float">
            <text:p>117,6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4687" calcext:value-type="float">
            <text:p>114,687</text:p>
          </table:table-cell>
          <table:table-cell table:style-name="ce38" table:formula="of:=SUM([.D7:.E7])" office:value-type="float" office:value="315587" calcext:value-type="float">
            <text:p>315,587</text:p>
          </table:table-cell>
          <table:table-cell table:style-name="ce38" office:value-type="float" office:value="149467" calcext:value-type="float">
            <text:p>149,467</text:p>
          </table:table-cell>
          <table:table-cell table:style-name="ce37" office:value-type="float" office:value="166120" calcext:value-type="float">
            <text:p>166,1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7779" calcext:value-type="float">
            <text:p>87,779</text:p>
          </table:table-cell>
          <table:table-cell table:style-name="ce38" table:formula="of:=SUM([.D8:.E8])" office:value-type="float" office:value="218530" calcext:value-type="float">
            <text:p>218,530</text:p>
          </table:table-cell>
          <table:table-cell table:style-name="ce38" office:value-type="float" office:value="103661" calcext:value-type="float">
            <text:p>103,661</text:p>
          </table:table-cell>
          <table:table-cell table:style-name="ce37" office:value-type="float" office:value="114869" calcext:value-type="float">
            <text:p>114,8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328" calcext:value-type="float">
            <text:p>60,328</text:p>
          </table:table-cell>
          <table:table-cell table:style-name="ce38" table:formula="of:=SUM([.D9:.E9])" office:value-type="float" office:value="160141" calcext:value-type="float">
            <text:p>160,141</text:p>
          </table:table-cell>
          <table:table-cell table:style-name="ce38" office:value-type="float" office:value="77596" calcext:value-type="float">
            <text:p>77,596</text:p>
          </table:table-cell>
          <table:table-cell table:style-name="ce37" office:value-type="float" office:value="82545" calcext:value-type="float">
            <text:p>82,5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861" calcext:value-type="float">
            <text:p>45,861</text:p>
          </table:table-cell>
          <table:table-cell table:style-name="ce38" table:formula="of:=SUM([.D10:.E10])" office:value-type="float" office:value="126078" calcext:value-type="float">
            <text:p>126,078</text:p>
          </table:table-cell>
          <table:table-cell table:style-name="ce38" office:value-type="float" office:value="62480" calcext:value-type="float">
            <text:p>62,480</text:p>
          </table:table-cell>
          <table:table-cell table:style-name="ce37" office:value-type="float" office:value="63598" calcext:value-type="float">
            <text:p>63,5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484" calcext:value-type="float">
            <text:p>72,484</text:p>
          </table:table-cell>
          <table:table-cell table:style-name="ce38" table:formula="of:=SUM([.D11:.E11])" office:value-type="float" office:value="191354" calcext:value-type="float">
            <text:p>191,354</text:p>
          </table:table-cell>
          <table:table-cell table:style-name="ce38" office:value-type="float" office:value="96361" calcext:value-type="float">
            <text:p>96,361</text:p>
          </table:table-cell>
          <table:table-cell table:style-name="ce37" office:value-type="float" office:value="94993" calcext:value-type="float">
            <text:p>94,9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3871" calcext:value-type="float">
            <text:p>93,871</text:p>
          </table:table-cell>
          <table:table-cell table:style-name="ce38" table:formula="of:=SUM([.D12:.E12])" office:value-type="float" office:value="261842" calcext:value-type="float">
            <text:p>261,842</text:p>
          </table:table-cell>
          <table:table-cell table:style-name="ce38" office:value-type="float" office:value="127646" calcext:value-type="float">
            <text:p>127,646</text:p>
          </table:table-cell>
          <table:table-cell table:style-name="ce37" office:value-type="float" office:value="134196" calcext:value-type="float">
            <text:p>134,1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39740" calcext:value-type="float">
            <text:p>39,740</text:p>
          </table:table-cell>
          <table:table-cell table:style-name="ce38" table:formula="of:=SUM([.D13:.E13])" office:value-type="float" office:value="113548" calcext:value-type="float">
            <text:p>113,548</text:p>
          </table:table-cell>
          <table:table-cell table:style-name="ce38" office:value-type="float" office:value="56361" calcext:value-type="float">
            <text:p>56,361</text:p>
          </table:table-cell>
          <table:table-cell table:style-name="ce37" office:value-type="float" office:value="57187" calcext:value-type="float">
            <text:p>57,1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1639" calcext:value-type="float">
            <text:p>91,639</text:p>
          </table:table-cell>
          <table:table-cell table:style-name="ce38" table:formula="of:=SUM([.D14:.E14])" office:value-type="float" office:value="266132" calcext:value-type="float">
            <text:p>266,132</text:p>
          </table:table-cell>
          <table:table-cell table:style-name="ce38" office:value-type="float" office:value="129036" calcext:value-type="float">
            <text:p>129,036</text:p>
          </table:table-cell>
          <table:table-cell table:style-name="ce37" office:value-type="float" office:value="137096" calcext:value-type="float">
            <text:p>137,0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7671" calcext:value-type="float">
            <text:p>97,671</text:p>
          </table:table-cell>
          <table:table-cell table:style-name="ce38" table:formula="of:=SUM([.D15:.E15])" office:value-type="float" office:value="286947" calcext:value-type="float">
            <text:p>286,947</text:p>
          </table:table-cell>
          <table:table-cell table:style-name="ce38" office:value-type="float" office:value="140153" calcext:value-type="float">
            <text:p>140,153</text:p>
          </table:table-cell>
          <table:table-cell table:style-name="ce37" office:value-type="float" office:value="146794" calcext:value-type="float">
            <text:p>146,79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6545" calcext:value-type="float">
            <text:p>86,545</text:p>
          </table:table-cell>
          <table:table-cell table:style-name="ce39" table:formula="of:=SUM([.D16:.E16])" office:value-type="float" office:value="249921" calcext:value-type="float">
            <text:p>249,921</text:p>
          </table:table-cell>
          <table:table-cell table:style-name="ce39" office:value-type="float" office:value="121890" calcext:value-type="float">
            <text:p>121,890</text:p>
          </table:table-cell>
          <table:table-cell table:style-name="ce52" office:value-type="float" office:value="128031" calcext:value-type="float">
            <text:p>128,031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66024" calcext:value-type="float">
            <text:p>566,024</text:p>
          </table:table-cell>
          <table:table-cell table:style-name="ce44" table:formula="of:=SUM([.C5:.C15])" office:value-type="float" office:value="1523317" calcext:value-type="float">
            <text:p>1,523,317</text:p>
          </table:table-cell>
          <table:table-cell table:style-name="ce38" table:formula="of:=SUM([.D5:.D15])" office:value-type="float" office:value="757133" calcext:value-type="float">
            <text:p>757,133</text:p>
          </table:table-cell>
          <table:table-cell table:style-name="ce45" table:formula="of:=SUM([.E5:.E15])" office:value-type="float" office:value="766184" calcext:value-type="float">
            <text:p>766,1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245" calcext:value-type="float">
            <text:p>11,245</text:p>
          </table:table-cell>
          <table:table-cell table:style-name="ce38" table:formula="of:=SUM([.D5:.E5])" office:value-type="float" office:value="28511" calcext:value-type="float">
            <text:p>28,511</text:p>
          </table:table-cell>
          <table:table-cell table:style-name="ce38" office:value-type="float" office:value="14447" calcext:value-type="float">
            <text:p>14,447</text:p>
          </table:table-cell>
          <table:table-cell table:style-name="ce37" office:value-type="float" office:value="14064" calcext:value-type="float">
            <text:p>14,0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7509" calcext:value-type="float">
            <text:p>47,509</text:p>
          </table:table-cell>
          <table:table-cell table:style-name="ce38" table:formula="of:=SUM([.D6:.E6])" office:value-type="float" office:value="123805" calcext:value-type="float">
            <text:p>123,805</text:p>
          </table:table-cell>
          <table:table-cell table:style-name="ce38" office:value-type="float" office:value="61380" calcext:value-type="float">
            <text:p>61,380</text:p>
          </table:table-cell>
          <table:table-cell table:style-name="ce37" office:value-type="float" office:value="62425" calcext:value-type="float">
            <text:p>62,4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0561" calcext:value-type="float">
            <text:p>70,561</text:p>
          </table:table-cell>
          <table:table-cell table:style-name="ce38" table:formula="of:=SUM([.D7:.E7])" office:value-type="float" office:value="187066" calcext:value-type="float">
            <text:p>187,066</text:p>
          </table:table-cell>
          <table:table-cell table:style-name="ce38" office:value-type="float" office:value="92894" calcext:value-type="float">
            <text:p>92,894</text:p>
          </table:table-cell>
          <table:table-cell table:style-name="ce37" office:value-type="float" office:value="94172" calcext:value-type="float">
            <text:p>94,1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9232" calcext:value-type="float">
            <text:p>59,232</text:p>
          </table:table-cell>
          <table:table-cell table:style-name="ce38" table:formula="of:=SUM([.D8:.E8])" office:value-type="float" office:value="169704" calcext:value-type="float">
            <text:p>169,704</text:p>
          </table:table-cell>
          <table:table-cell table:style-name="ce38" office:value-type="float" office:value="84673" calcext:value-type="float">
            <text:p>84,673</text:p>
          </table:table-cell>
          <table:table-cell table:style-name="ce37" office:value-type="float" office:value="85031" calcext:value-type="float">
            <text:p>85,0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7733" calcext:value-type="float">
            <text:p>127,733</text:p>
          </table:table-cell>
          <table:table-cell table:style-name="ce38" table:formula="of:=SUM([.D9:.E9])" office:value-type="float" office:value="356732" calcext:value-type="float">
            <text:p>356,732</text:p>
          </table:table-cell>
          <table:table-cell table:style-name="ce38" office:value-type="float" office:value="175808" calcext:value-type="float">
            <text:p>175,808</text:p>
          </table:table-cell>
          <table:table-cell table:style-name="ce37" office:value-type="float" office:value="180924" calcext:value-type="float">
            <text:p>180,9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784" calcext:value-type="float">
            <text:p>22,784</text:p>
          </table:table-cell>
          <table:table-cell table:style-name="ce38" table:formula="of:=SUM([.D10:.E10])" office:value-type="float" office:value="57107" calcext:value-type="float">
            <text:p>57,107</text:p>
          </table:table-cell>
          <table:table-cell table:style-name="ce38" office:value-type="float" office:value="28038" calcext:value-type="float">
            <text:p>28,038</text:p>
          </table:table-cell>
          <table:table-cell table:style-name="ce37" office:value-type="float" office:value="29069" calcext:value-type="float">
            <text:p>29,0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397" calcext:value-type="float">
            <text:p>12,397</text:p>
          </table:table-cell>
          <table:table-cell table:style-name="ce38" table:formula="of:=SUM([.D11:.E11])" office:value-type="float" office:value="29772" calcext:value-type="float">
            <text:p>29,772</text:p>
          </table:table-cell>
          <table:table-cell table:style-name="ce38" office:value-type="float" office:value="14639" calcext:value-type="float">
            <text:p>14,639</text:p>
          </table:table-cell>
          <table:table-cell table:style-name="ce37" office:value-type="float" office:value="15133" calcext:value-type="float">
            <text:p>15,1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243" calcext:value-type="float">
            <text:p>70,243</text:p>
          </table:table-cell>
          <table:table-cell table:style-name="ce38" table:formula="of:=SUM([.D12:.E12])" office:value-type="float" office:value="187600" calcext:value-type="float">
            <text:p>187,600</text:p>
          </table:table-cell>
          <table:table-cell table:style-name="ce38" office:value-type="float" office:value="91778" calcext:value-type="float">
            <text:p>91,778</text:p>
          </table:table-cell>
          <table:table-cell table:style-name="ce37" office:value-type="float" office:value="95822" calcext:value-type="float">
            <text:p>95,8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3774" calcext:value-type="float">
            <text:p>73,774</text:p>
          </table:table-cell>
          <table:table-cell table:style-name="ce38" table:formula="of:=SUM([.D13:.E13])" office:value-type="float" office:value="200665" calcext:value-type="float">
            <text:p>200,665</text:p>
          </table:table-cell>
          <table:table-cell table:style-name="ce38" office:value-type="float" office:value="100672" calcext:value-type="float">
            <text:p>100,672</text:p>
          </table:table-cell>
          <table:table-cell table:style-name="ce37" office:value-type="float" office:value="99993" calcext:value-type="float">
            <text:p>99,9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656" calcext:value-type="float">
            <text:p>10,656</text:p>
          </table:table-cell>
          <table:table-cell table:style-name="ce38" table:formula="of:=SUM([.D14:.E14])" office:value-type="float" office:value="29789" calcext:value-type="float">
            <text:p>29,789</text:p>
          </table:table-cell>
          <table:table-cell table:style-name="ce38" office:value-type="float" office:value="15593" calcext:value-type="float">
            <text:p>15,593</text:p>
          </table:table-cell>
          <table:table-cell table:style-name="ce37" office:value-type="float" office:value="14196" calcext:value-type="float">
            <text:p>14,19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59890" calcext:value-type="float">
            <text:p>59,890</text:p>
          </table:table-cell>
          <table:table-cell table:style-name="ce39" table:formula="of:=SUM([.D15:.E15])" office:value-type="float" office:value="152566" calcext:value-type="float">
            <text:p>152,566</text:p>
          </table:table-cell>
          <table:table-cell table:style-name="ce39" office:value-type="float" office:value="77211" calcext:value-type="float">
            <text:p>77,211</text:p>
          </table:table-cell>
          <table:table-cell table:style-name="ce52" office:value-type="float" office:value="75355" calcext:value-type="float">
            <text:p>75,355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29646" calcext:value-type="float">
            <text:p>29,646</text:p>
          </table:table-cell>
          <table:table-cell table:style-name="ce44" table:formula="of:=SUM([.C5:.C10])" office:value-type="float" office:value="83225" calcext:value-type="float">
            <text:p>83,225</text:p>
          </table:table-cell>
          <table:table-cell table:style-name="ce38" table:formula="of:=SUM([.D5:.D10])" office:value-type="float" office:value="44243" calcext:value-type="float">
            <text:p>44,243</text:p>
          </table:table-cell>
          <table:table-cell table:style-name="ce45" table:formula="of:=SUM([.E5:.E10])" office:value-type="float" office:value="38982" calcext:value-type="float">
            <text:p>38,9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076" calcext:value-type="float">
            <text:p>10,076</text:p>
          </table:table-cell>
          <table:table-cell table:style-name="ce38" table:formula="of:=SUM([.D5:.E5])" office:value-type="float" office:value="28536" calcext:value-type="float">
            <text:p>28,536</text:p>
          </table:table-cell>
          <table:table-cell table:style-name="ce38" office:value-type="float" office:value="15087" calcext:value-type="float">
            <text:p>15,087</text:p>
          </table:table-cell>
          <table:table-cell table:style-name="ce37" office:value-type="float" office:value="13449" calcext:value-type="float">
            <text:p>13,4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585" calcext:value-type="float">
            <text:p>6,585</text:p>
          </table:table-cell>
          <table:table-cell table:style-name="ce38" table:formula="of:=SUM([.D6:.E6])" office:value-type="float" office:value="18515" calcext:value-type="float">
            <text:p>18,515</text:p>
          </table:table-cell>
          <table:table-cell table:style-name="ce38" office:value-type="float" office:value="9888" calcext:value-type="float">
            <text:p>9,888</text:p>
          </table:table-cell>
          <table:table-cell table:style-name="ce37" office:value-type="float" office:value="8627" calcext:value-type="float">
            <text:p>8,6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4966" calcext:value-type="float">
            <text:p>4,966</text:p>
          </table:table-cell>
          <table:table-cell table:style-name="ce38" table:formula="of:=SUM([.D7:.E7])" office:value-type="float" office:value="13294" calcext:value-type="float">
            <text:p>13,294</text:p>
          </table:table-cell>
          <table:table-cell table:style-name="ce38" office:value-type="float" office:value="6978" calcext:value-type="float">
            <text:p>6,978</text:p>
          </table:table-cell>
          <table:table-cell table:style-name="ce37" office:value-type="float" office:value="6316" calcext:value-type="float">
            <text:p>6,3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552" calcext:value-type="float">
            <text:p>5,552</text:p>
          </table:table-cell>
          <table:table-cell table:style-name="ce38" table:formula="of:=SUM([.D8:.E8])" office:value-type="float" office:value="15191" calcext:value-type="float">
            <text:p>15,191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7" office:value-type="float" office:value="6956" calcext:value-type="float">
            <text:p>6,9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333" calcext:value-type="float">
            <text:p>2,333</text:p>
          </table:table-cell>
          <table:table-cell table:style-name="ce38" table:formula="of:=SUM([.D9:.E9])" office:value-type="float" office:value="7258" calcext:value-type="float">
            <text:p>7,258</text:p>
          </table:table-cell>
          <table:table-cell table:style-name="ce38" office:value-type="float" office:value="3832" calcext:value-type="float">
            <text:p>3,832</text:p>
          </table:table-cell>
          <table:table-cell table:style-name="ce37" office:value-type="float" office:value="3426" calcext:value-type="float">
            <text:p>3,42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4" calcext:value-type="float">
            <text:p>134</text:p>
          </table:table-cell>
          <table:table-cell table:style-name="ce39" table:formula="of:=SUM([.D10:.E10])" office:value-type="float" office:value="431" calcext:value-type="float">
            <text:p>431</text:p>
          </table:table-cell>
          <table:table-cell table:style-name="ce39" office:value-type="float" office:value="223" calcext:value-type="float">
            <text:p>223</text:p>
          </table:table-cell>
          <table:table-cell table:style-name="ce52" office:value-type="float" office:value="208" calcext:value-type="float">
            <text:p>2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1936" calcext:value-type="float">
            <text:p>1,936</text:p>
          </table:table-cell>
          <table:table-cell table:style-name="ce44" table:formula="of:=SUM([.C5:.C8])" office:value-type="float" office:value="9941" calcext:value-type="float">
            <text:p>9,941</text:p>
          </table:table-cell>
          <table:table-cell table:style-name="ce38" table:formula="of:=SUM([.D5:.D8])" office:value-type="float" office:value="5811" calcext:value-type="float">
            <text:p>5,811</text:p>
          </table:table-cell>
          <table:table-cell table:style-name="ce45" table:formula="of:=SUM([.E5:.E8])" office:value-type="float" office:value="4130" calcext:value-type="float">
            <text:p>4,1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8" table:formula="of:=SUM([.D5:.E5])" office:value-type="float" office:value="5916" calcext:value-type="float">
            <text:p>5,916</text:p>
          </table:table-cell>
          <table:table-cell table:style-name="ce38" office:value-type="float" office:value="3436" calcext:value-type="float">
            <text:p>3,436</text:p>
          </table:table-cell>
          <table:table-cell table:style-name="ce37" office:value-type="float" office:value="2480" calcext:value-type="float">
            <text:p>2,4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77" calcext:value-type="float">
            <text:p>377</text:p>
          </table:table-cell>
          <table:table-cell table:style-name="ce38" table:formula="of:=SUM([.D6:.E6])" office:value-type="float" office:value="1817" calcext:value-type="float">
            <text:p>1,817</text:p>
          </table:table-cell>
          <table:table-cell table:style-name="ce38" office:value-type="float" office:value="1066" calcext:value-type="float">
            <text:p>1,066</text:p>
          </table:table-cell>
          <table:table-cell table:style-name="ce37" office:value-type="float" office:value="751" calcext:value-type="float">
            <text:p>7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2" calcext:value-type="float">
            <text:p>232</text:p>
          </table:table-cell>
          <table:table-cell table:style-name="ce38" table:formula="of:=SUM([.D7:.E7])" office:value-type="float" office:value="1190" calcext:value-type="float">
            <text:p>1,190</text:p>
          </table:table-cell>
          <table:table-cell table:style-name="ce38" office:value-type="float" office:value="700" calcext:value-type="float">
            <text:p>700</text:p>
          </table:table-cell>
          <table:table-cell table:style-name="ce37" office:value-type="float" office:value="490" calcext:value-type="float">
            <text:p>49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49" calcext:value-type="float">
            <text:p>249</text:p>
          </table:table-cell>
          <table:table-cell table:style-name="ce39" table:formula="of:=SUM([.D8:.E8])" office:value-type="float" office:value="1018" calcext:value-type="float">
            <text:p>1,018</text:p>
          </table:table-cell>
          <table:table-cell table:style-name="ce39" office:value-type="float" office:value="609" calcext:value-type="float">
            <text:p>609</text:p>
          </table:table-cell>
          <table:table-cell table:style-name="ce52" office:value-type="float" office:value="409" calcext:value-type="float">
            <text:p>409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MOI</dc:creator>
    <dc:date>2008-07-17T15:22:26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